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2" manifest:media-type=""/>
  <manifest:file-entry manifest:full-path="ObjectReplacements/Object 1" manifest:media-type=""/>
  <manifest:file-entry manifest:full-path="content.xml" manifest:media-type="text/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118000000C7179F4F62FC3C1D6C.png" manifest:media-type="image/png"/>
  <manifest:file-entry manifest:full-path="Pictures/10000000000002000000019483A21AB4698F6835.gif" manifest:media-type="image/gif"/>
  <manifest:file-entry manifest:full-path="Pictures/1000000000000127000001BC74F125C9F9975140.png" manifest:media-type="image/png"/>
  <manifest:file-entry manifest:full-path="Pictures/100000000000021C0000015800FF9A884F0093DE.png" manifest:media-type="image/png"/>
  <manifest:file-entry manifest:full-path="Pictures/10000000000005780000041A02BB83C417EE5AE6.png" manifest:media-type="image/png"/>
  <manifest:file-entry manifest:full-path="Pictures/100000000000019D000000CAC78CD9571278525A.png" manifest:media-type="image/png"/>
  <manifest:file-entry manifest:full-path="Pictures/1000000000000160000000C92104C09A1344679B.png" manifest:media-type="image/png"/>
  <manifest:file-entry manifest:full-path="Pictures/100000000000020000000194AD7F638663A7392F.gif" manifest:media-type="image/gif"/>
  <manifest:file-entry manifest:full-path="Pictures/100000000000016C000000C992E61717B5EE3B4C.png" manifest:media-type="image/png"/>
  <manifest:file-entry manifest:full-path="Pictures/1000000000000165000000CABB53177762E5D479.png" manifest:media-type="image/png"/>
  <manifest:file-entry manifest:full-path="Pictures/100000000000032A000002947876A2DCD75ED9D4.png" manifest:media-type="image/png"/>
  <manifest:file-entry manifest:full-path="Pictures/10000201000001E600000213CAAC7E66D5FCD5E7.png" manifest:media-type="image/png"/>
  <manifest:file-entry manifest:full-path="Pictures/10000000000000500000006CDA3F1C449D37126C.png" manifest:media-type="image/png"/>
  <manifest:file-entry manifest:full-path="Pictures/100000000000003C0000005FAB1C2911E59F32DA.png" manifest:media-type="image/png"/>
  <manifest:file-entry manifest:full-path="Pictures/10000000000003130000022EFF913BEC09F159D4.png" manifest:media-type="image/png"/>
  <manifest:file-entry manifest:full-path="Pictures/1000000000000370000002CF91C55355DD7D3C3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TimesCourier" svg:font-family="TimesCourier"/>
    <style:font-face style:name="Courier1" svg:font-family="Courier" style:font-family-generic="modern"/>
    <style:font-face style:name="Times3" svg:font-family="Times" style:font-family-generic="modern"/>
    <style:font-face style:name="Times1" svg:font-family="Times" style:font-family-generic="roman"/>
    <style:font-face style:name="Times New Roman1" svg:font-family="'Times New Roman'" style:font-family-generic="roman"/>
    <style:font-face style:name="Times2"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7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3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6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7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officeooo:paragraph-rsid="0058599a" style:font-size-asian="12pt" style:font-weight-asian="bold" style:font-size-complex="12pt" style:font-weight-complex="bold"/>
    </style:style>
    <style:style style:name="P4"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7"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9"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0"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1"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13"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4" style:family="paragraph" style:parent-style-name="Standard">
      <style:paragraph-properties fo:text-align="start" style:justify-single-word="false"/>
      <style:text-properties style:font-name="Times1" fo:font-size="10pt" fo:font-weight="bold" style:font-size-asian="10pt" style:font-weight-asian="bold" style:font-size-complex="10pt" style:font-weight-complex="bold"/>
    </style:style>
    <style:style style:name="P15"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6"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8"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320bb2" officeooo:paragraph-rsid="00320bb2" style:font-size-asian="10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4f449f" officeooo:paragraph-rsid="004f449f" style:font-size-asian="10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2e94" style:font-size-asian="8.75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a1b2" style:font-size-asian="8.75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772821" style:font-size-asian="8.75pt" style:font-weight-asian="normal" style:font-size-complex="10pt" style:font-weight-complex="normal"/>
    </style:style>
    <style:style style:name="P26" style:family="paragraph" style:parent-style-name="Standard">
      <style:paragraph-properties fo:text-align="start" style:justify-single-word="false">
        <style:tab-stops>
          <style:tab-stop style:position="0.794cm"/>
        </style:tab-stops>
      </style:paragraph-properties>
      <style:text-properties style:font-name="Times1" fo:font-size="10pt" fo:font-weight="normal" style:font-size-asian="8.75pt" style:font-weight-asian="normal" style:font-size-complex="10pt" style:font-weight-complex="normal"/>
    </style:style>
    <style:style style:name="P2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8"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2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58599a" style:font-size-asian="8.75pt" style:font-weight-asian="normal" style:font-size-complex="10pt" style:font-weight-complex="normal"/>
    </style:style>
    <style:style style:name="P3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772821" style:font-size-asian="8.75pt" style:font-weight-asian="normal" style:font-size-complex="10pt" style:font-weight-complex="normal"/>
    </style:style>
    <style:style style:name="P3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2e94" style:font-size-asian="8.75pt" style:font-weight-asian="normal" style:font-size-complex="10pt" style:font-weight-complex="normal"/>
    </style:style>
    <style:style style:name="P3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a1b2" style:font-size-asian="8.75pt" style:font-weight-asian="normal" style:font-size-complex="10pt" style:font-weight-complex="normal"/>
    </style:style>
    <style:style style:name="P3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a1b2" officeooo:paragraph-rsid="0044a1b2" style:font-size-asian="8.75pt" style:font-weight-asian="normal" style:font-size-complex="10pt" style:font-weight-complex="normal"/>
    </style:style>
    <style:style style:name="P3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6a8a1d" officeooo:paragraph-rsid="00772821" style:font-size-asian="8.75pt" style:font-weight-asian="normal" style:font-size-complex="10pt" style:font-weight-complex="normal"/>
    </style:style>
    <style:style style:name="P35"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36"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37"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38" style:family="paragraph" style:parent-style-name="Standard">
      <style:paragraph-properties fo:text-align="start" style:justify-single-word="false"/>
      <style:text-properties style:font-name="Times1" fo:font-size="10pt" style:font-size-asian="10pt" style:font-size-complex="10pt"/>
    </style:style>
    <style:style style:name="P39" style:family="paragraph" style:parent-style-name="Standard">
      <style:text-properties style:font-name="Times1" fo:font-size="10pt" officeooo:paragraph-rsid="0058bd70" style:font-size-asian="10pt" style:font-size-complex="10pt"/>
    </style:style>
    <style:style style:name="P4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4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4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4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4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4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58bd70" style:font-size-asian="10pt" style:font-weight-asian="normal" style:font-size-complex="10pt" style:font-weight-complex="normal"/>
    </style:style>
    <style:style style:name="P4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4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6c34fd" style:font-size-asian="10pt" style:font-weight-asian="normal" style:font-size-complex="10pt" style:font-weight-complex="normal"/>
    </style:style>
    <style:style style:name="P4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4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5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6c34fd" officeooo:paragraph-rsid="006c34fd" style:font-size-asian="10pt" style:font-weight-asian="normal" style:font-size-complex="10pt" style:font-weight-complex="normal"/>
    </style:style>
    <style:style style:name="P5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5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53"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54" style:family="paragraph" style:parent-style-name="Standard">
      <style:text-properties style:font-name="Times1" fo:font-size="9pt" style:font-size-asian="9pt" style:font-size-complex="9pt"/>
    </style:style>
    <style:style style:name="P55" style:family="paragraph" style:parent-style-name="Standard">
      <style:text-properties fo:font-size="10pt" style:font-size-asian="10pt" style:font-size-complex="10pt"/>
    </style:style>
    <style:style style:name="P56" style:family="paragraph" style:parent-style-name="Standard">
      <style:text-properties fo:font-size="10pt" officeooo:rsid="000b561f" officeooo:paragraph-rsid="00151a28" style:font-size-asian="10pt" style:font-size-complex="10pt"/>
    </style:style>
    <style:style style:name="P57" style:family="paragraph" style:parent-style-name="Standard">
      <style:text-properties fo:font-size="10pt" officeooo:rsid="000ab0e5" officeooo:paragraph-rsid="00151a28" style:font-size-asian="10pt" style:font-size-complex="10pt"/>
    </style:style>
    <style:style style:name="P58" style:family="paragraph" style:parent-style-name="Standard">
      <style:text-properties fo:font-size="10pt" officeooo:paragraph-rsid="00151a28" style:font-size-asian="10pt" style:font-size-complex="10pt"/>
    </style:style>
    <style:style style:name="P59" style:family="paragraph" style:parent-style-name="Standard">
      <style:text-properties fo:font-size="10pt" officeooo:rsid="003fe8a8" officeooo:paragraph-rsid="003fe8a8" style:font-size-asian="10pt" style:font-size-complex="10pt"/>
    </style:style>
    <style:style style:name="P60" style:family="paragraph" style:parent-style-name="Standard">
      <style:text-properties fo:font-size="10pt" officeooo:rsid="004dc177" officeooo:paragraph-rsid="004dc177" style:font-size-asian="10pt" style:font-size-complex="10pt"/>
    </style:style>
    <style:style style:name="P61" style:family="paragraph" style:parent-style-name="Standard">
      <style:text-properties fo:font-size="10pt" officeooo:rsid="004f449f" officeooo:paragraph-rsid="004f449f" style:font-size-asian="10pt" style:font-size-complex="10pt"/>
    </style:style>
    <style:style style:name="P62" style:family="paragraph" style:parent-style-name="Standard">
      <style:paragraph-properties fo:text-align="start" style:justify-single-word="false"/>
    </style:style>
    <style:style style:name="P63"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64" style:family="paragraph" style:parent-style-name="Standard">
      <style:paragraph-properties fo:text-align="start" style:justify-single-word="false">
        <style:tab-stops>
          <style:tab-stop style:position="3.254cm"/>
          <style:tab-stop style:position="9.225cm"/>
        </style:tab-stops>
      </style:paragraph-properties>
      <style:text-properties officeooo:paragraph-rsid="00772821"/>
    </style:style>
    <style:style style:name="P65"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66" style:family="paragraph" style:parent-style-name="Standard">
      <style:paragraph-properties fo:text-align="start" style:justify-single-word="false"/>
      <style:text-properties fo:font-size="9pt" style:font-size-asian="9pt" style:font-size-complex="9pt"/>
    </style:style>
    <style:style style:name="P67" style:family="paragraph" style:parent-style-name="Standard">
      <style:text-properties style:font-name="Courier 10 Pitch" fo:font-size="6pt" style:font-size-asian="6pt" style:font-size-complex="6pt"/>
    </style:style>
    <style:style style:name="P68"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69" style:family="paragraph" style:parent-style-name="Standard">
      <style:text-properties style:font-name="Courier 10 Pitch" fo:font-size="10pt" style:font-size-asian="10pt" style:font-size-complex="10pt"/>
    </style:style>
    <style:style style:name="P70"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71"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72" style:family="paragraph" style:parent-style-name="Standard">
      <style:text-properties style:font-name="Courier 10 Pitch" fo:font-size="8pt" style:font-size-asian="8pt" style:font-size-complex="8pt"/>
    </style:style>
    <style:style style:name="P73"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74"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75"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76" style:family="paragraph" style:parent-style-name="Standard">
      <style:paragraph-properties>
        <style:tab-stops>
          <style:tab-stop style:position="3.254cm"/>
        </style:tab-stops>
      </style:paragraph-properties>
      <style:text-properties style:font-name="Times New Roman" fo:font-size="10pt" officeooo:rsid="0065b8d3" officeooo:paragraph-rsid="0065b8d3" style:font-size-asian="8.75pt" style:font-size-complex="10pt"/>
    </style:style>
    <style:style style:name="P77"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78"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79"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80"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81"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65b8d3" officeooo:paragraph-rsid="0065b8d3" style:font-size-asian="8.75pt" style:font-weight-asian="normal" style:font-size-complex="10pt" style:font-weight-complex="normal"/>
    </style:style>
    <style:style style:name="P82"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83"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84"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85"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86"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87"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88"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89"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90" style:family="paragraph" style:parent-style-name="Standard">
      <style:text-properties fo:color="#ce181e" fo:font-size="10pt" officeooo:paragraph-rsid="003fe8a8" style:font-size-asian="10pt" style:font-size-complex="10pt"/>
    </style:style>
    <style:style style:name="P91" style:family="paragraph" style:parent-style-name="Standard">
      <style:paragraph-properties fo:text-align="start" style:justify-single-word="false"/>
      <style:text-properties fo:color="#ce181e" fo:font-size="10pt" fo:font-weight="normal" officeooo:rsid="0023771e" style:font-size-asian="8.75pt" style:font-weight-asian="normal" style:font-size-complex="10pt" style:font-weight-complex="normal"/>
    </style:style>
    <style:style style:name="P92"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93"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94"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95" style:family="paragraph" style:parent-style-name="Standard">
      <style:text-properties fo:color="#000000" fo:font-weight="bold" officeooo:rsid="001ffff4" officeooo:paragraph-rsid="002d1517" style:font-weight-asian="bold" style:font-weight-complex="bold"/>
    </style:style>
    <style:style style:name="P96" style:family="paragraph" style:parent-style-name="Standard">
      <style:paragraph-properties fo:text-align="start" style:justify-single-word="false">
        <style:tab-stops>
          <style:tab-stop style:position="3.254cm"/>
        </style:tab-stops>
      </style:paragraph-properties>
      <style:text-properties fo:color="#000000" style:font-name="Times1" fo:font-size="10pt" style:text-underline-style="none" fo:font-weight="normal" officeooo:rsid="007a980f" officeooo:paragraph-rsid="007a980f" style:font-size-asian="10pt" style:font-weight-asian="normal" style:font-size-complex="10pt" style:font-weight-complex="normal"/>
    </style:style>
    <style:style style:name="P97" style:family="paragraph" style:parent-style-name="Standard">
      <style:paragraph-properties fo:text-align="start" style:justify-single-word="false">
        <style:tab-stops>
          <style:tab-stop style:position="3.254cm"/>
        </style:tab-stops>
      </style:paragraph-properties>
      <style:text-properties fo:color="#000000" style:font-name="Times1" fo:font-size="10pt" style:text-underline-style="none" fo:font-weight="normal" officeooo:rsid="007b1ec1" officeooo:paragraph-rsid="007b1ec1" style:font-size-asian="10pt" style:font-weight-asian="normal" style:font-size-complex="10pt" style:font-weight-complex="normal"/>
    </style:style>
    <style:style style:name="P98" style:family="paragraph" style:parent-style-name="Standard">
      <style:text-properties style:font-name="Helvetica1" fo:font-size="12pt" fo:font-weight="bold" officeooo:rsid="004f449f" officeooo:paragraph-rsid="004f449f" style:font-size-asian="12pt" style:font-weight-asian="bold" style:font-size-complex="12pt" style:font-weight-complex="bold"/>
    </style:style>
    <style:style style:name="P99"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2e94" style:font-size-asian="8pt" style:font-weight-asian="normal" style:font-size-complex="8pt" style:font-weight-complex="normal"/>
    </style:style>
    <style:style style:name="P100"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a1b2" style:font-size-asian="8pt" style:font-weight-asian="normal" style:font-size-complex="8pt" style:font-weight-complex="normal"/>
    </style:style>
    <style:style style:name="P101" style:family="paragraph" style:parent-style-name="Standard">
      <style:paragraph-properties>
        <style:tab-stops>
          <style:tab-stop style:position="3.254cm"/>
        </style:tab-stops>
      </style:paragraph-properties>
      <style:text-properties fo:color="#ff0000" style:font-name="Times New Roman" fo:font-size="10pt" fo:font-weight="normal" style:font-size-asian="10pt" style:font-weight-asian="normal" style:font-size-complex="10pt" style:font-weight-complex="normal"/>
    </style:style>
    <style:style style:name="P102" style:family="paragraph" style:parent-style-name="Standard">
      <style:text-properties style:font-name="Verdana" fo:font-size="10pt" officeooo:paragraph-rsid="0058bd70" style:font-size-asian="10pt" style:font-size-complex="10pt"/>
    </style:style>
    <style:style style:name="P103" style:family="paragraph" style:parent-style-name="Standard">
      <style:text-properties fo:font-size="11pt" fo:font-weight="bold" officeooo:rsid="004f449f" officeooo:paragraph-rsid="004f449f" style:font-size-asian="11pt" style:font-weight-asian="bold" style:font-size-complex="11pt" style:font-weight-complex="bold"/>
    </style:style>
    <style:style style:name="P104" style:family="paragraph" style:parent-style-name="Standard">
      <style:text-properties officeooo:paragraph-rsid="002da310"/>
    </style:style>
    <style:style style:name="P105"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106" style:family="paragraph" style:parent-style-name="Frame_20_contents">
      <style:text-properties style:font-name="Tlwg Typo" fo:font-size="7pt" style:font-size-asian="7pt" style:font-size-complex="7pt"/>
    </style:style>
    <style:style style:name="P107" style:family="paragraph" style:parent-style-name="Frame_20_contents">
      <style:text-properties style:font-name="Tlwg Typist" fo:font-size="7pt" style:font-size-asian="7pt" style:font-size-complex="7pt"/>
    </style:style>
    <style:style style:name="P108" style:family="paragraph" style:parent-style-name="Frame_20_contents">
      <style:text-properties style:font-name="Courier New" fo:font-size="9pt" style:font-size-asian="9pt" style:font-size-complex="9pt"/>
    </style:style>
    <style:style style:name="P109"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110" style:family="paragraph" style:parent-style-name="Table_20_Heading">
      <style:text-properties fo:font-size="8pt" officeooo:paragraph-rsid="00151a28" style:font-size-asian="8pt" style:font-size-complex="8pt"/>
    </style:style>
    <style:style style:name="P111" style:family="paragraph" style:parent-style-name="Table_20_Contents">
      <style:paragraph-properties fo:text-align="start" style:justify-single-word="false"/>
      <style:text-properties style:font-name="Times1" fo:font-size="10pt" style:font-size-asian="8.75pt" style:font-size-complex="10pt"/>
    </style:style>
    <style:style style:name="P112"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113" style:family="paragraph" style:parent-style-name="Table_20_Contents">
      <style:paragraph-properties fo:text-align="center" style:justify-single-word="false"/>
      <style:text-properties fo:font-size="8pt" officeooo:paragraph-rsid="00151a28" style:font-size-asian="8pt" style:font-size-complex="8pt"/>
    </style:style>
    <style:style style:name="P114" style:family="paragraph" style:parent-style-name="Contents_20_1">
      <style:text-properties fo:font-size="8pt" style:font-size-asian="8pt" style:font-size-complex="8pt"/>
    </style:style>
    <style:style style:name="P115" style:family="paragraph" style:parent-style-name="Contents_20_1">
      <style:text-properties fo:font-size="8pt" officeooo:rsid="0038b9be" officeooo:paragraph-rsid="0038b9be" style:font-size-asian="8pt" style:font-size-complex="8pt"/>
    </style:style>
    <style:style style:name="P116" style:family="paragraph" style:parent-style-name="Contents_20_1">
      <style:text-properties fo:font-size="8pt" fo:font-style="normal" officeooo:rsid="0038b9be" officeooo:paragraph-rsid="0038b9be" style:font-size-asian="8pt" style:font-style-asian="normal" style:font-size-complex="8pt" style:font-style-complex="normal"/>
    </style:style>
    <style:style style:name="P117" style:family="paragraph" style:parent-style-name="Contents_20_1">
      <style:text-properties fo:font-size="8pt" fo:font-style="normal" officeooo:rsid="00391ae2" officeooo:paragraph-rsid="00391ae2" style:font-size-asian="8pt" style:font-style-asian="normal" style:font-size-complex="8pt" style:font-style-complex="normal"/>
    </style:style>
    <style:style style:name="P118" style:family="paragraph" style:parent-style-name="Contents_20_1">
      <style:text-properties fo:font-size="8pt" fo:font-style="normal" officeooo:rsid="003a2ca1" officeooo:paragraph-rsid="003a2ca1" style:font-size-asian="8pt" style:font-style-asian="normal" style:font-size-complex="8pt" style:font-style-complex="normal"/>
    </style:style>
    <style:style style:name="P119" style:family="paragraph" style:parent-style-name="Contents_20_1">
      <style:text-properties officeooo:paragraph-rsid="002d1517"/>
    </style:style>
    <style:style style:name="P120" style:family="paragraph" style:parent-style-name="Contents_20_1">
      <style:text-properties officeooo:paragraph-rsid="002d91b7"/>
    </style:style>
    <style:style style:name="P121" style:family="paragraph" style:parent-style-name="Contents_20_1">
      <style:text-properties fo:color="#bf0041" style:font-name="Courier" fo:font-size="8pt" officeooo:rsid="004746f9" officeooo:paragraph-rsid="004746f9" style:font-size-asian="8pt" style:font-size-complex="8pt"/>
    </style:style>
    <style:style style:name="P122" style:family="paragraph" style:parent-style-name="Contents_20_1">
      <style:text-properties fo:color="#bf0041" fo:font-size="10pt" officeooo:rsid="004746f9" officeooo:paragraph-rsid="004746f9" style:font-size-asian="10pt" style:font-size-complex="10pt"/>
    </style:style>
    <style:style style:name="P123" style:family="paragraph" style:parent-style-name="Contents_20_1">
      <style:text-properties fo:font-size="10pt" style:font-size-asian="10pt" style:font-size-complex="10pt"/>
    </style:style>
    <style:style style:name="P124" style:family="paragraph" style:parent-style-name="Contents_20_1">
      <style:text-properties fo:font-size="10pt" officeooo:paragraph-rsid="002d1517" style:font-size-asian="10pt" style:font-size-complex="10pt"/>
    </style:style>
    <style:style style:name="P125" style:family="paragraph" style:parent-style-name="Contents_20_1">
      <style:text-properties fo:font-size="10pt" officeooo:rsid="004746f9" officeooo:paragraph-rsid="004746f9" style:font-size-asian="10pt" style:font-size-complex="10pt"/>
    </style:style>
    <style:style style:name="P126" style:family="paragraph" style:parent-style-name="Contents_20_1">
      <style:paragraph-properties>
        <style:tab-stops>
          <style:tab-stop style:position="0.397cm" style:type="right" style:leader-style="dotted" style:leader-text="."/>
        </style:tab-stops>
      </style:paragraph-properties>
      <style:text-properties fo:font-size="10pt" officeooo:rsid="004746f9" officeooo:paragraph-rsid="004746f9" style:font-size-asian="10pt" style:font-size-complex="10pt"/>
    </style:style>
    <style:style style:name="P127" style:family="paragraph" style:parent-style-name="Contents_20_1">
      <style:text-properties fo:font-size="10pt" officeooo:rsid="007a980f" officeooo:paragraph-rsid="007a980f" style:font-size-asian="10pt" style:font-size-complex="10pt"/>
    </style:style>
    <style:style style:name="P128" style:family="paragraph" style:parent-style-name="Contents_20_1">
      <style:paragraph-properties>
        <style:tab-stops>
          <style:tab-stop style:position="6.184cm"/>
          <style:tab-stop style:position="16.999cm" style:type="right" style:leader-style="dotted" style:leader-text="."/>
        </style:tab-stops>
      </style:paragraph-properties>
      <style:text-properties fo:font-size="10pt" officeooo:rsid="007a980f" officeooo:paragraph-rsid="007a980f" style:font-size-asian="10pt" style:font-size-complex="10pt"/>
    </style:style>
    <style:style style:name="P129" style:family="paragraph" style:parent-style-name="Contents_20_1">
      <style:text-properties officeooo:rsid="004746f9" officeooo:paragraph-rsid="004746f9"/>
    </style:style>
    <style:style style:name="P130" style:family="paragraph" style:parent-style-name="Contents_20_1">
      <style:text-properties officeooo:paragraph-rsid="00772821"/>
    </style:style>
    <style:style style:name="P131" style:family="paragraph" style:parent-style-name="Contents_20_1">
      <style:paragraph-properties>
        <style:tab-stops>
          <style:tab-stop style:position="17cm" style:type="right" style:leader-style="dotted" style:leader-text="."/>
        </style:tab-stops>
      </style:paragraph-properties>
    </style:style>
    <style:style style:name="P132" style:family="paragraph" style:parent-style-name="Text_20_body">
      <style:text-properties style:font-name="Times New Roman1" fo:font-size="10pt" officeooo:rsid="002689ee" officeooo:paragraph-rsid="002689ee" style:font-size-asian="10pt" style:font-size-complex="10pt"/>
    </style:style>
    <style:style style:name="P133" style:family="paragraph" style:parent-style-name="Text_20_body">
      <style:text-properties fo:font-size="10pt" style:font-size-asian="10pt" style:font-size-complex="10pt"/>
    </style:style>
    <style:style style:name="P134" style:family="paragraph" style:parent-style-name="Text_20_body">
      <style:text-properties fo:font-size="10pt" officeooo:rsid="0029a3cc" style:font-size-asian="10pt" style:font-size-complex="10pt"/>
    </style:style>
    <style:style style:name="P135" style:family="paragraph" style:parent-style-name="Text_20_body">
      <style:text-properties style:font-name="Courier" fo:font-size="10pt" style:font-size-asian="10pt" style:font-size-complex="10pt"/>
    </style:style>
    <style:style style:name="P136" style:family="paragraph" style:parent-style-name="Text_20_body">
      <style:text-properties style:font-name="Courier" fo:font-size="8pt" style:font-size-asian="8pt" style:font-size-complex="8pt"/>
    </style:style>
    <style:style style:name="P137" style:family="paragraph" style:parent-style-name="Text_20_body">
      <style:text-properties fo:font-size="8pt" style:font-size-asian="8pt" style:font-size-complex="8pt"/>
    </style:style>
    <style:style style:name="P138" style:family="paragraph" style:parent-style-name="Text_20_body">
      <style:text-properties fo:color="#c9211e"/>
    </style:style>
    <style:style style:name="P139" style:family="paragraph" style:parent-style-name="Text_20_body">
      <style:text-properties fo:font-size="12pt" officeooo:rsid="00692bbe" officeooo:paragraph-rsid="00692bbe" style:font-size-asian="12pt" style:font-size-complex="12pt"/>
    </style:style>
    <style:style style:name="P140" style:family="paragraph" style:parent-style-name="Text_20_body">
      <style:text-properties officeooo:rsid="006f8b0d" officeooo:paragraph-rsid="00704a1b"/>
    </style:style>
    <style:style style:name="P141" style:family="paragraph" style:parent-style-name="Text_20_body">
      <style:text-properties fo:color="#ce181e" style:font-name="Times1" fo:font-size="10pt" officeooo:rsid="00788023" officeooo:paragraph-rsid="00788023" style:font-size-asian="10pt" style:font-size-complex="10pt"/>
    </style:style>
    <style:style style:name="P142" style:family="paragraph" style:parent-style-name="Text_20_body">
      <style:text-properties officeooo:paragraph-rsid="007cf9d6"/>
    </style:style>
    <style:style style:name="P143"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ab-stops>
          <style:tab-stop style:position="3.254cm"/>
        </style:tab-stops>
      </style:paragraph-properties>
      <style:text-properties style:font-name="Times1" fo:font-size="10pt" fo:font-weight="normal" officeooo:rsid="004f449f" officeooo:paragraph-rsid="00516dc9" style:font-size-asian="10pt" style:font-weight-asian="normal" style:font-size-complex="10pt" style:font-weight-complex="normal"/>
    </style:style>
    <style:style style:name="P144" style:family="paragraph" style:parent-style-name="Text_20_body" style:master-page-name="">
      <loext:graphic-properties draw:fill="none"/>
      <style:paragraph-properties fo:margin-left="1.101cm" fo:margin-right="0cm" fo:margin-top="0cm" fo:margin-bottom="0.212cm" loext:contextual-spacing="false" fo:text-indent="0cm" style:auto-text-indent="false" style:page-number="auto" fo:background-color="transparent"/>
      <style:text-properties fo:font-size="12pt" fo:font-weight="normal" officeooo:rsid="005fef06" officeooo:paragraph-rsid="005fef06" style:font-size-asian="12pt" style:font-weight-asian="normal" style:font-size-complex="12pt" style:font-weight-complex="normal"/>
    </style:style>
    <style:style style:name="P145" style:family="paragraph" style:parent-style-name="Contents_20_2">
      <style:paragraph-properties>
        <style:tab-stops>
          <style:tab-stop style:position="17cm" style:type="right" style:leader-style="dotted" style:leader-text="."/>
        </style:tab-stops>
      </style:paragraph-properties>
    </style:style>
    <style:style style:name="P146" style:family="paragraph" style:parent-style-name="Contents_20_3">
      <style:paragraph-properties>
        <style:tab-stops>
          <style:tab-stop style:position="17cm" style:type="right" style:leader-style="dotted" style:leader-text="."/>
        </style:tab-stops>
      </style:paragraph-properties>
    </style:style>
    <style:style style:name="P147" style:family="paragraph" style:parent-style-name="Standard" style:list-style-name="L1">
      <style:paragraph-properties>
        <style:tab-stops>
          <style:tab-stop style:position="3.254cm"/>
        </style:tab-stops>
      </style:paragraph-properties>
      <style:text-properties officeooo:paragraph-rsid="0072f265"/>
    </style:style>
    <style:style style:name="P148" style:family="paragraph" style:parent-style-name="Standard" style:list-style-name="L1">
      <style:paragraph-properties>
        <style:tab-stops>
          <style:tab-stop style:position="3.254cm"/>
        </style:tab-stops>
      </style:paragraph-properties>
      <style:text-properties style:font-name="Times1" fo:font-size="10pt" fo:font-weight="normal" officeooo:rsid="004bfe7f" officeooo:paragraph-rsid="0072f265" style:font-size-asian="8.75pt" style:font-weight-asian="normal" style:font-size-complex="10pt" style:font-weight-complex="normal"/>
    </style:style>
    <style:style style:name="P149" style:family="paragraph" style:parent-style-name="Standard" style:list-style-name="L2">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50" style:family="paragraph" style:parent-style-name="Standard" style:list-style-name="L3">
      <style:paragraph-properties>
        <style:tab-stops>
          <style:tab-stop style:position="3.254cm"/>
        </style:tab-stops>
      </style:paragraph-properties>
      <style:text-properties style:font-name="Times1" fo:font-size="10pt" fo:font-weight="normal" officeooo:paragraph-rsid="00320bb2" style:font-size-asian="10pt" style:font-weight-asian="normal" style:font-size-complex="10pt" style:font-weight-complex="normal"/>
    </style:style>
    <style:style style:name="P151" style:family="paragraph" style:parent-style-name="Standard" style:list-style-name="L3">
      <style:paragraph-properties>
        <style:tab-stops>
          <style:tab-stop style:position="3.254cm"/>
        </style:tab-stops>
      </style:paragraph-properties>
      <style:text-properties style:font-name="Times1" fo:font-size="10pt" style:font-size-asian="10pt" style:font-size-complex="10pt"/>
    </style:style>
    <style:style style:name="P152" style:family="paragraph" style:parent-style-name="Standard" style:list-style-name="L1">
      <style:paragraph-properties>
        <style:tab-stops>
          <style:tab-stop style:position="3.254cm"/>
        </style:tab-stops>
      </style:paragraph-properties>
      <style:text-properties officeooo:rsid="0072f265" officeooo:paragraph-rsid="0072f265"/>
    </style:style>
    <style:style style:name="P153" style:family="paragraph" style:parent-style-name="Heading_20_3">
      <style:text-properties officeooo:paragraph-rsid="00772821"/>
    </style:style>
    <style:style style:name="P154" style:family="paragraph" style:parent-style-name="Heading_20_3">
      <style:text-properties fo:font-size="14pt" fo:font-weight="bold" style:font-size-asian="14pt" style:font-weight-asian="bold" style:font-size-complex="14pt" style:font-weight-complex="bold"/>
    </style:style>
    <style:style style:name="P155" style:family="paragraph" style:parent-style-name="Heading_20_3">
      <style:text-properties fo:font-size="12pt" officeooo:rsid="00692bbe" officeooo:paragraph-rsid="00692bbe" style:font-size-asian="12pt" style:font-size-complex="12pt"/>
    </style:style>
    <style:style style:name="P156" style:family="paragraph" style:parent-style-name="Heading_20_2">
      <style:text-properties style:font-name="Times1" fo:font-size="10pt" fo:font-weight="normal" style:font-size-asian="8.75pt" style:font-weight-asian="normal" style:font-size-complex="10pt" style:font-weight-complex="normal"/>
    </style:style>
    <style:style style:name="P157" style:family="paragraph" style:parent-style-name="Heading_20_2">
      <style:text-properties officeooo:paragraph-rsid="0058599a"/>
    </style:style>
    <style:style style:name="P158"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159" style:family="paragraph" style:parent-style-name="Heading_20_2">
      <style:paragraph-properties fo:break-before="page"/>
    </style:style>
    <style:style style:name="P160" style:family="paragraph" style:parent-style-name="Heading_20_1">
      <style:paragraph-properties fo:break-before="page"/>
    </style:style>
    <style:style style:name="P161" style:family="paragraph" style:parent-style-name="Text_20_body" style:list-style-name="">
      <style:text-properties fo:color="#ce181e" officeooo:rsid="0029a3cc" officeooo:paragraph-rsid="0058599a"/>
    </style:style>
    <style:style style:name="P162" style:family="paragraph" style:parent-style-name="Text_20_body" style:list-style-name="">
      <style:text-properties fo:color="#ce181e" fo:font-size="10pt" officeooo:rsid="00426c92" officeooo:paragraph-rsid="0058599a" style:font-size-asian="10pt" style:font-size-complex="10pt"/>
    </style:style>
    <style:style style:name="P163" style:family="paragraph" style:parent-style-name="Text_20_body" style:list-style-name="L4">
      <loext:graphic-properties draw:fill="none"/>
      <style:paragraph-properties fo:margin-top="0cm" fo:margin-bottom="0.212cm" loext:contextual-spacing="false" fo:background-color="transparent"/>
      <style:text-properties fo:font-size="12pt" fo:font-weight="normal" officeooo:rsid="0060c7d5" officeooo:paragraph-rsid="0060c7d5" style:font-size-asian="12pt" style:font-weight-asian="normal" style:font-size-complex="12pt" style:font-weight-complex="normal"/>
    </style:style>
    <style:style style:name="P164" style:family="paragraph" style:parent-style-name="Text_20_body" style:list-style-name="L4">
      <loext:graphic-properties draw:fill="none"/>
      <style:paragraph-properties fo:margin-top="0cm" fo:margin-bottom="0.212cm" loext:contextual-spacing="false" fo:background-color="transparent"/>
      <style:text-properties fo:font-size="12pt" fo:font-weight="normal" officeooo:rsid="006eb5a4" officeooo:paragraph-rsid="006eb5a4" style:font-size-asian="12pt" style:font-weight-asian="normal" style:font-size-complex="12pt" style:font-weight-complex="normal"/>
    </style:style>
    <style:style style:name="P165" style:family="paragraph" style:parent-style-name="Text_20_body" style:master-page-name="">
      <loext:graphic-properties draw:fill="none"/>
      <style:paragraph-properties fo:margin-left="1cm" fo:margin-right="0cm" fo:margin-top="0cm" fo:margin-bottom="0.212cm" loext:contextual-spacing="false" fo:text-indent="0cm" style:auto-text-indent="false" style:page-number="auto" fo:background-color="transparent"/>
      <style:text-properties fo:font-weight="normal" officeooo:rsid="0060c7d5" officeooo:paragraph-rsid="00854392" style:font-weight-asian="normal" style:font-weight-complex="normal"/>
    </style:style>
    <style:style style:name="P166" style:family="paragraph" style:parent-style-name="Text_20_body">
      <loext:graphic-properties draw:fill="none"/>
      <style:paragraph-properties fo:margin-left="1cm" fo:margin-right="0cm" fo:margin-top="0cm" fo:margin-bottom="0.212cm" loext:contextual-spacing="false" fo:text-indent="0cm" style:auto-text-indent="false" fo:background-color="transparent"/>
      <style:text-properties fo:font-weight="normal" officeooo:rsid="0060c7d5" officeooo:paragraph-rsid="00854392" style:font-weight-asian="normal" style:font-weight-complex="normal"/>
    </style:style>
    <style:style style:name="P167" style:family="paragraph">
      <loext:graphic-properties draw:fill="none" draw:fill-color="#ffffff"/>
      <style:text-properties style:font-name="Courier" fo:font-size="6pt" style:font-size-asian="6pt" style:font-size-complex="6pt"/>
    </style:style>
    <style:style style:name="P168" style:family="paragraph">
      <style:paragraph-properties>
        <style:tab-stops>
          <style:tab-stop style:position="1.845cm"/>
          <style:tab-stop style:position="5.23cm"/>
        </style:tab-stops>
      </style:paragraph-properties>
    </style:style>
    <style:style style:name="P169" style:family="paragraph">
      <loext:graphic-properties draw:fill="solid" draw:fill-color="#ffffa6"/>
      <style:paragraph-properties>
        <style:tab-stops>
          <style:tab-stop style:position="1.845cm"/>
          <style:tab-stop style:position="5.23cm"/>
        </style:tab-stops>
      </style:paragraph-properties>
      <style:text-properties style:font-name="Times2" fo:font-size="10pt" style:font-size-asian="10pt" style:font-name-complex="Times2" style:font-size-complex="10pt"/>
    </style:style>
    <style:style style:name="P170" style:family="paragraph">
      <style:paragraph-properties>
        <style:tab-stops>
          <style:tab-stop style:position="1.845cm"/>
        </style:tab-stops>
      </style:paragraph-properties>
    </style:style>
    <style:style style:name="P171" style:family="paragraph">
      <loext:graphic-properties draw:fill="solid" draw:fill-color="#ffff66"/>
      <style:paragraph-properties>
        <style:tab-stops>
          <style:tab-stop style:position="1.845cm"/>
        </style:tab-stops>
      </style:paragraph-properties>
      <style:text-properties fo:color="#000000" style:font-name="Times New Roman" fo:font-size="10pt" fo:font-weight="bold" style:font-size-asian="10pt" style:font-weight-asian="bold" style:font-size-complex="10pt" style:font-weight-complex="bold"/>
    </style:style>
    <style:style style:name="T1" style:family="text">
      <style:text-properties fo:color="#808080"/>
    </style:style>
    <style:style style:name="T2" style:family="text">
      <style:text-properties fo:color="#808080" fo:font-size="8pt" style:font-size-asian="8pt" style:font-size-complex="8pt"/>
    </style:style>
    <style:style style:name="T3" style:family="text">
      <style:text-properties fo:font-size="7pt" style:font-size-asian="7pt" style:font-size-complex="7pt"/>
    </style:style>
    <style:style style:name="T4" style:family="text">
      <style:text-properties fo:font-weight="bold" style:font-weight-asian="bold" style:font-weight-complex="bold"/>
    </style:style>
    <style:style style:name="T5" style:family="text">
      <style:text-properties fo:font-weight="bold" officeooo:rsid="00237d96" style:font-weight-asian="bold" style:font-weight-complex="bold"/>
    </style:style>
    <style:style style:name="T6" style:family="text">
      <style:text-properties fo:font-weight="bold" officeooo:rsid="004f8479" style:font-weight-asian="bold" style:font-weight-complex="bold"/>
    </style:style>
    <style:style style:name="T7" style:family="text">
      <style:text-properties fo:font-weight="bold" officeooo:rsid="00526f2e" style:font-weight-asian="bold" style:font-weight-complex="bold"/>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0pt" officeooo:rsid="002116b5" style:font-size-asian="10pt" style:font-size-complex="10pt"/>
    </style:style>
    <style:style style:name="T11" style:family="text">
      <style:text-properties fo:font-size="10pt" officeooo:rsid="00237d96" style:font-size-asian="10pt" style:font-size-complex="10pt"/>
    </style:style>
    <style:style style:name="T12" style:family="text">
      <style:text-properties fo:font-size="10pt" officeooo:rsid="003ae3c0" style:font-size-asian="10pt" style:font-size-complex="10pt"/>
    </style:style>
    <style:style style:name="T13" style:family="text">
      <style:text-properties fo:font-size="10pt" officeooo:rsid="003cd0a9" style:font-size-asian="10pt" style:font-size-complex="10pt"/>
    </style:style>
    <style:style style:name="T14" style:family="text">
      <style:text-properties fo:font-size="10pt" officeooo:rsid="005f160a" style:font-size-asian="10pt"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fo:font-weight="normal" style:font-size-asian="10pt" style:font-weight-asian="normal" style:font-size-complex="10pt" style:font-weight-complex="normal"/>
    </style:style>
    <style:style style:name="T17" style:family="text">
      <style:text-properties fo:font-size="10pt" officeooo:rsid="003fab82" style:font-size-asian="8.75pt" style:font-size-complex="10pt"/>
    </style:style>
    <style:style style:name="T18" style:family="text">
      <style:text-properties style:font-name="Tlwg Typo" fo:font-weight="normal" style:font-weight-asian="normal" style:font-weight-complex="normal"/>
    </style:style>
    <style:style style:name="T19" style:family="text">
      <style:text-properties style:font-name="Times1"/>
    </style:style>
    <style:style style:name="T20" style:family="text">
      <style:text-properties style:font-name="Times1" fo:font-size="10pt" style:text-underline-style="none" fo:font-weight="normal" style:font-size-asian="8.75pt" style:font-weight-asian="normal" style:font-size-complex="10pt" style:font-weight-complex="normal"/>
    </style:style>
    <style:style style:name="T21" style:family="text">
      <style:text-properties style:font-name="Times1" fo:font-size="10pt" style:text-underline-style="none" fo:font-weight="normal" style:font-size-asian="10pt" style:font-weight-asian="normal" style:font-size-complex="10pt" style:font-weight-complex="normal"/>
    </style:style>
    <style:style style:name="T22" style:family="text">
      <style:text-properties style:font-name="Times1" fo:font-size="10pt" style:text-underline-style="none" style:font-size-asian="10pt" style:font-size-complex="10pt"/>
    </style:style>
    <style:style style:name="T23" style:family="text">
      <style:text-properties style:font-name="Times1" fo:font-size="10pt" fo:font-weight="bold" style:font-size-asian="10pt" style:font-weight-asian="bold" style:font-size-complex="10pt" style:font-weight-complex="bold"/>
    </style:style>
    <style:style style:name="T24" style:family="text">
      <style:text-properties style:font-name="Times1" fo:font-size="10pt" fo:font-weight="bold" officeooo:rsid="0027a11c" style:font-size-asian="10pt" style:font-weight-asian="bold" style:font-size-complex="10pt" style:font-weight-complex="bold"/>
    </style:style>
    <style:style style:name="T25" style:family="text">
      <style:text-properties style:font-name="Times1" fo:font-size="10pt" fo:font-weight="bold" officeooo:rsid="001ecad5" style:font-size-asian="10pt" style:font-weight-asian="bold" style:font-size-complex="10pt" style:font-weight-complex="bold"/>
    </style:style>
    <style:style style:name="T26" style:family="text">
      <style:text-properties style:font-name="Times1" fo:font-size="10pt" fo:font-weight="bold" style:font-size-asian="8.75pt" style:font-weight-asian="bold" style:font-size-complex="10pt" style:font-weight-complex="bold"/>
    </style:style>
    <style:style style:name="T27" style:family="text">
      <style:text-properties style:font-name="Times1" fo:font-size="10pt" style:font-size-asian="10pt" style:font-size-complex="10pt"/>
    </style:style>
    <style:style style:name="T28" style:family="text">
      <style:text-properties style:font-name="Times1" fo:font-size="10pt" officeooo:rsid="003fab82" style:font-size-asian="10pt" style:font-size-complex="10pt"/>
    </style:style>
    <style:style style:name="T29" style:family="text">
      <style:text-properties style:font-name="Times1" fo:font-size="10pt" officeooo:rsid="00692bbe" style:font-size-asian="10pt" style:font-size-complex="10pt"/>
    </style:style>
    <style:style style:name="T30" style:family="text">
      <style:text-properties style:font-name="Times1" fo:font-size="10pt" fo:font-style="italic" officeooo:rsid="003fab82" style:font-size-asian="10pt" style:font-style-asian="italic" style:font-size-complex="10pt" style:font-style-complex="italic"/>
    </style:style>
    <style:style style:name="T31" style:family="text">
      <style:text-properties style:font-name="Times1" fo:font-size="10pt" fo:font-style="italic" fo:font-weight="normal" officeooo:rsid="0072f265" style:font-size-asian="8.75pt" style:font-style-asian="italic" style:font-weight-asian="normal" style:font-size-complex="10pt" style:font-style-complex="italic" style:font-weight-complex="normal"/>
    </style:style>
    <style:style style:name="T32" style:family="text">
      <style:text-properties style:font-name="Times1" fo:font-size="10pt" fo:font-style="normal" officeooo:rsid="003fab82" style:font-size-asian="10pt" style:font-style-asian="normal" style:font-size-complex="10pt" style:font-style-complex="normal"/>
    </style:style>
    <style:style style:name="T33" style:family="text">
      <style:text-properties style:font-name="Times1" fo:font-size="10pt" fo:font-style="normal" fo:font-weight="normal" style:font-size-asian="10pt" style:font-style-asian="normal" style:font-weight-asian="normal" style:font-size-complex="10pt" style:font-style-complex="normal"/>
    </style:style>
    <style:style style:name="T34" style:family="text">
      <style:text-properties style:font-name="Times1" fo:font-size="10pt" fo:font-style="normal" fo:font-weight="normal" officeooo:rsid="003fab82" style:font-size-asian="10pt" style:font-style-asian="normal" style:font-weight-asian="normal" style:font-size-complex="10pt" style:font-style-complex="normal"/>
    </style:style>
    <style:style style:name="T35" style:family="text">
      <style:text-properties style:font-name="Times1" fo:font-size="10pt" fo:font-style="normal" fo:font-weight="normal" officeooo:rsid="0072f265" style:font-size-asian="8.75pt" style:font-style-asian="normal" style:font-weight-asian="normal" style:font-size-complex="10pt" style:font-style-complex="normal" style:font-weight-complex="normal"/>
    </style:style>
    <style:style style:name="T36" style:family="text">
      <style:text-properties style:font-name="Times1" fo:font-size="10pt" fo:font-weight="normal" style:font-size-asian="8.75pt" style:font-weight-asian="normal" style:font-size-complex="10pt" style:font-weight-complex="normal"/>
    </style:style>
    <style:style style:name="T37" style:family="text">
      <style:text-properties style:font-name="Times1" fo:font-size="10pt" fo:font-weight="normal" officeooo:rsid="0058bd70" style:font-size-asian="8.75pt" style:font-weight-asian="normal" style:font-size-complex="10pt" style:font-weight-complex="normal"/>
    </style:style>
    <style:style style:name="T38" style:family="text">
      <style:text-properties style:font-name="Times1" fo:font-size="10pt" fo:font-weight="normal" officeooo:rsid="006a8a1d" style:font-size-asian="8.75pt" style:font-weight-asian="normal" style:font-size-complex="10pt" style:font-weight-complex="normal"/>
    </style:style>
    <style:style style:name="T39" style:family="text">
      <style:text-properties style:font-name="Times1" fo:font-size="10pt" fo:font-weight="normal" officeooo:rsid="001b2e40" style:font-size-asian="8.75pt" style:font-weight-asian="normal" style:font-size-complex="10pt" style:font-weight-complex="normal"/>
    </style:style>
    <style:style style:name="T40" style:family="text">
      <style:text-properties style:font-name="Times1" fo:font-size="10pt" fo:font-weight="normal" officeooo:rsid="0072f265" style:font-size-asian="8.75pt" style:font-weight-asian="normal" style:font-size-complex="10pt" style:font-weight-complex="normal"/>
    </style:style>
    <style:style style:name="T41" style:family="text">
      <style:text-properties style:font-name="Times1" fo:font-size="10pt" fo:font-weight="normal" officeooo:rsid="004bfe7f" style:font-size-asian="8.75pt" style:font-weight-asian="normal" style:font-size-complex="10pt" style:font-weight-complex="normal"/>
    </style:style>
    <style:style style:name="T42" style:family="text">
      <style:text-properties style:font-name="Times1" fo:font-size="10pt" fo:font-weight="normal" officeooo:rsid="003430b0" style:font-size-asian="8.75pt" style:font-weight-asian="normal" style:font-size-complex="10pt" style:font-weight-complex="normal"/>
    </style:style>
    <style:style style:name="T43" style:family="text">
      <style:text-properties style:font-name="Times1" fo:font-size="10pt" fo:font-weight="normal" officeooo:rsid="0033db1c" style:font-size-asian="8.75pt" style:font-weight-asian="normal" style:font-size-complex="10pt" style:font-weight-complex="normal"/>
    </style:style>
    <style:style style:name="T44" style:family="text">
      <style:text-properties style:font-name="Times1" fo:font-size="10pt" fo:font-weight="normal" officeooo:rsid="00320bb2" style:font-size-asian="8.75pt" style:font-weight-asian="normal" style:font-size-complex="10pt" style:font-weight-complex="normal"/>
    </style:style>
    <style:style style:name="T45" style:family="text">
      <style:text-properties style:font-name="Times1" style:text-underline-style="none" fo:font-weight="normal" style:font-weight-asian="normal" style:font-weight-complex="normal"/>
    </style:style>
    <style:style style:name="T46" style:family="text">
      <style:text-properties style:font-name="Times1" fo:font-weight="bold" style:font-weight-asian="bold" style:font-weight-complex="bold"/>
    </style:style>
    <style:style style:name="T47" style:family="text">
      <style:text-properties style:font-name="Times1" fo:font-weight="bold" officeooo:rsid="0027a11c" style:font-weight-asian="bold" style:font-weight-complex="bold"/>
    </style:style>
    <style:style style:name="T48" style:family="text">
      <style:text-properties style:font-name="Times1" fo:font-size="11pt" fo:font-weight="normal" style:font-size-asian="11pt" style:font-weight-asian="normal" style:font-size-complex="11pt" style:font-weight-complex="normal"/>
    </style:style>
    <style:style style:name="T49" style:family="text">
      <style:text-properties style:font-name="Times1" fo:font-size="12pt" fo:font-weight="bold" style:font-size-asian="12pt" style:font-weight-asian="bold" style:font-size-complex="12pt" style:font-weight-complex="bold"/>
    </style:style>
    <style:style style:name="T50" style:family="text">
      <style:text-properties style:font-name="Times New Roman" fo:font-size="10pt" style:text-underline-style="none" fo:font-weight="normal" style:font-size-asian="10pt" style:font-weight-asian="normal" style:font-size-complex="10pt" style:font-weight-complex="normal"/>
    </style:style>
    <style:style style:name="T51" style:family="text">
      <style:text-properties style:font-name="Times New Roman" fo:font-size="10pt" fo:font-style="normal" style:font-size-asian="10pt" style:font-style-asian="normal" style:font-size-complex="10pt" style:font-style-complex="normal"/>
    </style:style>
    <style:style style:name="T52" style:family="text">
      <style:text-properties style:font-name="Arial"/>
    </style:style>
    <style:style style:name="T53" style:family="text">
      <style:text-properties fo:color="#eb613d"/>
    </style:style>
    <style:style style:name="T54" style:family="text">
      <style:text-properties fo:font-size="14pt" style:font-size-asian="14pt" style:font-size-complex="14pt"/>
    </style:style>
    <style:style style:name="T55" style:family="text">
      <style:text-properties fo:font-size="14pt" officeooo:rsid="0029a3cc" style:font-size-asian="14pt" style:font-size-complex="14pt"/>
    </style:style>
    <style:style style:name="T56" style:family="text">
      <style:text-properties fo:font-size="14pt" officeooo:rsid="002fe64e" style:font-size-asian="14pt" style:font-size-complex="14pt"/>
    </style:style>
    <style:style style:name="T57" style:family="text">
      <style:text-properties fo:font-size="14pt" style:text-underline-style="solid" style:text-underline-width="auto" style:text-underline-color="font-color" officeooo:rsid="008062d4" style:font-size-asian="14pt" style:font-size-complex="14pt"/>
    </style:style>
    <style:style style:name="T58" style:family="text">
      <style:text-properties style:font-name="Courier 10 Pitch"/>
    </style:style>
    <style:style style:name="T59" style:family="text">
      <style:text-properties style:font-name="Andale Mono"/>
    </style:style>
    <style:style style:name="T60" style:family="text">
      <style:text-properties fo:font-size="12pt" fo:font-weight="bold" style:font-size-asian="12pt" style:font-weight-asian="bold" style:font-size-complex="12pt" style:font-weight-complex="bold"/>
    </style:style>
    <style:style style:name="T61" style:family="text">
      <style:text-properties fo:font-size="12pt" fo:font-weight="bold" officeooo:rsid="00516dc9" style:font-size-asian="12pt" style:font-weight-asian="bold" style:font-size-complex="12pt" style:font-weight-complex="bold"/>
    </style:style>
    <style:style style:name="T62" style:family="text">
      <style:text-properties fo:font-size="12pt" fo:font-weight="bold" officeooo:rsid="00802146" style:font-size-asian="12pt" style:font-weight-asian="bold" style:font-size-complex="12pt" style:font-weight-complex="bold"/>
    </style:style>
    <style:style style:name="T63" style:family="text">
      <style:text-properties fo:font-size="12pt" fo:font-weight="bold" officeooo:rsid="008062d4" style:font-size-asian="12pt" style:font-weight-asian="bold" style:font-size-complex="12pt" style:font-weight-complex="bold"/>
    </style:style>
    <style:style style:name="T64" style:family="text">
      <style:text-properties fo:font-size="12pt" style:font-size-asian="12pt" style:font-size-complex="12pt"/>
    </style:style>
    <style:style style:name="T65" style:family="text">
      <style:text-properties fo:font-size="12pt" officeooo:rsid="00692bbe" style:font-size-asian="12pt" style:font-size-complex="12pt"/>
    </style:style>
    <style:style style:name="T66" style:family="text">
      <style:text-properties fo:font-size="12pt" officeooo:rsid="006eb5a4" style:font-size-asian="12pt" style:font-size-complex="12pt"/>
    </style:style>
    <style:style style:name="T67" style:family="text">
      <style:text-properties fo:font-size="12pt" officeooo:rsid="00802146" style:font-size-asian="12pt" style:font-size-complex="12pt"/>
    </style:style>
    <style:style style:name="T68" style:family="text">
      <style:text-properties fo:font-size="12pt" officeooo:rsid="008062d4" style:font-size-asian="12pt" style:font-size-complex="12pt"/>
    </style:style>
    <style:style style:name="T69" style:family="text">
      <style:text-properties fo:font-size="12pt" officeooo:rsid="008131a8" style:font-size-asian="12pt" style:font-size-complex="12pt"/>
    </style:style>
    <style:style style:name="T70" style:family="text">
      <style:text-properties fo:font-size="12pt" officeooo:rsid="0082ceb7" style:font-size-asian="12pt" style:font-size-complex="12pt"/>
    </style:style>
    <style:style style:name="T71" style:family="text">
      <style:text-properties fo:font-size="12pt" officeooo:rsid="00849096" style:font-size-asian="12pt" style:font-size-complex="12pt"/>
    </style:style>
    <style:style style:name="T72" style:family="text">
      <style:text-properties fo:font-size="12pt" fo:font-weight="normal" officeooo:rsid="005bf92e" style:font-size-asian="12pt" style:font-weight-asian="normal" style:font-size-complex="12pt" style:font-weight-complex="normal"/>
    </style:style>
    <style:style style:name="T73" style:family="text">
      <style:text-properties officeooo:rsid="000ab0e5"/>
    </style:style>
    <style:style style:name="T74" style:family="text">
      <style:text-properties officeooo:rsid="0018b565"/>
    </style:style>
    <style:style style:name="T75" style:family="text">
      <style:text-properties officeooo:rsid="001b2e40"/>
    </style:style>
    <style:style style:name="T76" style:family="text">
      <style:text-properties officeooo:rsid="002116b5"/>
    </style:style>
    <style:style style:name="T77" style:family="text">
      <style:text-properties officeooo:rsid="00237d96"/>
    </style:style>
    <style:style style:name="T78" style:family="text">
      <style:text-properties officeooo:rsid="00251ff2"/>
    </style:style>
    <style:style style:name="T79" style:family="text">
      <style:text-properties officeooo:rsid="0027a11c"/>
    </style:style>
    <style:style style:name="T80" style:family="text">
      <style:text-properties officeooo:rsid="0029a3cc"/>
    </style:style>
    <style:style style:name="T81" style:family="text">
      <style:text-properties officeooo:rsid="002a2d7c"/>
    </style:style>
    <style:style style:name="T82" style:family="text">
      <style:text-properties officeooo:rsid="002b3be6"/>
    </style:style>
    <style:style style:name="T83" style:family="text">
      <style:text-properties officeooo:rsid="002d1517"/>
    </style:style>
    <style:style style:name="T84" style:family="text">
      <style:text-properties fo:color="#ce181e" officeooo:rsid="001ffff4"/>
    </style:style>
    <style:style style:name="T85" style:family="text">
      <style:text-properties officeooo:rsid="002fe64e"/>
    </style:style>
    <style:style style:name="T86" style:family="text">
      <style:text-properties officeooo:rsid="003006d2"/>
    </style:style>
    <style:style style:name="T87" style:family="text">
      <style:text-properties officeooo:rsid="00360657"/>
    </style:style>
    <style:style style:name="T88" style:family="text">
      <style:text-properties officeooo:rsid="00363520"/>
    </style:style>
    <style:style style:name="T89" style:family="text">
      <style:text-properties officeooo:rsid="0036a64f"/>
    </style:style>
    <style:style style:name="T90" style:family="text">
      <style:text-properties fo:font-style="italic" style:font-style-asian="italic" style:font-style-complex="italic"/>
    </style:style>
    <style:style style:name="T91" style:family="text">
      <style:text-properties fo:font-style="normal" style:font-style-asian="normal" style:font-style-complex="normal"/>
    </style:style>
    <style:style style:name="T92" style:family="text">
      <style:text-properties style:font-name="Courier" fo:font-size="8pt" style:font-size-asian="8pt" style:font-size-complex="8pt"/>
    </style:style>
    <style:style style:name="T93" style:family="text">
      <style:text-properties style:font-name="Courier" fo:font-size="8pt" officeooo:rsid="00442e94" style:font-size-asian="8pt" style:font-size-complex="8pt"/>
    </style:style>
    <style:style style:name="T94" style:family="text">
      <style:text-properties style:font-name="Courier" fo:font-size="8pt" officeooo:rsid="006eb5a4" style:font-size-asian="8pt" style:font-size-complex="8pt"/>
    </style:style>
    <style:style style:name="T95" style:family="text">
      <style:text-properties style:font-name="Courier" fo:font-size="10pt" style:font-size-asian="10pt" style:font-size-complex="10pt"/>
    </style:style>
    <style:style style:name="T96" style:family="text">
      <style:text-properties officeooo:rsid="0042aaff"/>
    </style:style>
    <style:style style:name="T97" style:family="text">
      <style:text-properties officeooo:rsid="00442e94"/>
    </style:style>
    <style:style style:name="T98" style:family="text">
      <style:text-properties officeooo:rsid="0044a1b2"/>
    </style:style>
    <style:style style:name="T99" style:family="text">
      <style:text-properties officeooo:rsid="0045f1a9"/>
    </style:style>
    <style:style style:name="T100" style:family="text">
      <style:text-properties style:font-name="Helvetica1" fo:font-size="14pt" fo:font-weight="bold" officeooo:rsid="00442e94" style:font-size-asian="14pt" style:font-weight-asian="bold" style:font-size-complex="14pt" style:font-weight-complex="bold"/>
    </style:style>
    <style:style style:name="T101" style:family="text">
      <style:text-properties style:font-name="Helvetica1" fo:font-size="16pt" fo:font-weight="bold" officeooo:rsid="00704a1b" style:font-size-asian="16pt" style:font-weight-asian="bold" style:font-size-complex="16pt" style:font-weight-complex="bold"/>
    </style:style>
    <style:style style:name="T102" style:family="text">
      <style:text-properties style:font-name="Helvetica1" fo:font-size="16pt" fo:font-weight="bold" officeooo:rsid="002da310" style:font-size-asian="16pt" style:font-weight-asian="bold" style:font-size-complex="16pt" style:font-weight-complex="bold"/>
    </style:style>
    <style:style style:name="T103" style:family="text">
      <style:text-properties fo:font-variant="normal" fo:text-transform="none" fo:color="#24292e" fo:letter-spacing="normal" fo:font-style="normal" fo:font-weight="normal"/>
    </style:style>
    <style:style style:name="T104" style:family="text">
      <style:text-properties fo:font-variant="normal" fo:text-transform="none" fo:color="#24292e" fo:letter-spacing="normal" fo:font-style="normal" fo:font-weight="normal" officeooo:rsid="0047e0ef"/>
    </style:style>
    <style:style style:name="T105" style:family="text">
      <style:text-properties officeooo:rsid="004a652e"/>
    </style:style>
    <style:style style:name="T106" style:family="text">
      <style:text-properties officeooo:rsid="004bfe7f"/>
    </style:style>
    <style:style style:name="T107" style:family="text">
      <style:text-properties officeooo:rsid="004dc177"/>
    </style:style>
    <style:style style:name="T108" style:family="text">
      <style:text-properties officeooo:rsid="004f449f"/>
    </style:style>
    <style:style style:name="T109" style:family="text">
      <style:text-properties fo:color="#000000" fo:font-size="14pt" fo:font-weight="bold" officeooo:rsid="0029a3cc" style:font-size-asian="14pt" style:font-weight-asian="bold" style:font-size-complex="14pt" style:font-weight-complex="bold"/>
    </style:style>
    <style:style style:name="T110" style:family="text">
      <style:text-properties fo:color="#000000" fo:font-size="14pt" fo:font-weight="bold" officeooo:rsid="002fe64e" style:font-size-asian="14pt" style:font-weight-asian="bold" style:font-size-complex="14pt" style:font-weight-complex="bold"/>
    </style:style>
    <style:style style:name="T111" style:family="text">
      <style:text-properties officeooo:rsid="004f8479"/>
    </style:style>
    <style:style style:name="T112" style:family="text">
      <style:text-properties officeooo:rsid="00516dc9"/>
    </style:style>
    <style:style style:name="T113" style:family="text">
      <style:text-properties officeooo:rsid="00526f2e"/>
    </style:style>
    <style:style style:name="T114" style:family="text">
      <style:text-properties officeooo:rsid="0058599a"/>
    </style:style>
    <style:style style:name="T115" style:family="text">
      <style:text-properties officeooo:rsid="001ecad5"/>
    </style:style>
    <style:style style:name="T116" style:family="text">
      <style:text-properties fo:color="#c9211e"/>
    </style:style>
    <style:style style:name="T117" style:family="text">
      <style:text-properties fo:color="#c9211e" officeooo:rsid="00360657"/>
    </style:style>
    <style:style style:name="T118" style:family="text">
      <style:text-properties officeooo:rsid="005bf92e"/>
    </style:style>
    <style:style style:name="T119" style:family="text">
      <style:text-properties officeooo:rsid="005c9b96"/>
    </style:style>
    <style:style style:name="T120" style:family="text">
      <style:text-properties officeooo:rsid="00661163"/>
    </style:style>
    <style:style style:name="T121" style:family="text">
      <style:text-properties officeooo:rsid="006716d3"/>
    </style:style>
    <style:style style:name="T122" style:family="text">
      <style:text-properties officeooo:rsid="00692bbe"/>
    </style:style>
    <style:style style:name="T123" style:family="text">
      <style:text-properties officeooo:rsid="0069bd90"/>
    </style:style>
    <style:style style:name="T124" style:family="text">
      <style:text-properties officeooo:rsid="006a8a1d"/>
    </style:style>
    <style:style style:name="T125" style:family="text">
      <style:text-properties officeooo:rsid="006c34fd"/>
    </style:style>
    <style:style style:name="T126" style:family="text">
      <style:text-properties officeooo:rsid="00704a1b"/>
    </style:style>
    <style:style style:name="T127" style:family="text">
      <style:text-properties officeooo:rsid="00710db2"/>
    </style:style>
    <style:style style:name="T128" style:family="text">
      <style:text-properties fo:color="#bf0041" style:font-name="Times1" fo:font-size="10pt" fo:font-weight="normal" officeooo:rsid="002f89a5" style:font-size-asian="8.75pt" style:font-weight-asian="normal" style:font-size-complex="10pt" style:font-weight-complex="normal"/>
    </style:style>
    <style:style style:name="T129" style:family="text">
      <style:text-properties fo:color="#bf0041" style:font-name="Times1" fo:font-size="10pt" fo:font-weight="normal" officeooo:rsid="003430b0" style:font-size-asian="8.75pt" style:font-weight-asian="normal" style:font-size-complex="10pt" style:font-weight-complex="normal"/>
    </style:style>
    <style:style style:name="T130" style:family="text">
      <style:text-properties fo:color="#bf0041" officeooo:rsid="004746f9"/>
    </style:style>
    <style:style style:name="T131" style:family="text">
      <style:text-properties fo:color="#bf0041" officeooo:rsid="0064858c"/>
    </style:style>
    <style:style style:name="T132" style:family="text">
      <style:text-properties officeooo:rsid="0074dc0b"/>
    </style:style>
    <style:style style:name="T133" style:family="text">
      <style:text-properties officeooo:rsid="007a2aa2"/>
    </style:style>
    <style:style style:name="T134" style:family="text">
      <style:text-properties officeooo:rsid="007b1ec1"/>
    </style:style>
    <style:style style:name="T135" style:family="text">
      <style:text-properties style:font-name="Courier New" fo:font-size="12pt" officeooo:rsid="008062d4" style:font-size-asian="12pt" style:font-size-complex="12pt"/>
    </style:style>
    <style:style style:name="T136" style:family="text">
      <style:text-properties style:font-name="Courier New" fo:font-size="12pt" officeooo:rsid="008131a8" style:font-size-asian="12pt" style:font-size-complex="12pt"/>
    </style:style>
    <style:style style:name="T137" style:family="text">
      <style:text-properties style:font-name="Courier New" fo:font-size="12pt" officeooo:rsid="0082ceb7" style:font-size-asian="12pt" style:font-size-complex="12pt"/>
    </style:style>
    <style:style style:name="T138" style:family="text">
      <style:text-properties style:font-name="Courier New" fo:font-size="12pt" officeooo:rsid="00849f83" style:font-size-asian="12pt" style:font-size-complex="12pt"/>
    </style:style>
    <style:style style:name="T139" style:family="text">
      <style:text-properties style:font-name="Courier New" fo:font-size="10pt" officeooo:rsid="008062d4" style:font-size-asian="10pt" style:font-size-complex="10pt"/>
    </style:style>
    <style:style style:name="T140" style:family="text">
      <style:text-properties style:font-name="Courier New" fo:font-size="10pt" officeooo:rsid="008131a8" style:font-size-asian="10pt" style:font-size-complex="10pt"/>
    </style:style>
    <style:style style:name="T141" style:family="text">
      <style:text-properties style:font-name="Courier New" fo:font-size="10pt" officeooo:rsid="0082ceb7" style:font-size-asian="10pt" style:font-size-complex="10pt"/>
    </style:style>
    <style:style style:name="T142" style:family="text">
      <style:text-properties style:font-name="Courier New" fo:font-size="10pt" officeooo:rsid="00849096" style:font-size-asian="10pt" style:font-size-complex="10pt"/>
    </style:style>
    <style:style style:name="T143" style:family="text">
      <style:text-properties style:font-name="Courier New" fo:font-size="10pt" officeooo:rsid="00849f83" style:font-size-asian="10pt" style:font-size-complex="10pt"/>
    </style:style>
    <style:style style:name="T144" style:family="text">
      <style:text-properties style:font-name="Times New Roman" fo:font-size="12pt" officeooo:rsid="008062d4" style:font-size-asian="12pt" style:font-size-complex="12pt"/>
    </style:style>
    <style:style style:name="T145" style:family="text">
      <style:text-properties style:font-name="Times New Roman" fo:font-size="12pt" officeooo:rsid="008131a8" style:font-size-asian="12pt" style:font-size-complex="12pt"/>
    </style:style>
    <style:style style:name="T146" style:family="text">
      <style:text-properties style:font-name="Times New Roman" fo:font-size="12pt" officeooo:rsid="00802146" style:font-size-asian="12pt" style:font-size-complex="12pt"/>
    </style:style>
    <style:style style:name="T147" style:family="text">
      <style:text-properties style:font-name="Times New Roman" fo:font-size="12pt" officeooo:rsid="0082ceb7" style:font-size-asian="12pt" style:font-size-complex="12pt"/>
    </style:style>
    <style:style style:name="T148" style:family="text">
      <style:text-properties style:font-name="Times New Roman" fo:font-size="12pt" fo:font-weight="bold" officeooo:rsid="00802146" style:font-size-asian="12pt" style:font-weight-asian="bold" style:font-size-complex="12pt" style:font-weight-complex="bold"/>
    </style:style>
    <style:style style:name="T149" style:family="text">
      <style:text-properties style:font-name="Times New Roman" fo:font-size="12pt" fo:font-weight="bold" officeooo:rsid="008062d4" style:font-size-asian="12pt" style:font-weight-asian="bold" style:font-size-complex="12pt" style:font-weight-complex="bold"/>
    </style:style>
    <style:style style:name="T150" style:family="text">
      <style:text-properties style:font-name="Times New Roman" fo:font-size="12pt" fo:font-weight="bold" officeooo:rsid="0082ceb7" style:font-size-asian="12pt" style:font-weight-asian="bold" style:font-size-complex="12pt" style:font-weight-complex="bold"/>
    </style:style>
    <style:style style:name="T151" style:family="text">
      <style:text-properties style:font-name="Times New Roman" fo:font-size="13pt" fo:font-weight="bold" officeooo:rsid="00802146" style:font-size-asian="13pt" style:font-weight-asian="bold" style:font-size-complex="13pt" style:font-weight-complex="bold"/>
    </style:style>
    <style:style style:name="T152" style:family="text">
      <style:text-properties style:font-name="Times New Roman" fo:font-size="14pt" style:text-underline-style="solid" style:text-underline-width="auto" style:text-underline-color="font-color" officeooo:rsid="008062d4" style:font-size-asian="14pt" style:font-size-complex="14pt"/>
    </style:style>
    <style:style style:name="T153" style:family="text">
      <style:text-properties style:font-name="Times New Roman" fo:font-size="14pt" fo:font-weight="bold" officeooo:rsid="0082ceb7" style:font-size-asian="14pt" style:font-weight-asian="bold" style:font-size-complex="14pt" style:font-weight-complex="bold"/>
    </style:style>
    <style:style style:name="T154" style:family="text">
      <style:text-properties style:font-name="Times New Roman" fo:font-size="14pt" fo:font-weight="bold" officeooo:rsid="00802146" style:font-size-asian="14pt" style:font-weight-asian="bold" style:font-size-complex="14pt" style:font-weight-complex="bold"/>
    </style:style>
    <style:style style:name="T155" style:family="text">
      <style:text-properties fo:font-size="13pt" fo:font-weight="bold" officeooo:rsid="00802146" style:font-size-asian="13pt" style:font-weight-asian="bold" style:font-size-complex="13pt" style:font-weight-complex="bold"/>
    </style:style>
    <style:style style:name="T156" style:family="text">
      <style:text-properties fo:font-size="13pt" fo:font-weight="bold" officeooo:rsid="008131a8" style:font-size-asian="13pt" style:font-weight-asian="bold" style:font-size-complex="13pt" style:font-weight-complex="bold"/>
    </style:style>
    <style:style style:name="T157" style:family="text">
      <style:text-properties fo:font-size="13pt" fo:font-weight="bold" officeooo:rsid="00849096" style:font-size-asian="13pt" style:font-weight-asian="bold" style:font-size-complex="13pt" style:font-weight-complex="bold"/>
    </style:style>
    <style:style style:name="T158" style:family="text">
      <style:text-properties fo:font-size="16pt" officeooo:rsid="00802146" style:font-size-asian="16pt" style:font-size-complex="16pt"/>
    </style:style>
    <style:style style:name="T159" style:family="text">
      <style:text-properties fo:font-size="16pt" fo:font-weight="bold" officeooo:rsid="00802146" style:font-size-asian="16pt" style:font-weight-asian="bold" style:font-size-complex="16pt" style:font-weight-complex="bold"/>
    </style:style>
    <style:style style:name="T160" style:family="text">
      <style:text-properties style:font-name="Courier" fo:font-size="6pt" style:font-size-asian="6pt" style:font-size-complex="6pt"/>
    </style:style>
    <style:style style:name="T161" style:family="text">
      <style:text-properties style:font-name="Times2" fo:font-size="10pt" style:font-size-asian="10pt" style:font-name-complex="Times2" style:font-size-complex="10pt"/>
    </style:style>
    <style:style style:name="T162" style:family="text">
      <style:text-properties fo:color="#000000" style:font-name="Times New Roman" fo:font-size="8pt" fo:font-weight="normal" style:font-size-asian="8pt" style:font-weight-asian="normal" style:font-size-complex="8pt"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ec9ba4" draw:fill="solid" draw:fill-color="#ec9ba4"/>
    </style:style>
    <style:style style:name="fr3"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4"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5" style:family="graphic" style:parent-style-name="Frame">
      <style:graphic-properties style:run-through="foreground" style:wrap="none" style:vertical-pos="top" style:vertical-rel="paragraph-content" style:horizontal-pos="center" style:horizontal-rel="paragraph">
        <style:columns fo:column-count="1" fo:column-gap="0cm"/>
      </style:graphic-properties>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style:style style:name="gr1" style:family="graphic">
      <style:graphic-properties draw:stroke="none" svg:stroke-color="#000000" draw:fill="none" draw:fill-color="#ffffff" fo:min-height="5.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a6" fo:min-height="2.96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66" fo:min-height="1.17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P85"/>
      <text:p text:style-name="P85"/>
      <text:p text:style-name="P85"/>
      <text:p text:style-name="P85">OpenMSR Guide<text:line-break/><text:line-break/><text:span text:style-name="T72">Version V 0.6<text:line-break/></text:span><text:line-break/>Messen, Steuern und Regeln mit dem Computer</text:p>
      <text:p text:style-name="P85"/>
      <text:p text:style-name="P85">Hartmut Eilers</text:p>
      <text:p text:style-name="P105">Inhaltsver<text:span text:style-name="T118">z</text:span>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1"><text:a xlink:type="simple" xlink:href="#__RefHeading__1557_636098784" text:style-name="Index_20_Link" text:visited-style-name="Index_20_Link">Open LabTools Einführung<text:tab/>4</text:a></text:p>
          <text:p text:style-name="P145"><text:a xlink:type="simple" xlink:href="#__RefHeading__1559_636098784" text:style-name="Index_20_Link" text:visited-style-name="Index_20_Link">User Guide<text:tab/>6</text:a></text:p>
          <text:p text:style-name="P146"><text:a xlink:type="simple" xlink:href="#__RefHeading__1561_636098784" text:style-name="Index_20_Link" text:visited-style-name="Index_20_Link">Hardware<text:tab/>7</text:a></text:p>
          <text:p text:style-name="P146"><text:a xlink:type="simple" xlink:href="#__RefHeading__1563_636098784" text:style-name="Index_20_Link" text:visited-style-name="Index_20_Link">Die Labtools Clients<text:tab/>8</text:a></text:p>
          <text:p text:style-name="P145"><text:a xlink:type="simple" xlink:href="#__RefHeading___Toc24949_1557550991" text:style-name="Index_20_Link" text:visited-style-name="Index_20_Link">Software Kompatibilität<text:tab/>8</text:a></text:p>
          <text:p text:style-name="P131"><text:a xlink:type="simple" xlink:href="#__RefHeading___Toc24951_1557550991" text:style-name="Index_20_Link" text:visited-style-name="Index_20_Link">Die Tools<text:tab/>9</text:a></text:p>
          <text:p text:style-name="P145"><text:a xlink:type="simple" xlink:href="#__RefHeading__1567_636098784" text:style-name="Index_20_Link" text:visited-style-name="Index_20_Link">Der DeviceServer<text:tab/>9</text:a></text:p>
          <text:p text:style-name="P146"><text:a xlink:type="simple" xlink:href="#__RefHeading___Toc24953_1557550991" text:style-name="Index_20_Link" text:visited-style-name="Index_20_Link">Neu in V 0.6, Startparameter des DeviceServers:<text:tab/>10</text:a></text:p>
          <text:p text:style-name="P145"><text:a xlink:type="simple" xlink:href="#__RefHeading__1571_636098784" text:style-name="Index_20_Link" text:visited-style-name="Index_20_Link">SPS<text:tab/>11</text:a></text:p>
          <text:p text:style-name="P146"><text:a xlink:type="simple" xlink:href="#__RefHeading__1573_636098784" text:style-name="Index_20_Link" text:visited-style-name="Index_20_Link">1) Überblick über die IDE<text:tab/>11</text:a></text:p>
          <text:p text:style-name="P146"><text:a xlink:type="simple" xlink:href="#__RefHeading__1575_636098784" text:style-name="Index_20_Link" text:visited-style-name="Index_20_Link">2) Bedienung<text:tab/>11</text:a></text:p>
          <text:p text:style-name="P146"><text:a xlink:type="simple" xlink:href="#__RefHeading__1577_636098784" text:style-name="Index_20_Link" text:visited-style-name="Index_20_Link"><text:s/>2.1 Erklaerung der Menuepunkte<text:tab/>12</text:a></text:p>
          <text:p text:style-name="P146"><text:a xlink:type="simple" xlink:href="#__RefHeading__1579_636098784" text:style-name="Index_20_Link" text:visited-style-name="Index_20_Link"><text:s/>2.1.1 Der Menuepunkt FILE<text:tab/>12</text:a></text:p>
          <text:p text:style-name="P146"><text:a xlink:type="simple" xlink:href="#__RefHeading__1581_636098784" text:style-name="Index_20_Link" text:visited-style-name="Index_20_Link"><text:s/>2.1.2 Der Menuepkt EDIT<text:tab/>13</text:a></text:p>
          <text:p text:style-name="P146"><text:a xlink:type="simple" xlink:href="#__RefHeading__1583_636098784" text:style-name="Index_20_Link" text:visited-style-name="Index_20_Link"><text:s/>2.1.4 Der Menuepunkt RUN<text:tab/>14</text:a></text:p>
          <text:p text:style-name="P146"><text:a xlink:type="simple" xlink:href="#__RefHeading__1587_636098784" text:style-name="Index_20_Link" text:visited-style-name="Index_20_Link"><text:s/>2.1.5 Menuepunkt QUIT<text:tab/>15</text:a></text:p>
          <text:p text:style-name="P146"><text:a xlink:type="simple" xlink:href="#__RefHeading__1589_636098784" text:style-name="Index_20_Link" text:visited-style-name="Index_20_Link">3. Die Befehle der AWL:<text:tab/>15</text:a></text:p>
          <text:p text:style-name="P146"><text:a xlink:type="simple" xlink:href="#__RefHeading__1591_636098784" text:style-name="Index_20_Link" text:visited-style-name="Index_20_Link"><text:s/>3.1 die Bezeichner der AWL<text:tab/>16</text:a></text:p>
          <text:p text:style-name="P146"><text:a xlink:type="simple" xlink:href="#__RefHeading__1593_636098784" text:style-name="Index_20_Link" text:visited-style-name="Index_20_Link"><text:s/>3.2 Technische Daten des SPS Simulators<text:tab/>16</text:a></text:p>
          <text:p text:style-name="P146"><text:a xlink:type="simple" xlink:href="#__RefHeading__1595_636098784" text:style-name="Index_20_Link" text:visited-style-name="Index_20_Link"><text:s/>3.3 Konfiguration<text:tab/>17</text:a></text:p>
          <text:p text:style-name="P145"><text:a xlink:type="simple" xlink:href="#__RefHeading___Toc24955_1557550991" text:style-name="Index_20_Link" text:visited-style-name="Index_20_Link">4. Beispiele zur Syntax<text:tab/>17</text:a></text:p>
          <text:p text:style-name="P146"><text:a xlink:type="simple" xlink:href="#__RefHeading__1599_636098784" text:style-name="Index_20_Link" text:visited-style-name="Index_20_Link"><text:s/>4.1 der UND Befehl und die Zuweisung:<text:tab/>17</text:a></text:p>
          <text:p text:style-name="P146"><text:a xlink:type="simple" xlink:href="#__RefHeading__1601_636098784" text:style-name="Index_20_Link" text:visited-style-name="Index_20_Link"><text:s/>4.2 Die ODER Verknuepfung:<text:tab/>18</text:a></text:p>
          <text:p text:style-name="P146"><text:a xlink:type="simple" xlink:href="#__RefHeading__1603_636098784" text:style-name="Index_20_Link" text:visited-style-name="Index_20_Link"><text:s/>4.3 Klammeroperation :<text:tab/>19</text:a></text:p>
          <text:p text:style-name="P146"><text:a xlink:type="simple" xlink:href="#__RefHeading__1605_636098784" text:style-name="Index_20_Link" text:visited-style-name="Index_20_Link"><text:s/>4.4 Analogverabeitung:<text:tab/>19</text:a></text:p>
          <text:p text:style-name="P146"><text:a xlink:type="simple" xlink:href="#__RefHeading__1607_636098784" text:style-name="Index_20_Link" text:visited-style-name="Index_20_Link"><text:s/>4.5 Execute<text:tab/>20</text:a></text:p>
          <text:p text:style-name="P146"><text:a xlink:type="simple" xlink:href="#__RefHeading__1609_636098784" text:style-name="Index_20_Link" text:visited-style-name="Index_20_Link"><text:s/>5. Kontaktplan ( KOP )<text:tab/>21</text:a></text:p>
          <text:p text:style-name="P146"><text:a xlink:type="simple" xlink:href="#__RefHeading__1687_636098784" text:style-name="Index_20_Link" text:visited-style-name="Index_20_Link"><text:s/>6. run_sps der Laufzeitinterpreter<text:tab/>21</text:a></text:p>
          <text:p text:style-name="P146"><text:a xlink:type="simple" xlink:href="#__RefHeading__1611_636098784" text:style-name="Index_20_Link" text:visited-style-name="Index_20_Link"><text:s/>7. Disclaimer<text:tab/>21</text:a></text:p>
          <text:p text:style-name="P145"><text:a xlink:type="simple" xlink:href="#__RefHeading___Toc24957_1557550991" text:style-name="Index_20_Link" text:visited-style-name="Index_20_Link">Der Datalogger<text:tab/>22</text:a></text:p>
          <text:p text:style-name="P145"><text:a xlink:type="simple" xlink:href="#__RefHeading__1613_636098784" text:style-name="Index_20_Link" text:visited-style-name="Index_20_Link">Das Oszi<text:tab/>23</text:a></text:p>
          <text:p text:style-name="P145"><text:a xlink:type="simple" xlink:href="#__RefHeading__1615_636098784" text:style-name="Index_20_Link" text:visited-style-name="Index_20_Link">OpenLabCalc<text:tab/>23</text:a></text:p>
          <text:p text:style-name="P145"><text:a xlink:type="simple" xlink:href="#__RefHeading___Toc4458_3740108690" text:style-name="Index_20_Link" text:visited-style-name="Index_20_Link">mqtt-exec: ( V 0.6 )<text:tab/>24</text:a></text:p>
          <text:p text:style-name="P145"><text:a xlink:type="simple" xlink:href="#__RefHeading___Toc4460_3740108690" text:style-name="Index_20_Link" text:visited-style-name="Index_20_Link">LogicSim: ( V 0.6 )<text:tab/>24</text:a></text:p>
          <text:p text:style-name="P145"><text:a xlink:type="simple" xlink:href="#__RefHeading___Toc4462_3740108690" text:style-name="Index_20_Link" text:visited-style-name="Index_20_Link">ObjectRecognition: ( V 0.6 )<text:tab/>24</text:a></text:p>
          <text:p text:style-name="P145"><text:a xlink:type="simple" xlink:href="#__RefHeading___Toc25057_1557550991" text:style-name="Index_20_Link" text:visited-style-name="Index_20_Link">OpenMSR und MQTT ( ab Version V 0.6 )<text:tab/>25</text:a></text:p>
          <text:p text:style-name="P145"><text:a xlink:type="simple" xlink:href="#__RefHeading___Toc4316_3740108690" text:style-name="Index_20_Link" text:visited-style-name="Index_20_Link">Bridges: ( V 0.6 )<text:tab/>25</text:a></text:p>
          <text:p text:style-name="P146"><text:a xlink:type="simple" xlink:href="#__RefHeading___Toc4318_3740108690" text:style-name="Index_20_Link" text:visited-style-name="Index_20_Link">PingHost Bridge:<text:tab/>25</text:a></text:p>
          <text:p text:style-name="P146"><text:a xlink:type="simple" xlink:href="#__RefHeading___Toc4212_3740108690" text:style-name="Index_20_Link" text:visited-style-name="Index_20_Link">PlaySound Bridge:<text:tab/>26</text:a></text:p>
          <text:p text:style-name="P145"><text:a xlink:type="simple" xlink:href="#__RefHeading___Toc4228_3740108690" text:style-name="Index_20_Link" text:visited-style-name="Index_20_Link">Agenten: ( V 0.6 )<text:tab/>26</text:a></text:p>
          <text:p text:style-name="P145"><text:a xlink:type="simple" xlink:href="#__RefHeading___Toc4244_3740108690" text:style-name="Index_20_Link" text:visited-style-name="Index_20_Link">Systemtools: ( V 0.6 )<text:tab/>27</text:a></text:p>
          <text:p text:style-name="P145"><text:a xlink:type="simple" xlink:href="#__RefHeading___Toc4250_3740108690" text:style-name="Index_20_Link" text:visited-style-name="Index_20_Link">Die AJAX GUI Elemente<text:tab/>27</text:a></text:p>
          <text:p text:style-name="P131"><text:a xlink:type="simple" xlink:href="#__RefHeading__1650_636098784" text:style-name="Index_20_Link" text:visited-style-name="Index_20_Link">Die Konfiguration der PhysMach<text:tab/>31</text:a></text:p>
          <text:p text:style-name="P145"><text:a xlink:type="simple" xlink:href="#__RefHeading__1621_636098784" text:style-name="Index_20_Link" text:visited-style-name="Index_20_Link">Konfigurationshinweise zur unterstützten Hardware:<text:tab/>32</text:a></text:p>
          <text:p text:style-name="P146"><text:a xlink:type="simple" xlink:href="#__RefHeading___Toc4274_3740108690" text:style-name="Index_20_Link" text:visited-style-name="Index_20_Link">IO Warrior 24/40<text:tab/>32</text:a></text:p>
          <text:p text:style-name="P146"><text:a xlink:type="simple" xlink:href="#__RefHeading___Toc4276_3740108690" text:style-name="Index_20_Link" text:visited-style-name="Index_20_Link">Random Device<text:tab/>32</text:a></text:p>
          <text:p text:style-name="P146"><text:a xlink:type="simple" xlink:href="#__RefHeading___Toc4278_3740108690" text:style-name="Index_20_Link" text:visited-style-name="Index_20_Link">BMCM USB PIO<text:tab/>32</text:a></text:p>
          <text:p text:style-name="P146"><text:a xlink:type="simple" xlink:href="#__RefHeading___Toc4280_3740108690" text:style-name="Index_20_Link" text:visited-style-name="Index_20_Link">BMCM USB AD<text:tab/>33</text:a></text:p>
          <text:p text:style-name="P146"><text:soft-page-break/><text:a xlink:type="simple" xlink:href="#__RefHeading___Toc4282_3740108690" text:style-name="Index_20_Link" text:visited-style-name="Index_20_Link">HTTP Requestor<text:tab/>33</text:a></text:p>
          <text:p text:style-name="P146"><text:a xlink:type="simple" xlink:href="#__RefHeading___Toc4284_3740108690" text:style-name="Index_20_Link" text:visited-style-name="Index_20_Link">H-Tronic USB8<text:tab/>34</text:a></text:p>
          <text:p text:style-name="P146"><text:a xlink:type="simple" xlink:href="#__RefHeading___Toc4286_3740108690" text:style-name="Index_20_Link" text:visited-style-name="Index_20_Link">Funk Modul ( deprecated )<text:tab/>34</text:a></text:p>
          <text:p text:style-name="P146"><text:a xlink:type="simple" xlink:href="#__RefHeading___Toc4288_3740108690" text:style-name="Index_20_Link" text:visited-style-name="Index_20_Link">Kolter Electronic<text:tab/>35</text:a></text:p>
          <text:p text:style-name="P146"><text:a xlink:type="simple" xlink:href="#__RefHeading___Toc4290_3740108690" text:style-name="Index_20_Link" text:visited-style-name="Index_20_Link">Joystick<text:tab/>35</text:a></text:p>
          <text:p text:style-name="P146"><text:a xlink:type="simple" xlink:href="#__RefHeading___Toc4292_3740108690" text:style-name="Index_20_Link" text:visited-style-name="Index_20_Link">AVR Net IO<text:tab/>35</text:a></text:p>
          <text:p text:style-name="P146"><text:a xlink:type="simple" xlink:href="#__RefHeading___Toc4252_3740108690" text:style-name="Index_20_Link" text:visited-style-name="Index_20_Link">Raspberry Pi ( ab Version V 0.6 )<text:tab/>35</text:a></text:p>
          <text:p text:style-name="P146"><text:a xlink:type="simple" xlink:href="#__RefHeading___Toc4294_3740108690" text:style-name="Index_20_Link" text:visited-style-name="Index_20_Link">externe Programme<text:tab/>36</text:a></text:p>
          <text:p text:style-name="P131"><text:a xlink:type="simple" xlink:href="#__RefHeading__1652_636098784" text:style-name="Index_20_Link" text:visited-style-name="Index_20_Link">Die PhysMach Unit<text:tab/>36</text:a></text:p>
          <text:p text:style-name="P145"><text:a xlink:type="simple" xlink:href="#__RefHeading__1625_636098784" text:style-name="Index_20_Link" text:visited-style-name="Index_20_Link">Die PhysMach Lib aus der Sicht eines Programmierers:<text:tab/>37</text:a></text:p>
          <text:p text:style-name="P145"><text:a xlink:type="simple" xlink:href="#__RefHeading___Toc4296_3740108690" text:style-name="Index_20_Link" text:visited-style-name="Index_20_Link">Die Programmlogik sieht prinzipiell wie folgt aus:<text:tab/>37</text:a></text:p>
          <text:p text:style-name="P131"><text:a xlink:type="simple" xlink:href="#__RefHeading__1627_636098784" text:style-name="Index_20_Link" text:visited-style-name="Index_20_Link">Die DeviceServer API<text:tab/>37</text:a></text:p>
          <text:p text:style-name="P145"><text:a xlink:type="simple" xlink:href="#__RefHeading___Toc4298_3740108690" text:style-name="Index_20_Link" text:visited-style-name="Index_20_Link">Syntax und Parameter der Adressen:<text:tab/>38</text:a></text:p>
          <text:p text:style-name="P131"><text:a xlink:type="simple" xlink:href="#__RefHeading___Toc4320_3740108690" text:style-name="Index_20_Link" text:visited-style-name="Index_20_Link">Anhang:<text:tab/>41</text:a></text:p>
          <text:p text:style-name="P145"><text:a xlink:type="simple" xlink:href="#__RefHeading___Toc4254_3740108690" text:style-name="Index_20_Link" text:visited-style-name="Index_20_Link">1) History:<text:tab/>41</text:a></text:p>
          <text:p text:style-name="P145"><text:a xlink:type="simple" xlink:href="#__RefHeading___Toc4592_3740108690" text:style-name="Index_20_Link" text:visited-style-name="Index_20_Link">2) openmsr.js Function Reference<text:tab/>42</text:a></text:p>
          <text:p text:style-name="P145"><text:a xlink:type="simple" xlink:href="#__RefHeading___Toc4025_1914215490" text:style-name="Index_20_Link" text:visited-style-name="Index_20_Link">3) Installation von Python und PHP unter Windows 7<text:tab/>44</text:a></text:p>
          <text:p text:style-name="P146"><text:a xlink:type="simple" xlink:href="#__RefHeading___Toc4027_1914215490" text:style-name="Index_20_Link" text:visited-style-name="Index_20_Link">Installation von Python:<text:tab/>44</text:a></text:p>
        </text:index-body>
      </text:table-of-content>
      <text:p text:style-name="P91"/>
      <text:h text:style-name="P160" text:outline-level="1"><text:bookmark-start text:name="__RefHeading__1557_636098784"/>Open LabTools Einführung<text:bookmark-end text:name="__RefHeading__1557_636098784"/></text:h>
      <text:p text:style-name="Standard"/>
      <text:p text:style-name="P62">Messen, Steuern und Regeln mit dem Computer<text:tab/><text:tab/><text:tab/><text:tab/></text:p>
      <text:p text:style-name="Standard"/>
      <text:p text:style-name="P54">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54"><draw:frame draw:style-name="fr8" draw:name="graphics4" text:anchor-type="paragraph" svg:x="1.353cm" svg:y="0.427cm" svg:width="5.595cm" svg:height="4.189cm" draw:z-index="5"><draw:image xlink:href="Pictures/1000000000000118000000C7179F4F62FC3C1D6C.png" xlink:type="simple" xlink:show="embed" xlink:actuate="onLoad" loext:mime-type="image/png"/></draw:frame><text:s text:c="2"/><text:tab/></text:p>
      <text:p text:style-name="P54"><text:tab/>Das Bild zeigt das Prinzip: die I/O Hardware <text:line-break/><text:tab/>liesst analoge Werte wie die Themperatur, </text:p>
      <text:p text:style-name="P54"><text:tab/>steuert einen Elektromotor und erkennt ob </text:p>
      <text:p text:style-name="P54"><text:tab/>Schalter ein oder ausgeschaltet sind. Nun kann</text:p>
      <text:p text:style-name="P54"><text:tab/>eine Software den Motor in Abhängigkeit<text:line-break/><text:tab/>von der Temperatur steuern/schalten. Über </text:p>
      <text:p text:style-name="P54"><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66"><draw:frame draw:style-name="fr8" draw:name="graphics5" text:anchor-type="paragraph" svg:x="9.158cm" svg:y="0.325cm" svg:width="5.346cm" svg:height="7.232cm" draw:z-index="6"><draw:image xlink:href="Pictures/1000000000000127000001BC74F125C9F9975140.png" xlink:type="simple" xlink:show="embed" xlink:actuate="onLoad" loext:mime-type="image/png"/></draw:frame><text:span text:style-name="T19"><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48">Zum Ende dieser kurzen Einführung sollen nun noch die Begriffe Messen, Steuern und Regeln erklärt werden.</text:span><text:span text:style-name="T19"><text:line-break/><text:line-break/></text:span><text:span text:style-name="T46">Messen</text:span><text:span text:style-name="T19">: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text:span><text:span text:style-name="T52"> Jahr über ermitteln. </text:span><text:span text:style-name="T19">Wenn Sie über </text:span><text:soft-page-break/><text:span text:style-name="T19">mehrer Jahre solche Messwerte speichern, können Sie Vergleiche anstellen die darüber Aufschluss geben welches Jahr war wärmer, verändert sich die Temperatur über die Jahre ( Klimaerwärmung ).</text:span><text:span text:style-name="T27"><text:line-break/></text:span></text:p>
      <text:p text:style-name="P65"/>
      <text:p text:style-name="P38"><text:span text:style-name="T4">Steuern:</text:span>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p>
      <text:p text:style-name="P66"><text:span text:style-name="T23">Regeln:</text:span><text:span text:style-name="T27">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27">www.wikipedia.de</text:span></text:a><text:span text:style-name="T27"> unter den jeweiligen Stichworten.<text:line-break/></text:span></text:p>
      <text:p text:style-name="P38"/>
      <text:p text:style-name="P14">Auswahl der geeigneten I/O Hardware:</text:p>
      <text:p text:style-name="P66"><text:span text:style-name="T27"><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27">www.pollin.de</text:span></text:a><text:span text:style-name="T27"> )<text:line-break/><text:line-break/></text:span><text:span text:style-name="T23">Eine ganz wichtige Warnung in diesem Zusammenhang:</text:span></text:p>
      <text:p text:style-name="P38"/>
      <text:p text:style-name="P38"><text:span text:style-name="T53">Netzspannung kann tödlich sein</text:span>.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p>
      <text:p text:style-name="P38"/>
      <text:p text:style-name="P38">Wer noch nie mit Elektronik gearbeitet hat, sollte sich zuerst mit den Grundlagen beschäftigen, damit ein Verständnis 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38"/>
      <text:p text:style-name="P38"/>
      <text:p text:style-name="P38">Eine Einführung finden Sie z.B. unter:</text:p>
      <text:p text:style-name="P38"/>
      <text:p text:style-name="P66"><text:a xlink:type="simple" xlink:href="http://www.hcilab.org/documents/elektronik-einfuehrung.pdf" text:style-name="Internet_20_link" text:visited-style-name="Visited_20_Internet_20_Link"><text:span text:style-name="T27">http://www.hcilab.org/documents/elektronik-einfuehrung.pdf</text:span></text:a><text:a xlink:type="simple" xlink:href="http://www.hcilab.org/documents/elektronik-einfuehrung.pdf" text:style-name="Internet_20_link" text:visited-style-name="Visited_20_Internet_20_Link"><text:span text:style-name="T27"> </text:span></text:a><text:a xlink:type="simple" xlink:href="http://www.hcilab.org/documents/elektronik-einfuehrung.pdf" text:style-name="Internet_20_link" text:visited-style-name="Visited_20_Internet_20_Link"><text:span text:style-name="T22"><text:tab/><text:tab/>Einfacher Einführungstext</text:span></text:a></text:p>
      <text:p text:style-name="P66"><text:a xlink:type="simple" xlink:href="http://www.franksteinberg.de/erel.htm" text:style-name="Internet_20_link" text:visited-style-name="Visited_20_Internet_20_Link"><text:span text:style-name="T27">http://www.franksteinberg.de/erel.htm</text:span></text:a><text:span text:style-name="T27"><text:tab/><text:tab/><text:tab/><text:tab/>Beschreibung einfacher Relaiskarte</text:span></text:p>
      <text:p text:style-name="P62"><text:a xlink:type="simple" xlink:href="http://www.epanorama.net/circuits/parallel_output.html" text:style-name="Internet_20_link" text:visited-style-name="Visited_20_Internet_20_Link"><text:span text:style-name="T27">http://www.epanorama.net/circuits/parallel_output.html</text:span></text:a><text:span text:style-name="T27"><text:tab/><text:tab/>Schaltungsbeispiele parallel Port</text:span></text:p>
      <text:p text:style-name="P38"/>
      <text:h text:style-name="Heading_20_2" text:outline-level="2"><text:bookmark-start text:name="__RefHeading__1559_636098784"/>User Guide<text:bookmark-end text:name="__RefHeading__1559_636098784"/></text:h>
      <text:p text:style-name="P55"/>
      <text:p text:style-name="P55">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text:soft-page-break/>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55"/>
      <text:p text:style-name="P98">Feedback / Bugs / Mitarbeit</text:p>
      <text:p text:style-name="P98"/>
      <text:p text:style-name="P61">Ich freue mich über jede Art von <text:span text:style-name="T4">Feedback</text:span>. <text:span text:style-name="T4">Bug Reports</text:span>, <text:span text:style-name="T4">Anregungen und Ideen</text:span> bitte als Issue auf der Github Seite</text:p>
      <text:p text:style-name="P61">von OpenMSR erstellen:</text:p>
      <text:p text:style-name="P61"/>
      <text:p text:style-name="P103">https://github.com/lnetwalker/openMSR/</text:p>
      <text:h text:style-name="P153" text:outline-level="3"><text:bookmark-start text:name="__RefHeading__1561_636098784"/>Hardware<text:bookmark-end text:name="__RefHeading__1561_636098784"/></text:h>
      <text:p text:style-name="P58">Folgende Hardware wird zur Zeit von der PhysMach unterstützt:</text:p>
      <text:p text:style-name="P58"><draw:frame draw:style-name="fr12" draw:name="Objekt2" text:anchor-type="paragraph" svg:x="-0.023cm" svg:y="0.917cm" svg:width="16.783cm" svg:height="14.901cm" draw:z-index="28"><draw:object xlink:href="./Object 2" xlink:type="simple" xlink:show="embed" xlink:actuate="onLoad"/><draw:image xlink:href="./ObjectReplacements/Object 2" xlink:type="simple" xlink:show="embed" xlink:actuate="onLoad"/></draw:frame></text:p>
      <text:p text:style-name="P58"/>
      <text:p text:style-name="P57">Note:</text:p>
      <text:p text:style-name="P57">der Dil/NetPC wird nicht mehr unterstützt, weil die Software nicht mehr in den Speicher passt und <text:s/>keine neueren</text:p>
      <text:p text:style-name="P57">Testgeräte durch den Hersteller zur Verfügung gestellt wurden.</text:p>
      <text:p text:style-name="P57"/>
      <text:p text:style-name="P56">Die Kolter Devices kann ich nicht mehr testen, da ich keine entsprechenden TestPCs mehr habe</text:p>
      <text:p text:style-name="P56"/>
      <text:p text:style-name="P56"><text:soft-page-break/>8255 ISA PIO wird ebenso wie die Kolter Karten ungetestet ausgeliefert, keine Testhardware</text:p>
      <text:p text:style-name="P56"/>
      <text:p text:style-name="P56">ParPort bleibt wegen fehlender Testhardware ebenso ungetestet</text:p>
      <text:p text:style-name="P57"/>
      <text:p text:style-name="P56">Die Unterstützung der Hardware hängt auch vom verwendeten Betriebssystem ab, <text:span text:style-name="T127">bitte berücksichtigen sie die Daten der Tabelle</text:span>!</text:p>
      <text:p text:style-name="P56"/>
      <text:p text:style-name="P55">Folgende Resourcen werden von der PhysMach verwaltet:</text:p>
      <text:p text:style-name="P55"><text:tab/>128<text:tab/>Eingänge</text:p>
      <text:p text:style-name="P55"><text:tab/>128<text:tab/>Ausgänge</text:p>
      <text:p text:style-name="P55"><text:tab/>256 <text:tab/>Merker</text:p>
      <text:p text:style-name="P55"><text:tab/> 64<text:tab/>Analog Eingänge</text:p>
      <text:p text:style-name="P55"><text:tab/> 16<text:tab/>Zähler</text:p>
      <text:p text:style-name="P55"><text:tab/> 16 <text:tab/>Timer</text:p>
      <text:p text:style-name="Standard"/>
      <text:h text:style-name="Heading_20_3" text:outline-level="3"><text:bookmark-start text:name="__RefHeading__1563_636098784"/>Die Labtools Clients<text:bookmark-end text:name="__RefHeading__1563_636098784"/></text:h>
      <text:p text:style-name="P55"><draw:frame draw:style-name="fr8"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55">Oszi, Datalogger und SPS sowie die Webschnittstelle zum Zugriff auf die Hardware via Browser.</text:p>
      <text:p text:style-name="P55">In Arbeit sind die Tools ObjectRecognition zur optischen Objekterkennung via USB Camera und FunktionSolver zur Berechnung komplexer mathematischer Zusammenhänge mit den Meßwerten.</text:p>
      <text:p text:style-name="P55">Mit diesen Tools ist es bereits möglich eine Steuerung/Regelung mit der SPS aufzubauen und die Visualisierung der Regelung mit dem Browser zu realisieren. Daneben können Oszi und datalogger zum debugging benutzt werden.</text:p>
      <text:p text:style-name="P55"><text:s/></text:p>
      <text:p text:style-name="P55"><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55"/>
      <text:h text:style-name="Heading_20_2" text:outline-level="2"><text:bookmark-start text:name="__RefHeading___Toc24949_1557550991"/>Software Kompatibilität<text:bookmark-end text:name="__RefHeading___Toc24949_1557550991"/></text:h>
      <text:p text:style-name="P140">Nicht alle Tools sind auf allen Plattformen lauffähig und verfügbar. Die folgende Tab<text:span text:style-name="T126">e</text:span>l<text:span text:style-name="T126">l</text:span>e gibt einen Überblick welches Tool auf welcher Plattform funktioniert.<text:line-break/></text:p>
      <text:p text:style-name="P104"><draw:frame draw:style-name="fr13" draw:name="Objekt1" text:anchor-type="paragraph" svg:width="14.797cm" svg:height="7.225cm" draw:z-index="27"><draw:object xlink:href="./Object 1" xlink:type="simple" xlink:show="embed" xlink:actuate="onLoad"/><draw:image xlink:href="./ObjectReplacements/Object 1" xlink:type="simple" xlink:show="embed" xlink:actuate="onLoad"/></draw:frame><text:span text:style-name="T101">G</text:span><text:span text:style-name="T102">etting started:</text:span></text:p>
      <text:p text:style-name="Contents_20_1"><text:soft-page-break/></text:p>
      <text:p text:style-name="P125">Follow <text:s/>these simple steps to get the OpenMSR tools running on your machine:</text:p>
      <text:p text:style-name="P125"/>
      <text:p text:style-name="P125">1) laden sie das zu ihrer Rechnerarchitektur passende Image herunter</text:p>
      <text:p text:style-name="P125">2) entpacken sie das Archiv:</text:p>
      <text:p text:style-name="P125"><text:s text:c="4"/>Linux: tar xzvf &lt;archiv.tgz&gt;</text:p>
      <text:p text:style-name="P125"><text:s text:c="4"/>windows:<text:line-break/> <text:s text:c="3"/><text:span text:style-name="T122">Bitte installieren Sie zuerst wie im Anhang beschrieben die Abhängigkeiten wie Python und PHP<text:line-break/> <text:s text:c="3"/>(siehe Anhang 3 )</text:span></text:p>
      <text:p text:style-name="P126"/>
      <text:p text:style-name="P125">in dem entpackten Verzeichnis finden Sie alle Tools in den jeweiligen Verzeichnissen</text:p>
      <text:p text:style-name="P125">starten sie den deviceServer im Unterverzeichnis DeviceServer</text:p>
      <text:p text:style-name="P125">cd DeviceServer</text:p>
      <text:p text:style-name="P125">./DeviceServer</text:p>
      <text:p text:style-name="P125"/>
      <text:p text:style-name="P129"><text:span text:style-name="T9">geben Sie nun in Ihrem Browser die Adresse: </text:span><text:a xlink:type="simple" xlink:href="http://localhost:10080/index.html" text:style-name="Internet_20_link" text:visited-style-name="Visited_20_Internet_20_Link"><text:span text:style-name="T9">http://localhost:10080/index.html</text:span></text:a><text:span text:style-name="T9"> ein.</text:span></text:p>
      <text:p text:style-name="P125"/>
      <text:p text:style-name="P125">Erkunden Sie nun die Beispiele…</text:p>
      <text:p text:style-name="P125"/>
      <text:p text:style-name="P122">Anmerkung zur ARM Architecture: Die OpenMSR Tools wurden f<text:span text:style-name="T119">ü</text:span>r die 32 Bit ARM Architektur gebaut und sind damit auf Systemen wie dem Raspberry Pi 2 direkt lauff<text:span text:style-name="T119">ä</text:span>hig. Damit diese Programme auch auf ARM64 funktionieren m<text:span text:style-name="T119">ü</text:span>ssen Sie unter Linux den Multiarch Support aktivieren: <text:span text:style-name="T119">( Bei Debian/Ubuntu funktioniert das wie folgt: )</text:span></text:p>
      <text:p text:style-name="P121"><text:span text:style-name="T103">sudo dpkg --add-architecture armhf</text:span><text:line-break/><text:span text:style-name="T103">sudo apt-get update</text:span><text:line-break/><text:span text:style-name="T103">sudo apt install libc6:armhf</text:span><text:line-break/><text:span text:style-name="T103">sudo ln -s /lib/ld-linux-armhf.so.3 /lib/ld-linux.so.3</text:span><text:span text:style-name="T104">a</text:span></text:p>
      <text:p text:style-name="P130"><text:span text:style-name="T130"><text:line-break/></text:span><text:span text:style-name="T131">ToDo : add infos about installation of dependecies</text:span></text:p>
      <text:h text:style-name="Heading_20_1" text:outline-level="1"><text:bookmark-start text:name="__RefHeading___Toc24951_1557550991"/>Die Tools<text:bookmark-end text:name="__RefHeading___Toc24951_1557550991"/></text:h>
      <text:h text:style-name="Heading_20_2" text:outline-level="2"><text:bookmark-start text:name="__RefHeading__1567_636098784"/>Der DeviceServer<text:bookmark-end text:name="__RefHeading__1567_636098784"/></text:h>
      <text:p text:style-name="P4"/>
      <text:p text:style-name="P15">abstrahiert die Hardware und stellt den Tools die Hardware als Server zur Verfügung.</text:p>
      <text:p text:style-name="P15">Dazu wird der in den DeviceServer integrierte webserver verwendet. Zum debugging steht ausserdem eine Telnet Schnittstelle zur Verfügung.</text:p>
      <text:p text:style-name="P15"/>
      <text:p text:style-name="P15">Nach der Konfiguration des DeviceServers über die Datei DeviceServer.cfg, kann der DeviceServer durch Eingabe von ./DeviceServer gestartet werden.</text:p>
      <text:p text:style-name="P15">Die Startmeldungen des DeviceServers können je nach Konfiguration z.B. so aussehen:</text:p>
      <text:p text:style-name="P15"/>
      <text:p text:style-name="P4"><draw:frame draw:style-name="fr1" draw:name="Frame1" text:anchor-type="paragraph" svg:x="1.177cm" svg:y="0.023cm" svg:width="11.469cm" draw:z-index="0"><draw:text-box fo:min-height="5.255cm"><text:p text:style-name="P106">$ ./DeviceServer</text:p><text:p text:style-name="P106">detected Hardware: ,Random</text:p><text:p text:style-name="P106">starting DeviceHandler for Device:R</text:p><text:p text:style-name="P106">started Device Handler Thread..1</text:p><text:p text:style-name="P106">Starting Webserver Thread...</text:p><text:p text:style-name="P106">started Webserver Thread, going to start Server...</text:p><text:p text:style-name="P106">Webserver started, ready to serve</text:p><text:p text:style-name="P106">Starting Telnet Thread...</text:p><text:p text:style-name="P106">started Telnet Thread..3</text:p><text:p text:style-name="P106">Starting Statistics Thread...</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15">Durch Eingabe von e kann der DeviceServer beendet werden, die Stopmeldungen sehen bei obigem Beispiel so aus:</text:p>
      <text:p text:style-name="P15"><draw:frame draw:style-name="fr1" draw:name="Frame2" text:anchor-type="paragraph" svg:x="1.097cm" svg:y="0.358cm" svg:width="11.411cm" draw:z-index="1"><draw:text-box fo:min-height="2.007cm"><text:p text:style-name="P106">Device Handler going down..1</text:p><text:p text:style-name="P106">Webserver going down..</text:p><text:p text:style-name="P106">Telnet Accept error: 22</text:p><text:p text:style-name="P106">$</text:p></draw:text-box></draw:frame></text:p>
      <text:p text:style-name="P4"/>
      <text:p text:style-name="P4"/>
      <text:p text:style-name="P4"/>
      <text:p text:style-name="P4"><text:soft-page-break/></text:p>
      <text:p text:style-name="P4"/>
      <text:p text:style-name="P15">Wenn der DeviceServer gestartet ist kann man mittels Telnet sich mit dem DeviceServer verbinden und neben Statisticdaten auch denn Zustand der Hardware abfragen:</text:p>
      <text:p text:style-name="P15"><draw:frame draw:style-name="fr1" draw:name="Frame3" text:anchor-type="paragraph" svg:x="1.071cm" svg:y="0.349cm" svg:width="14.415cm" draw:z-index="2"><draw:text-box fo:min-height="6.59cm"><text:p text:style-name="P107">$ telnet localhost 45054</text:p><text:p text:style-name="P107">Trying 127.0.0.1...</text:p><text:p text:style-name="P107">Connected to localhost.</text:p><text:p text:style-name="P107">Escape character is '^]'.</text:p><text:p text:style-name="P107">Welcome to Device Server Monitor, use "close" to quit</text:p><text:p text:style-name="P107">&gt;s</text:p><text:p text:style-name="P107">DeviceHandler R <text:s/>44153787=2609515 loops/second</text:p><text:p text:style-name="P107">Webserver <text:s/>1=0 loops/second</text:p><text:p text:style-name="P107">Telnet Thread <text:s/>0=0 loops/second</text:p><text:p text:style-name="P107">Stats Thread <text:s/>2=0 loops/second</text:p><text:p text:style-name="P107"/><text:p text:style-name="P107">&gt;h</text:p><text:p text:style-name="P107">cmd lines are build like this</text:p><text:p text:style-name="P107">cmd hardware number [value]</text:p><text:p text:style-name="P107">cmd=[R|W|H|E|C|S] for read, write, help, end, config and stats</text:p><text:p text:style-name="P107">hardware=[C|I|O|A] for counter, input, output, analog values</text:p><text:p text:style-name="P107">Number = Number of line</text:p><text:p text:style-name="P107">Value= value needed when writing lines</text:p></draw:text-box></draw:frame></text:p>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28"/>
      <text:p text:style-name="P28"/>
      <text:p text:style-name="P28"/>
      <text:p text:style-name="P28"/>
      <text:p text:style-name="P28"/>
      <text:p text:style-name="P28"/>
      <text:p text:style-name="P28"/>
      <text:p text:style-name="P28"/>
      <text:p text:style-name="P28"/>
      <text:p text:style-name="P28"/>
      <text:p text:style-name="P9"><text:span text:style-name="T8">Durch einen Programmfehler kann es passieren, daß sich der DeviceServer beendet, wenn man eine Telnet Session über <text:s/>Strg+Alt ] und quit beendet. Um diesen Fehler zu umgehen sollten Sie die Telnet Session mit </text:span><text:span text:style-name="T18">close</text:span><text:span text:style-name="T8"> beenden.</text:span></text:p>
      <text:p text:style-name="P28"/>
      <text:p text:style-name="P28"><draw:frame draw:style-name="fr2" draw:name="Frame4" text:anchor-type="paragraph" svg:x="0.131cm" svg:y="1.503cm" svg:width="16.57cm" draw:z-index="4"><draw:text-box fo:min-height="1.498cm"><text:p text:style-name="P28">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28"/>
      <text:p text:style-name="P28"/>
      <text:p text:style-name="P28"/>
      <text:p text:style-name="P28"/>
      <text:p text:style-name="P28"/>
      <text:p text:style-name="P28"/>
      <text:p text:style-name="P28">In der Standardkonfiguration des DeviceServers ist lediglich ein Random Number Generator auf der IO_Group 1 der Eingänge ( die Blinkenlights in den Screenshots ) <text:span text:style-name="T75">konfiguriert</text:span>.</text:p>
      <text:p text:style-name="P28"/>
      <text:p text:style-name="P28">Der Port des Webserver ist 10080 und der Telnet Schnittstelle 45054. Diese Ports können zur Zeit noch nicht geändert werden.</text:p>
      <text:p text:style-name="P28"/>
      <text:h text:style-name="Heading_20_3" text:outline-level="3"><text:bookmark-start text:name="__RefHeading___Toc24953_1557550991"/>Neu in V 0.6, Startparameter des DeviceServers:<text:bookmark-end text:name="__RefHeading___Toc24953_1557550991"/></text:h>
      <text:list xml:id="list1196140632" text:style-name="L1">
        <text:list-item>
          <text:p text:style-name="P147"><text:span text:style-name="T39">zum einfachen debugging </text:span><text:span text:style-name="T40">steht </text:span><text:span text:style-name="T39">der Parameter -d zur Verfügung: ./DeviceServer -d<text:line-break/></text:span><text:span text:style-name="T40">es wird in das File </text:span><text:span text:style-name="T31">/tmp /DevSrv.dbg </text:span><text:span text:style-name="T35">geloggt. Aber Achtung: das File kann sehr schnell sehr gross werden!</text:span></text:p>
        </text:list-item>
        <text:list-item>
          <text:p text:style-name="P148">Der DeviceServer kann jetzt auch mit dem Parameter -c &lt;file&gt; mit einem alternativen Configfile gestartet werden.</text:p>
        </text:list-item>
        <text:list-item>
          <text:p text:style-name="P152"><text:span text:style-name="T41">M</text:span><text:span text:style-name="T36">it dem Parameter -a kann ein Access Log File geschrieben werden. Dieses File kann mit standard Webserver Analyse Tools ausgewertet werden. ( Auch dieses File kann sehr schnell wachsen !! )</text:span></text:p>
        </text:list-item>
        <text:list-item>
          <text:p text:style-name="P147"><text:span text:style-name="T40">D</text:span><text:span text:style-name="T42">er DeviceServer </text:span><text:span text:style-name="T40">kann</text:span><text:span text:style-name="T42"> php Scripte ausführen <text:s/></text:span><text:span text:style-name="T128">todo: write </text:span><text:span text:style-name="T129">information about php scripts!</text:span></text:p>
        </text:list-item>
      </text:list>
      <text:h text:style-name="P156" text:outline-level="2"><text:soft-page-break/></text:h>
      <text:h text:style-name="Heading_20_2" text:outline-level="2"><text:bookmark-start text:name="__RefHeading__1571_636098784"/>SPS<text:bookmark-end text:name="__RefHeading__1571_636098784"/></text:h>
      <text:p text:style-name="P5"/>
      <text:p text:style-name="P20">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20"/>
      <text:h text:style-name="Heading_20_3" text:outline-level="3"><text:bookmark-start text:name="__RefHeading__1573_636098784"/>1) Überblick über die IDE<text:bookmark-end text:name="__RefHeading__1573_636098784"/></text:h>
      <text:p text:style-name="P20"/>
      <text:p text:style-name="P20">Der SPS - Simulator ist eine Entwicklungsumgebung zur Erstellung Speicherprogramierbarer Steuerungen. Er enthaelt alle notwendigen Funktionen um eine:</text:p>
      <text:list xml:id="list4003566740" text:style-name="L2">
        <text:list-item>
          <text:p text:style-name="P149">AWL zu editieren</text:p>
        </text:list-item>
        <text:list-item>
          <text:p text:style-name="P149">AWL zu archivieren (laden,speichern,drucken)</text:p>
        </text:list-item>
        <text:list-item>
          <text:p text:style-name="P149">AWL zu testen</text:p>
        </text:list-item>
        <text:list-item>
          <text:p text:style-name="P149">Kontaktplan ( KOP ) anzeigen</text:p>
        </text:list-item>
      </text:list>
      <text:p text:style-name="P20"/>
      <text:p text:style-name="P20">( AWL = Anweisungsliste, en<text:span text:style-name="T106">ts</text:span>pricht quasi dem SPS Programm)</text:p>
      <text:p text:style-name="P20"/>
      <text:p text:style-name="P20">Eine sehr gute Einfuehrung sind die im HUETHIG Verlag erschienenen Buecher von A. Auer "SPS Aufbau und Programmierung" und "SPS Programmierung Beispiele und Aufgaben"</text:p>
      <text:p text:style-name="P20"/>
      <text:p text:style-name="P20">An dieser Stelle mein Dank an A. Auer, meinen Prof Ende der achtziger Jahre in Isny, der mich dazu motivierte das Programm zu schreiben.</text:p>
      <text:p text:style-name="P20"/>
      <text:h text:style-name="Heading_20_3" text:outline-level="3"><text:bookmark-start text:name="__RefHeading__1575_636098784"/>2) Bedienung<text:bookmark-end text:name="__RefHeading__1575_636098784"/></text:h>
      <text:p text:style-name="P20"/>
      <text:p text:style-name="P20">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text:span text:style-name="T124">6</text:span> LINES und 80 COLUMNS ).<text:line-break/><text:line-break/>Durch Eingabe der farbig abgesezten Anfangsbuchstaben oder der Pfeiltasten und RETURN kann der Anwender zwischen folgenden Punkten waehlen:</text:p>
      <text:p text:style-name="P20"/>
      <text:p text:style-name="P20"><text:s text:c="14"/>- &lt;F&gt;ile : <text:s/>enthaelt alle Menuepunkte um eine</text:p>
      <text:p text:style-name="P20"><text:s text:c="26"/>AWL zu</text:p>
      <text:p text:style-name="P20"><text:s text:c="30"/>- loeschen</text:p>
      <text:p text:style-name="P20"><text:s text:c="30"/>- laden</text:p>
      <text:p text:style-name="P20"><text:s text:c="30"/>- speichern</text:p>
      <text:p text:style-name="P20"><text:s text:c="26"/>sowie: </text:p>
      <text:p text:style-name="P20"><text:s text:c="30"/>- Directory anzeigen</text:p>
      <text:p text:style-name="P20"><text:s text:c="30"/>- Standardverzeichnis wechseln</text:p>
      <text:p text:style-name="P20"/>
      <text:p text:style-name="P20"><text:s text:c="14"/>- &lt;E&gt;dit : <text:s/>erlaubt das Erstellen und Aendern einer AWL</text:p>
      <text:p text:style-name="P20"/>
      <text:p text:style-name="P20"><text:s text:c="14"/>- &lt;R&gt;un : <text:s text:c="2"/>Starten einer AWL</text:p>
      <text:p text:style-name="P20"/>
      <text:p text:style-name="P20"><text:s text:c="14"/>- &lt;K&gt;op : <text:s text:c="2"/>Ausgabe der AWL als Kontaktplan ( KOP )</text:p>
      <text:p text:style-name="P20"/>
      <text:p text:style-name="P20"><text:s text:c="14"/>- &lt;Q&gt;uit : <text:s/>Beenden der Entwicklungsumgebung</text:p>
      <text:p text:style-name="P20"><text:soft-page-break/></text:p>
      <text:p text:style-name="P20"/>
      <text:p text:style-name="P20"/>
      <text:h text:style-name="Heading_20_3" text:outline-level="3"><text:bookmark-start text:name="__RefHeading__1577_636098784"/><text:s/><text:span text:style-name="T54"><text:s text:c="5"/>2.1 Erklaerung der Menuepunkte</text:span><text:bookmark-end text:name="__RefHeading__1577_636098784"/></text:h>
      <text:p text:style-name="P20"/>
      <text:p text:style-name="P20"><text:s text:c="10"/>Bei Auswahl der Menuepunkte wird ein Fenster geoeffnet.</text:p>
      <text:p text:style-name="P20"><text:s text:c="10"/>Im oberen Rahmen des Fensters steht in eckigen Klammern</text:p>
      <text:p text:style-name="P20"><text:s text:c="10"/>der Name des Menuepunktes, im unteren Rahmen in spitzen</text:p>
      <text:p text:style-name="P20"><text:s text:c="10"/>Klammern wie man diesen Menuepunkt beenden kann.</text:p>
      <text:p text:style-name="P20"/>
      <text:h text:style-name="Heading_20_3" text:outline-level="3"><text:bookmark-start text:name="__RefHeading__1579_636098784"/><text:s text:c="6"/>2.1.1 Der Menuepunkt FILE<text:bookmark-end text:name="__RefHeading__1579_636098784"/></text:h>
      <text:p text:style-name="P20"/>
      <text:p text:style-name="P20"><text:s text:c="10"/>Nach Eingabe von F im Hauptmenü erscheint das Auswahlmenu</text:p>
      <text:p text:style-name="P20"><text:s text:c="10"/>FILE. Sie koennen jetzt wieder durch Eingabe des farbig unter-</text:p>
      <text:p text:style-name="P20"><text:s text:c="10"/>legten Anfangsbuchstaben ,der Pfeiltasten und RETURN </text:p>
      <text:p text:style-name="P20"><text:s text:c="10"/>zwischen folgenden Punkten waehlen :</text:p>
      <text:p text:style-name="P20"><text:s text:c="15"/>N - New = loeschen des Speichers</text:p>
      <text:p text:style-name="P20"><text:s text:c="19"/>( d.h. Loeschen der aktuellen AWL im Speicher )</text:p>
      <text:p text:style-name="P20"/>
      <text:p text:style-name="P20"><text:s text:c="15"/>L - Laden einer AWL von Disk / Platte</text:p>
      <text:p text:style-name="P20"/>
      <text:p text:style-name="P20"><text:s text:c="15"/>S - Sichern der aktuellen AWL auf Disk/Platte</text:p>
      <text:p text:style-name="P20"/>
      <text:p text:style-name="P20"><text:s text:c="15"/>P - Ausdruck der im Speicher befindlichen AWL</text:p>
      <text:p text:style-name="P20"/>
      <text:p text:style-name="P20"/>
      <text:p text:style-name="P20"><text:s text:c="15"/>D - Directory anzeigen</text:p>
      <text:p text:style-name="P20"/>
      <text:p text:style-name="P20"><text:s text:c="15"/>C - wechseln des Standarddirectories</text:p>
      <text:p text:style-name="P20"/>
      <text:p text:style-name="P20"/>
      <text:p text:style-name="P20"><text:s text:c="10"/>Alle Pfad- und Dateiangaben im Menue FILE muessen in der</text:p>
      <text:p text:style-name="P20"><text:s text:c="10"/>DOS Syntax angegeben werden. ( z.B.: *.* nicht * )</text:p>
      <text:p text:style-name="P20"><text:s text:c="10"/>Wird kein Pfad angegeben bezieht sich der Befehl auf das</text:p>
      <text:p text:style-name="P20"><text:s text:c="10"/>aktuelle Laufwerk/ bzw. Pfad. ( Laufwerk ;-) ; es kommt halt</text:p>
      <text:p text:style-name="P20"><text:s text:c="10"/>aus der DOS Welt )</text:p>
      <text:p text:style-name="P20"/>
      <text:p text:style-name="P20"><text:s text:c="10"/>Wird keine Dateinamenserweiterung angegeben wird automatisch</text:p>
      <text:p text:style-name="P20"><text:s text:c="10"/>.SPS angehaengt.</text:p>
      <text:p text:style-name="P20"/>
      <text:h text:style-name="Heading_20_3" text:outline-level="3"><text:bookmark-start text:name="__RefHeading__1581_636098784"/><text:s text:c="6"/>2.1.2 Der Menuepkt EDIT<text:bookmark-end text:name="__RefHeading__1581_636098784"/></text:h>
      <text:p text:style-name="P52"/>
      <text:p text:style-name="P20"><draw:frame draw:style-name="fr9" draw:name="graphics10" text:anchor-type="paragraph" svg:width="12.781cm" svg:height="9.599cm" draw:z-index="17"><draw:image xlink:href="Pictures/100000000000020000000194AD7F638663A7392F.gif" xlink:type="simple" xlink:show="embed" xlink:actuate="onLoad" loext:mime-type="image/gif"/></draw:frame><text:soft-page-break/></text:p>
      <text:p text:style-name="P20"><text:s text:c="10"/>Nach Eingabe von E aus dem Hauptmenue befindet man sich im Editorfenster.</text:p>
      <text:p text:style-name="P20"><text:s text:c="10"/>Es kann nun eine AWL erstellt oder geaendert werden.</text:p>
      <text:p text:style-name="P20"/>
      <text:p text:style-name="P20"><text:s text:c="10"/>Aufbau einer Zeile der AWL:</text:p>
      <text:p text:style-name="P20"><text:s text:c="14"/>1. Zeilennummer:</text:p>
      <text:p text:style-name="P20"><text:s text:c="17"/>Der Editor schlaegt jeweils die naechste aktuelle Zeilennummer vor. Will man diese uebernehmen, so</text:p>
      <text:p text:style-name="P20"><text:s text:c="17"/>muss keine neue Zeilennummer angegeben werden.Will man jedoch eine bestehende Zeile aendern</text:p>
      <text:p text:style-name="P20"><text:s text:c="17"/>so muss hier die entsprechende Zeilennummer ange- geben werden und die Zeile ueberschrieben werden.</text:p>
      <text:p text:style-name="P20"/>
      <text:p text:style-name="P20"><text:s text:c="14"/>2. Operation (max 3Stellig) enthaelt einen gueltigen</text:p>
      <text:p text:style-name="P20"><text:s text:c="17"/>Befehl.</text:p>
      <text:p text:style-name="P20"/>
      <text:p text:style-name="P20"><text:s text:c="14"/>3. Operand (1 stellig ) enthaelt einen gueltigen Operanden</text:p>
      <text:p text:style-name="P20"/>
      <text:p text:style-name="P20"><text:s text:c="14"/>4. Parameter ( max 65535 ) enthaelt den Parameter eines</text:p>
      <text:p text:style-name="P20"><text:s text:c="17"/>Befehls oder die Nummer eines Operanden.</text:p>
      <text:p text:style-name="P20"/>
      <text:p text:style-name="P20"><text:s text:c="14"/>5. Kommentar ( max 22 Stellen ) ist optional und nur zu</text:p>
      <text:p text:style-name="P20"><text:s text:c="17"/>Dokumentationszwecken.</text:p>
      <text:p text:style-name="P20"/>
      <text:p text:style-name="P20"/>
      <text:p text:style-name="P20"><text:s text:c="10"/>Alle Komponenten einer Zeile werden ohne Zwischenraeume</text:p>
      <text:p text:style-name="P20"><text:s text:c="10"/>direkt eingegeben.</text:p>
      <text:p text:style-name="P20"><text:s text:c="10"/>Bsp.: 18 ue1Eingang 1 = Starttaste</text:p>
      <text:p text:style-name="P20">Diese Eingabe wird vom Editor wie folgt umgeformt:</text:p>
      <text:p text:style-name="P20"/>
      <text:p text:style-name="P70"><text:s text:c="13"/>18 U <text:s text:c="2"/>E <text:s text:c="4"/>1 Eingang 1 = Starttaste</text:p>
      <text:p text:style-name="P70"><text:s/>Bedeutung: <text:s text:c="2"/>| | <text:s text:c="2"/>| <text:s text:c="4"/>| |</text:p>
      <text:p text:style-name="P70"><text:s text:c="14"/>| | <text:s text:c="2"/>| <text:s text:c="4"/>| + Kommentar----------&gt;</text:p>
      <text:p text:style-name="P70"><text:s text:c="14"/>| | <text:s text:c="2"/>| <text:s text:c="4"/>+ Parameter</text:p>
      <text:p text:style-name="P70"><text:s text:c="14"/>| | <text:s text:c="2"/>+ Operand</text:p>
      <text:p text:style-name="P70"><text:s text:c="14"/>| + Operation</text:p>
      <text:p text:style-name="P70"><text:s text:c="14"/>+ vorgegebene Zeilennummer</text:p>
      <text:p text:style-name="P70"/>
      <text:p text:style-name="P20">Jede Zeile wird mit RETURN bzw. ENTER abgeschlossen. Solange eine Zeile nicht abgeschlossen ist kann sie mit BACKSPACE korrigiert werden. Nach Abschluss einer Zeile kann diese nur durch ueberschreiben geaendert werden.</text:p>
      <text:p text:style-name="P20"/>
      <text:p text:style-name="P20">Folgende Tasten haben im Editor eine Bedeutung:</text:p>
      <text:p text:style-name="P20"><text:soft-page-break/></text:p>
      <text:p text:style-name="P20"><text:s text:c="10"/>EINFG: Einfuegen einer Zeile in die AWL. Nach Eingabe der</text:p>
      <text:p text:style-name="P20"><text:s text:c="14"/>Zeilennummer wird an dieser Stelle eine Zeile ein-</text:p>
      <text:p text:style-name="P20"><text:s text:c="14"/>gefuegt deren Inhalt der NOP Befehl ( No Operation )</text:p>
      <text:p text:style-name="P20"><text:s text:c="14"/>ist. Diese Zeile kann durch ueberschreiben geaendert</text:p>
      <text:p text:style-name="P20"><text:s text:c="14"/>werden.</text:p>
      <text:p text:style-name="P20"/>
      <text:p text:style-name="P20"><text:s text:c="10"/>ENTF: Loeschen einer Zeile in der AWL . Nach Angabe der</text:p>
      <text:p text:style-name="P20"><text:s text:c="14"/>Zeilennummer wird diese Zeile geloescht, alle nach-</text:p>
      <text:p text:style-name="P20"><text:s text:c="14"/>folgenden zeilen werden um eine Position verschoben.</text:p>
      <text:p text:style-name="P20"/>
      <text:p text:style-name="P20"><text:s text:c="10"/>Die Sprungziele bei den Sprungbefehlen werden automatisch</text:p>
      <text:p text:style-name="P20"><text:s text:c="10"/>angepasst.</text:p>
      <text:p text:style-name="P20"/>
      <text:p text:style-name="P20"><text:s text:c="10"/>CURSOR UP/DOWN Zeilenweises blaettern durch die AWL</text:p>
      <text:p text:style-name="P20"/>
      <text:p text:style-name="P20"><text:s text:c="10"/>PAGE <text:s text:c="2"/>UP/DOWN Seitenweises blaettern durch die AWL</text:p>
      <text:p text:style-name="P20"/>
      <text:p text:style-name="P20"><text:s text:c="10"/>BACKSPACE Zeichen links vom Cursoor loeschen</text:p>
      <text:p text:style-name="P20"/>
      <text:p text:style-name="P20"><text:s text:c="10"/>RETURN Zeile abschliessen</text:p>
      <text:p text:style-name="P20"/>
      <text:p text:style-name="P20"><text:s text:c="10"/>ESC Editor verlassen.</text:p>
      <text:p text:style-name="P20"/>
      <text:h text:style-name="Heading_20_3" text:outline-level="3"><text:bookmark-start text:name="__RefHeading__1583_636098784"/><text:s text:c="6"/>2.1.4 Der Menuepunkt RUN<text:bookmark-end text:name="__RefHeading__1583_636098784"/></text:h>
      <text:p text:style-name="P20"><draw:frame draw:style-name="fr8" draw:name="graphics11" text:anchor-type="paragraph" svg:x="10.059cm" svg:y="0.404cm" svg:width="7.99cm" svg:height="6.246cm" draw:z-index="18"><draw:image xlink:href="Pictures/10000000000002000000019483A21AB4698F6835.gif" xlink:type="simple" xlink:show="embed" xlink:actuate="onLoad" loext:mime-type="image/gif"/></draw:frame></text:p>
      <text:p text:style-name="P20">Durch Eingabe von R im Hauptmenue wird eine AWL gestartet.Auf dem Bildschirm erscheint ein Fenster in dem der Zustand aller</text:p>
      <text:p text:style-name="P20"><text:s text:c="15"/>- MARKER</text:p>
      <text:p text:style-name="P20"><text:s text:c="15"/>- TIMER</text:p>
      <text:p text:style-name="P20"><text:s text:c="15"/>- COUNTER</text:p>
      <text:p text:style-name="P20"><text:s text:c="15"/>- EINGAENGE</text:p>
      <text:p text:style-name="P20"><text:s text:c="15"/>- AUSGAENGE </text:p>
      <text:p text:style-name="P20"><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verlassen!</text:p>
      <text:p text:style-name="P20"/>
      <text:p text:style-name="P20">Eine AWL wird solange immer wieder abgearbeitet bis ESC betaetigt wird.</text:p>
      <text:p text:style-name="P20"/>
      <text:p text:style-name="P20"><text:s text:c="10"/>Folgende Tasten haben eine Bedeutung:</text:p>
      <text:p text:style-name="P20"/>
      <text:p text:style-name="P20"><text:s text:c="10"/>1-8 Bei Interner Steuerung wird mit jedem Tastendruck der</text:p>
      <text:p text:style-name="P20"><text:s text:c="16"/>Zustand des jeweiligen Einganges getoggelt.</text:p>
      <text:p text:style-name="P20"><text:s text:c="10"/>Shift 1-8 toggeln der Eingaenge E9-16</text:p>
      <text:p text:style-name="P20"><text:s text:c="10"/>q-i Zaehler 1-8 decrementieren</text:p>
      <text:p text:style-name="P20"><text:s text:c="10"/>a-f Anlog In 1-4 incremetieren</text:p>
      <text:p text:style-name="P20"><text:s text:c="10"/>c toggeln zwischen interner und externer Steuerung</text:p>
      <text:p text:style-name="P20"/>
      <text:h text:style-name="Heading_20_3" text:outline-level="3"><text:bookmark-start text:name="__RefHeading__1587_636098784"/><text:s text:c="6"/>2.1.<text:span text:style-name="T108">5</text:span> Menuepunkt QUIT<text:bookmark-end text:name="__RefHeading__1587_636098784"/></text:h>
      <text:p text:style-name="P20"/>
      <text:p text:style-name="P20"><text:s text:c="10"/>Durch Q im Hauptmenue wird die Entwicklungsumgebung verlassen</text:p>
      <text:p text:style-name="P20"><text:s text:c="10"/>Befindet sich zu diesem Zeitpunkt eine AWL im Speicher, die</text:p>
      <text:p text:style-name="P20"><text:s text:c="10"/>noch nicht gespeichert wurde, haben sie die Moeglichkeit</text:p>
      <text:p text:style-name="P20"><text:s text:c="10"/>ueber den Menuepunkt File diese ZU sichern.</text:p>
      <text:h text:style-name="Heading_20_3" text:outline-level="3"><text:bookmark-start text:name="__RefHeading__1589_636098784"/><text:soft-page-break/>3. Die Befehle der AWL:<text:bookmark-end text:name="__RefHeading__1589_636098784"/></text:h>
      <text:p text:style-name="P20"/>
      <text:p text:style-name="P20">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112">AWL Befehl</text:p>
          </table:table-cell>
          <table:table-cell table:style-name="DieBefehlerderAWL.A1" office:value-type="string">
            <text:p text:style-name="P112">Bedeutung / Erklärung</text:p>
          </table:table-cell>
          <table:table-cell table:style-name="DieBefehlerderAWL.C1" office:value-type="string">
            <text:p text:style-name="P112">Sprache</text:p>
          </table:table-cell>
        </table:table-row>
        <table:table-row>
          <table:table-cell table:style-name="DieBefehlerderAWL.A2" office:value-type="string">
            <text:p text:style-name="P111">U</text:p>
          </table:table-cell>
          <table:table-cell table:style-name="DieBefehlerderAWL.A2" office:value-type="string">
            <text:p text:style-name="P20">der Akkuinhalt wird mit angeg. Oper. UND verknuepft.<text:line-break/>Englische Schreibweise A</text:p>
          </table:table-cell>
          <table:table-cell table:style-name="DieBefehlerderAWL.C2" office:value-type="string">
            <text:p text:style-name="P111">de</text:p>
          </table:table-cell>
        </table:table-row>
        <table:table-row>
          <table:table-cell table:style-name="DieBefehlerderAWL.A2" office:value-type="string">
            <text:p text:style-name="P111">UN</text:p>
          </table:table-cell>
          <table:table-cell table:style-name="DieBefehlerderAWL.A2" office:value-type="string">
            <text:p text:style-name="P20">der negierte Akkuinhalt wird mit dem angegeb. Oper. UND verknüpft<text:line-break/>Englische Schreibweise AN</text:p>
          </table:table-cell>
          <table:table-cell table:style-name="DieBefehlerderAWL.C2" office:value-type="string">
            <text:p text:style-name="P111">de</text:p>
          </table:table-cell>
        </table:table-row>
        <table:table-row>
          <table:table-cell table:style-name="DieBefehlerderAWL.A2" office:value-type="string">
            <text:p text:style-name="P111">U(</text:p>
          </table:table-cell>
          <table:table-cell table:style-name="DieBefehlerderAWL.A2" office:value-type="string">
            <text:p text:style-name="P20">er Akkuinkalt wird mit dem log. Ergebnis des Klammerausdruckes und verkn. <text:line-break/> Englische Schreibweise A(</text:p>
          </table:table-cell>
          <table:table-cell table:style-name="DieBefehlerderAWL.C2" office:value-type="string">
            <text:p text:style-name="P111">de</text:p>
          </table:table-cell>
        </table:table-row>
        <table:table-row>
          <table:table-cell table:style-name="DieBefehlerderAWL.A2" office:value-type="string">
            <text:p text:style-name="P111">UN(</text:p>
          </table:table-cell>
          <table:table-cell table:style-name="DieBefehlerderAWL.A2" office:value-type="string">
            <text:p text:style-name="P20">( <text:s/>der neg. Akkkuinhalt wird mit Ergebnis des Klammerausdruckes UND verknuepft. <text:s/><text:line-break/>Englische Schreibweise AN(</text:p>
          </table:table-cell>
          <table:table-cell table:style-name="DieBefehlerderAWL.C2" office:value-type="string">
            <text:p text:style-name="P111">de</text:p>
          </table:table-cell>
        </table:table-row>
        <table:table-row>
          <table:table-cell table:style-name="DieBefehlerderAWL.A2" office:value-type="string">
            <text:p text:style-name="P111">O</text:p>
          </table:table-cell>
          <table:table-cell table:style-name="DieBefehlerderAWL.A2" office:value-type="string">
            <text:p text:style-name="P20">der Akkuinhalt wird mit angeg. Oper. ODER verknuepft.</text:p>
          </table:table-cell>
          <table:table-cell table:style-name="DieBefehlerderAWL.C2" office:value-type="string">
            <text:p text:style-name="P111"><text:span text:style-name="T86">d</text:span>e/en</text:p>
          </table:table-cell>
        </table:table-row>
        <table:table-row>
          <table:table-cell table:style-name="DieBefehlerderAWL.A2" office:value-type="string">
            <text:p text:style-name="P111">ON</text:p>
          </table:table-cell>
          <table:table-cell table:style-name="DieBefehlerderAWL.A2" office:value-type="string">
            <text:p text:style-name="P20">der negierte Akkuinhalt wird mit angeg. Oper. ODER verknuepft.</text:p>
          </table:table-cell>
          <table:table-cell table:style-name="DieBefehlerderAWL.C2" office:value-type="string">
            <text:p text:style-name="P111"><text:span text:style-name="T86">d</text:span>e/en</text:p>
          </table:table-cell>
        </table:table-row>
        <table:table-row>
          <table:table-cell table:style-name="DieBefehlerderAWL.A2" office:value-type="string">
            <text:p text:style-name="P111">O(</text:p>
          </table:table-cell>
          <table:table-cell table:style-name="DieBefehlerderAWL.A2" office:value-type="string">
            <text:p text:style-name="P20">der Akkuinhalt wird mit dem Ergebnis des Klammerausdruckes ODER verknuepft.</text:p>
          </table:table-cell>
          <table:table-cell table:style-name="DieBefehlerderAWL.C2" office:value-type="string">
            <text:p text:style-name="P111"><text:span text:style-name="T86">d</text:span>e/en</text:p>
          </table:table-cell>
        </table:table-row>
        <table:table-row>
          <table:table-cell table:style-name="DieBefehlerderAWL.A2" office:value-type="string">
            <text:p text:style-name="P111">ON(</text:p>
          </table:table-cell>
          <table:table-cell table:style-name="DieBefehlerderAWL.A2" office:value-type="string">
            <text:p text:style-name="P20">der negierte Akkuinhalt wird mit dem Ergebnis des Klammerausdruckes ODER verknuepft.</text:p>
          </table:table-cell>
          <table:table-cell table:style-name="DieBefehlerderAWL.C2" office:value-type="string">
            <text:p text:style-name="P111"><text:span text:style-name="T86">d</text:span>e/en</text:p>
          </table:table-cell>
        </table:table-row>
        <table:table-row>
          <table:table-cell table:style-name="DieBefehlerderAWL.A2" office:value-type="string">
            <text:p text:style-name="Standard">'='</text:p>
          </table:table-cell>
          <table:table-cell table:style-name="DieBefehlerderAWL.A2" office:value-type="string">
            <text:p text:style-name="P111">Zuweisung, damit kann einem Marker, Timer oder <text:s/>Ausgang <text:s/>der Akkuinhalt zugewiesen werden. mehrfach Zuweisungen sind erlaubt !</text:p>
          </table:table-cell>
          <table:table-cell table:style-name="DieBefehlerderAWL.C2" office:value-type="string">
            <text:p text:style-name="P111"><text:span text:style-name="T86">d</text:span>e/en</text:p>
          </table:table-cell>
        </table:table-row>
        <table:table-row>
          <table:table-cell table:style-name="DieBefehlerderAWL.A2" office:value-type="string">
            <text:p text:style-name="P111">'=N'</text:p>
          </table:table-cell>
          <table:table-cell table:style-name="DieBefehlerderAWL.A2" office:value-type="string">
            <text:p text:style-name="P111">Wie oben, jedoch der negierte Akkuinhalt</text:p>
          </table:table-cell>
          <table:table-cell table:style-name="DieBefehlerderAWL.C2" office:value-type="string">
            <text:p text:style-name="P111"><text:span text:style-name="T86">d</text:span>e/en</text:p>
          </table:table-cell>
        </table:table-row>
        <table:table-row>
          <table:table-cell table:style-name="DieBefehlerderAWL.A2" office:value-type="string">
            <text:p text:style-name="P111">S</text:p>
          </table:table-cell>
          <table:table-cell table:style-name="DieBefehlerderAWL.A2" office:value-type="string">
            <text:p text:style-name="P111">Setzt einen Ausgang oder Merker auf 1, wenn der Akku true enthält</text:p>
          </table:table-cell>
          <table:table-cell table:style-name="DieBefehlerderAWL.C2" office:value-type="string">
            <text:p text:style-name="P111"><text:span text:style-name="T86">d</text:span>e/en</text:p>
          </table:table-cell>
        </table:table-row>
        <table:table-row>
          <table:table-cell table:style-name="DieBefehlerderAWL.A2" office:value-type="string">
            <text:p text:style-name="P111">R</text:p>
          </table:table-cell>
          <table:table-cell table:style-name="DieBefehlerderAWL.A2" office:value-type="string">
            <text:p text:style-name="P111">Setzt einen Ausgang oder Merker auf 0 wenn der Akku true enthält</text:p>
          </table:table-cell>
          <table:table-cell table:style-name="DieBefehlerderAWL.C2" office:value-type="string">
            <text:p text:style-name="P111"><text:span text:style-name="T86">d</text:span>e/en</text:p>
          </table:table-cell>
        </table:table-row>
        <table:table-row>
          <table:table-cell table:style-name="DieBefehlerderAWL.A2" office:value-type="string">
            <text:p text:style-name="P111">SP</text:p>
          </table:table-cell>
          <table:table-cell table:style-name="DieBefehlerderAWL.A2" office:value-type="string">
            <text:p text:style-name="P20">unbedingter Sprung. Es wird immer an die Stelle gespprungen <text:s/>die als Parameter angegeben ist. Alternativ J (de/en) und JP (en)</text:p>
          </table:table-cell>
          <table:table-cell table:style-name="DieBefehlerderAWL.C2" office:value-type="string">
            <text:p text:style-name="P111">de</text:p>
          </table:table-cell>
        </table:table-row>
        <table:table-row>
          <table:table-cell table:style-name="DieBefehlerderAWL.A2" office:value-type="string">
            <text:p text:style-name="P111">SPB</text:p>
          </table:table-cell>
          <table:table-cell table:style-name="DieBefehlerderAWL.A2" office:value-type="string">
            <text:p text:style-name="P111">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111">de</text:p>
          </table:table-cell>
        </table:table-row>
        <table:table-row>
          <table:table-cell table:style-name="DieBefehlerderAWL.A2" office:value-type="string">
            <text:p text:style-name="P111">TE</text:p>
          </table:table-cell>
          <table:table-cell table:style-name="DieBefehlerderAWL.A2" office:value-type="string">
            <text:p text:style-name="P111">Timer einschaltverzögert Bsp: timer.sps</text:p>
          </table:table-cell>
          <table:table-cell table:style-name="DieBefehlerderAWL.C2" office:value-type="string">
            <text:p text:style-name="P111">de</text:p>
          </table:table-cell>
        </table:table-row>
        <table:table-row>
          <table:table-cell table:style-name="DieBefehlerderAWL.A2" office:value-type="string">
            <text:p text:style-name="P111">ZR</text:p>
          </table:table-cell>
          <table:table-cell table:style-name="DieBefehlerderAWL.A2" office:value-type="string">
            <text:p text:style-name="P111">Rückwärtszähler Bsp zahler.sps</text:p>
          </table:table-cell>
          <table:table-cell table:style-name="DieBefehlerderAWL.C2" office:value-type="string">
            <text:p text:style-name="P111">de</text:p>
          </table:table-cell>
        </table:table-row>
        <table:table-row>
          <table:table-cell table:style-name="DieBefehlerderAWL.A2" office:value-type="string">
            <text:p text:style-name="P111">K</text:p>
          </table:table-cell>
          <table:table-cell table:style-name="DieBefehlerderAWL.A2" office:value-type="string">
            <text:p text:style-name="P111">Konstante für Timer und Zähler</text:p>
          </table:table-cell>
          <table:table-cell table:style-name="DieBefehlerderAWL.C2" office:value-type="string">
            <text:p text:style-name="P111">de</text:p>
          </table:table-cell>
        </table:table-row>
        <table:table-row>
          <table:table-cell table:style-name="DieBefehlerderAWL.A2" office:value-type="string">
            <text:p text:style-name="P111">NOP</text:p>
          </table:table-cell>
          <table:table-cell table:style-name="DieBefehlerderAWL.A2" office:value-type="string">
            <text:p text:style-name="P111">No Operation ( macht gar nichts )</text:p>
          </table:table-cell>
          <table:table-cell table:style-name="DieBefehlerderAWL.C2" office:value-type="string">
            <text:p text:style-name="P111"><text:span text:style-name="T86">d</text:span>e/en</text:p>
          </table:table-cell>
        </table:table-row>
        <table:table-row>
          <table:table-cell table:style-name="DieBefehlerderAWL.A2" office:value-type="string">
            <text:p text:style-name="P111">EN</text:p>
          </table:table-cell>
          <table:table-cell table:style-name="DieBefehlerderAWL.A2" office:value-type="string">
            <text:p text:style-name="P111">Programmende der AWL, alternative Schreibweisen PE (de) oder EP (en)</text:p>
          </table:table-cell>
          <table:table-cell table:style-name="DieBefehlerderAWL.C2" office:value-type="string">
            <text:p text:style-name="P111"><text:span text:style-name="T86">d</text:span>e/en</text:p>
          </table:table-cell>
        </table:table-row>
        <table:table-row>
          <table:table-cell table:style-name="DieBefehlerderAWL.A2" office:value-type="string">
            <text:p text:style-name="P111">LT</text:p>
          </table:table-cell>
          <table:table-cell table:style-name="DieBefehlerderAWL.A2" office:value-type="string">
            <text:p text:style-name="P111">Less than / kleiner als siehe analog Verarbeitung</text:p>
          </table:table-cell>
          <table:table-cell table:style-name="DieBefehlerderAWL.C2" office:value-type="string">
            <text:p text:style-name="P111"><text:span text:style-name="T86">d</text:span>e/en</text:p>
          </table:table-cell>
        </table:table-row>
        <table:table-row>
          <table:table-cell table:style-name="DieBefehlerderAWL.A2" office:value-type="string">
            <text:p text:style-name="P111">GT</text:p>
          </table:table-cell>
          <table:table-cell table:style-name="DieBefehlerderAWL.A2" office:value-type="string">
            <text:p text:style-name="P111">Greater than / grösser als <text:s/>siehe analog Verarbeitung</text:p>
          </table:table-cell>
          <table:table-cell table:style-name="DieBefehlerderAWL.C2" office:value-type="string">
            <text:p text:style-name="P111"><text:span text:style-name="T86">d</text:span>e/en</text:p>
          </table:table-cell>
        </table:table-row>
        <table:table-row>
          <table:table-cell table:style-name="DieBefehlerderAWL.A2" office:value-type="string">
            <text:p text:style-name="P111">EQ</text:p>
          </table:table-cell>
          <table:table-cell table:style-name="DieBefehlerderAWL.A2" office:value-type="string">
            <text:p text:style-name="P111">Equal / gleich <text:s/>siehe analog Verarbeitung</text:p>
          </table:table-cell>
          <table:table-cell table:style-name="DieBefehlerderAWL.C2" office:value-type="string">
            <text:p text:style-name="P111"><text:span text:style-name="T86">d</text:span>e/en</text:p>
          </table:table-cell>
        </table:table-row>
        <table:table-row>
          <table:table-cell table:style-name="DieBefehlerderAWL.A2" office:value-type="string">
            <text:p text:style-name="P111">$</text:p>
          </table:table-cell>
          <table:table-cell table:style-name="DieBefehlerderAWL.A2" office:value-type="string">
            <text:p text:style-name="P111">Execute, Ausführung externer Programme Bsp flankenlogger.sps</text:p>
          </table:table-cell>
          <table:table-cell table:style-name="DieBefehlerderAWL.C2" office:value-type="string">
            <text:p text:style-name="P111"><text:span text:style-name="T86">d</text:span>e/en</text:p>
          </table:table-cell>
        </table:table-row>
      </table:table>
      <text:p text:style-name="P20"/>
      <text:p text:style-name="P20"/>
      <text:h text:style-name="Heading_20_3" text:outline-level="3"><text:bookmark-start text:name="__RefHeading__1591_636098784"/><text:s/><text:span text:style-name="T54"><text:s text:c="5"/></text:span>3.1 die Bezeichner der AWL<text:bookmark-end text:name="__RefHeading__1591_636098784"/></text:h>
      <text:p text:style-name="P20"/>
      <text:p text:style-name="P20">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112">Deutsch Bezeichnung</text:p>
          </table:table-cell>
          <table:table-cell table:style-name="Table1.A1" office:value-type="string">
            <text:p text:style-name="P112">Engliche Bezeichnung</text:p>
          </table:table-cell>
          <table:table-cell table:style-name="Table1.C1" office:value-type="string">
            <text:p text:style-name="P112">Bedeutung</text:p>
          </table:table-cell>
        </table:table-row>
        <text:soft-page-break/>
        <table:table-row>
          <table:table-cell table:style-name="Table1.A2" office:value-type="string">
            <text:p text:style-name="P111">E</text:p>
          </table:table-cell>
          <table:table-cell table:style-name="Table1.A2" office:value-type="string">
            <text:p text:style-name="P111">I</text:p>
          </table:table-cell>
          <table:table-cell table:style-name="Table1.C2" office:value-type="string">
            <text:p text:style-name="P111">Eingang</text:p>
          </table:table-cell>
        </table:table-row>
        <table:table-row>
          <table:table-cell table:style-name="Table1.A2" office:value-type="string">
            <text:p text:style-name="P111">A</text:p>
          </table:table-cell>
          <table:table-cell table:style-name="Table1.A2" office:value-type="string">
            <text:p text:style-name="P111">O</text:p>
          </table:table-cell>
          <table:table-cell table:style-name="Table1.C2" office:value-type="string">
            <text:p text:style-name="P111">Ausgang</text:p>
          </table:table-cell>
        </table:table-row>
        <table:table-row>
          <table:table-cell table:style-name="Table1.A2" office:value-type="string">
            <text:p text:style-name="P111">J</text:p>
          </table:table-cell>
          <table:table-cell table:style-name="Table1.A2" office:value-type="string">
            <text:p text:style-name="P111">J</text:p>
          </table:table-cell>
          <table:table-cell table:style-name="Table1.C2" office:value-type="string">
            <text:p text:style-name="P111">Analoger Eingang/<text:span text:style-name="T132">Ausgang</text:span></text:p>
          </table:table-cell>
        </table:table-row>
        <table:table-row>
          <table:table-cell table:style-name="Table1.A2" office:value-type="string">
            <text:p text:style-name="P111">Z</text:p>
          </table:table-cell>
          <table:table-cell table:style-name="Table1.A2" office:value-type="string">
            <text:p text:style-name="P111">C</text:p>
          </table:table-cell>
          <table:table-cell table:style-name="Table1.C2" office:value-type="string">
            <text:p text:style-name="P111">Zähler</text:p>
          </table:table-cell>
        </table:table-row>
        <table:table-row>
          <table:table-cell table:style-name="Table1.A2" office:value-type="string">
            <text:p text:style-name="P111">T</text:p>
          </table:table-cell>
          <table:table-cell table:style-name="Table1.A2" office:value-type="string">
            <text:p text:style-name="P111">T</text:p>
          </table:table-cell>
          <table:table-cell table:style-name="Table1.C2" office:value-type="string">
            <text:p text:style-name="P111">Timer</text:p>
          </table:table-cell>
        </table:table-row>
        <table:table-row>
          <table:table-cell table:style-name="Table1.A2" office:value-type="string">
            <text:p text:style-name="P111">M</text:p>
          </table:table-cell>
          <table:table-cell table:style-name="Table1.A2" office:value-type="string">
            <text:p text:style-name="P111">M</text:p>
          </table:table-cell>
          <table:table-cell table:style-name="Table1.C2" office:value-type="string">
            <text:p text:style-name="P111">Merker</text:p>
          </table:table-cell>
        </table:table-row>
        <table:table-row>
          <table:table-cell table:style-name="Table1.A2" office:value-type="string">
            <text:p text:style-name="P111">K</text:p>
          </table:table-cell>
          <table:table-cell table:style-name="Table1.A2" office:value-type="string">
            <text:p text:style-name="P111">K</text:p>
          </table:table-cell>
          <table:table-cell table:style-name="Table1.C2" office:value-type="string">
            <text:p text:style-name="P111">Konstante</text:p>
          </table:table-cell>
        </table:table-row>
      </table:table>
      <text:p text:style-name="P20"/>
      <text:p text:style-name="P20">In der AWL koennen die Bezeichner beliebig gemischt verwendet werden, um der Lesbarkeit Willen sollten Sie jedoch eine Schreibweise <text:s/>einhalten.</text:p>
      <text:p text:style-name="P20"/>
      <text:h text:style-name="Heading_20_3" text:outline-level="3"><text:bookmark-start text:name="__RefHeading__1593_636098784"/><text:s/><text:span text:style-name="T54"><text:s text:c="5"/></text:span>3.2 Technische Daten des SPS Simulators<text:bookmark-end text:name="__RefHeading__1593_636098784"/></text:h>
      <text:p text:style-name="P20"/>
      <text:p text:style-name="P20"><text:s text:c="11"/>AWL Laenge max 2000 Zeilen</text:p>
      <text:p text:style-name="P20"><text:s text:c="11"/>128 Ausgaenge ( A1 - A128 oder O1-O128 )</text:p>
      <text:p text:style-name="P20"><text:s text:c="11"/>128 Eingaenge ( E1 - E128 oder I1-I128 )</text:p>
      <text:p text:style-name="P20"><text:s text:c="11"/>16 Zaehler <text:s text:c="2"/>( Z1 - Z16 oder C1-C16 ) </text:p>
      <text:p text:style-name="P20"><text:s text:c="11"/>16 Timer <text:s text:c="3"/>( T1 - T16 ) *</text:p>
      <text:p text:style-name="P20"><text:s text:c="11"/>64 Analog Eingaenge ( J1 - J4 )</text:p>
      <text:p text:style-name="P20"><text:s text:c="11"/>255 Marker <text:s/>( M1 - M255) davon M64 = Takt mit 2*Tz</text:p>
      <text:p text:style-name="P20"><text:s text:c="42"/>M63 = Takt mit 4*Tz</text:p>
      <text:p text:style-name="P20"><text:s text:c="42"/>M62 = Takt mit 8*Tz</text:p>
      <text:p text:style-name="P20"/>
      <text:p text:style-name="P20"><text:s/>Die SPS ist nicht echtzeitfähig, dass heisst es kann zu Laufzeitschwankungen kommen und es ist kein deterministische Antwortverhalten garantiert. Bitte beachten Sie die Hinweise in der Beschreibung der jeweiligen Hardware für Details.</text:p>
      <text:p text:style-name="P20"/>
      <text:p text:style-name="P20"><text:s/>Die Timer haben unterschiedliche Zeitbasen:</text:p>
      <text:p text:style-name="P20"><text:s text:c="11"/>T1-T4<text:tab/>Basis 1 Sekunde</text:p>
      <text:p text:style-name="P20"><text:s text:c="11"/>T5-T12<text:tab/>Basis 100 ms</text:p>
      <text:p text:style-name="P20"><text:s text:c="11"/>T13-T16 <text:s/><text:tab/>Basis Zykluszeit </text:p>
      <text:p text:style-name="P20"/>
      <text:p text:style-name="P20"><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20"/>
      <text:p text:style-name="P20"/>
      <text:h text:style-name="P154" text:outline-level="3"><text:bookmark-start text:name="__RefHeading__1595_636098784"/><text:s text:c="6"/>3.3 Konfiguration<text:bookmark-end text:name="__RefHeading__1595_636098784"/></text:h>
      <text:p text:style-name="P20"/>
      <text:p text:style-name="P64"><text:span text:style-name="T36">Bitte beachten Sie die ausführlichen Hinweise zur Konfiguration in der Beschreibung der PhysM</text:span><text:span text:style-name="T37">a</text:span><text:span text:style-name="T36">ch<text:line-break/></text:span><text:span text:style-name="T38">Beim Start der SPS kann als Parameter der Dateiname der Configdatei angegeben werden. Wird keine Configdatei angegeben, benutzt SPS die Datei .run_sps.cfg im aktuellen Verzeichnis</text:span></text:p>
      <text:p text:style-name="P34"/>
      <text:h text:style-name="Heading_20_2" text:outline-level="2"><text:bookmark-start text:name="__RefHeading___Toc24955_1557550991"/>4. Beispiele zur Syntax<text:bookmark-end text:name="__RefHeading___Toc24955_1557550991"/></text:h>
      <text:p text:style-name="P20"/>
      <text:h text:style-name="Heading_20_3" text:outline-level="3"><text:bookmark-start text:name="__RefHeading__1599_636098784"/><text:s text:c="6"/>4.1 der UND Befehl und die Zuweisung:<text:bookmark-end text:name="__RefHeading__1599_636098784"/></text:h>
      <text:p text:style-name="P20"><draw:frame draw:style-name="fr8" draw:name="graphics6" text:anchor-type="paragraph" svg:x="0.111cm" svg:y="0.039cm" svg:width="6.297cm" svg:height="3.937cm" draw:z-index="7"><draw:image xlink:href="Pictures/100000000000016C000000C992E61717B5EE3B4C.png" xlink:type="simple" xlink:show="embed" xlink:actuate="onLoad" loext:mime-type="image/png"/></draw:frame></text:p>
      <text:p text:style-name="P20">Diese einfache Schaltung soll in eine AWL umgesetzt werden:<text:line-break/>A1=E1*E2*E3</text:p>
      <text:p text:style-name="P20"><text:s/></text:p>
      <text:p text:style-name="P20"/>
      <text:p text:style-name="P20"><text:soft-page-break/></text:p>
      <text:p text:style-name="P20"/>
      <text:p text:style-name="P20"/>
      <text:p text:style-name="P20"/>
      <text:p text:style-name="P20"/>
      <text:p text:style-name="P20"/>
      <text:p text:style-name="P20"><text:s text:c="12"/>Es ergibt sich folgende AWL: </text:p>
      <text:p text:style-name="P70"><text:s text:c="18"/>1 U <text:s text:c="2"/>E <text:s/>1</text:p>
      <text:p text:style-name="P70"><text:s text:c="18"/>2 U <text:s text:c="2"/>E <text:s/>2</text:p>
      <text:p text:style-name="P70"><text:s text:c="18"/>3 U <text:s text:c="2"/>E <text:s/>3</text:p>
      <text:p text:style-name="P70"><text:s text:c="18"/>4 = <text:s text:c="2"/>A <text:s/>1</text:p>
      <text:p text:style-name="P70"><text:s text:c="18"/>5 EN</text:p>
      <text:p text:style-name="P20"/>
      <text:p text:style-name="P20"><text:span text:style-name="T4">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58">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20"/>
      <text:p text:style-name="P20">Wird Zeile 4 in "<text:span text:style-name="T59">4 =N <text:s/>A <text:s/>1</text:span>" geaendert ergibt sich folgende Schaltung:</text:p>
      <text:p text:style-name="P20"><draw:frame draw:style-name="fr8" draw:name="graphics7" text:anchor-type="paragraph" svg:x="0.06cm" svg:y="0.081cm" svg:width="6.535cm" svg:height="3.717cm" draw:z-index="8"><draw:image xlink:href="Pictures/1000000000000160000000C92104C09A1344679B.png" xlink:type="simple" xlink:show="embed" xlink:actuate="onLoad" loext:mime-type="image/png"/></draw:frame></text:p>
      <text:p text:style-name="P20"><text:s/></text:p>
      <text:p text:style-name="P20"><text:s text:c="8"/>_________</text:p>
      <text:p text:style-name="P20"><text:s/>A1=E1*E2*E3</text:p>
      <text:p text:style-name="P20"/>
      <text:p text:style-name="P20"/>
      <text:p text:style-name="P20"/>
      <text:p text:style-name="P20"/>
      <text:p text:style-name="P20"/>
      <text:p text:style-name="P20"><text:line-break/>denn der Akkuinhalt wird vor der Zuweisung negiert.</text:p>
      <text:p text:style-name="P20"/>
      <text:p text:style-name="P20"/>
      <text:h text:style-name="Heading_20_3" text:outline-level="3"><text:bookmark-start text:name="__RefHeading__1601_636098784"/><text:s/><text:span text:style-name="T54"><text:s text:c="5"/>4.2 Die ODER Verknuepfung:</text:span><text:bookmark-end text:name="__RefHeading__1601_636098784"/></text:h>
      <text:p text:style-name="P20"/>
      <text:p text:style-name="P20"><text:s text:c="12"/>Versuchen Sie jetzt doch einmal die folgende Schaltung:</text:p>
      <text:p text:style-name="P20"><draw:frame draw:style-name="fr8" draw:name="graphics8" text:anchor-type="paragraph" svg:x="0.046cm" svg:y="0cm" svg:width="6.47cm" svg:height="3.838cm" draw:z-index="9"><draw:image xlink:href="Pictures/1000000000000165000000CABB53177762E5D479.png" xlink:type="simple" xlink:show="embed" xlink:actuate="onLoad" loext:mime-type="image/png"/></draw:frame></text:p>
      <text:p text:style-name="P20"/>
      <text:p text:style-name="P20">A1=E1+E2+E3</text:p>
      <text:p text:style-name="P20">Wahrscheinlich sieht Ihre Loesung so aus:</text:p>
      <text:p text:style-name="P20"/>
      <text:p text:style-name="P70"><text:s text:c="18"/>1 O <text:s text:c="2"/>E <text:s/>1</text:p>
      <text:p text:style-name="P70"><text:s text:c="18"/>2 O <text:s text:c="2"/>E <text:s/>2</text:p>
      <text:p text:style-name="P70"><text:s text:c="18"/>3 O <text:s text:c="2"/>E <text:s/>3</text:p>
      <text:p text:style-name="P70"><text:s text:c="18"/>4 = <text:s text:c="2"/>A <text:s/>1</text:p>
      <text:p text:style-name="P70"><text:s text:c="18"/>5 EN</text:p>
      <text:p text:style-name="P20"/>
      <text:p text:style-name="P20"><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20">E1 + 1 = 1</text:p>
      <text:p text:style-name="P20">Daher haben wir jetzt folgendes Ergebnis:</text:p>
      <text:p text:style-name="P20">1+E2+E3= A1 was bedeutet A1 ist immer 1.</text:p>
      <text:p text:style-name="P20"/>
      <text:p text:style-name="P20">Richtig muss es daher lauten:</text:p>
      <text:p text:style-name="P20"/>
      <text:p text:style-name="P70"><text:s text:c="18"/>1 U <text:s text:c="2"/>E <text:s/>1</text:p>
      <text:p text:style-name="P70"><text:soft-page-break/><text:s text:c="18"/>2 O <text:s text:c="2"/>E <text:s/>2</text:p>
      <text:p text:style-name="P70"><text:s text:c="18"/>3 O <text:s text:c="2"/>E <text:s/>3</text:p>
      <text:p text:style-name="P70"><text:s text:c="18"/>4 = <text:s text:c="2"/>A <text:s/>1</text:p>
      <text:p text:style-name="P70"><text:s text:c="18"/>5 EN</text:p>
      <text:p text:style-name="P20"><draw:frame draw:style-name="fr3" draw:name="Frame5" text:anchor-type="paragraph" svg:x="-0.034cm" svg:y="0.28cm" svg:width="17.034cm" draw:z-index="10"><draw:text-box fo:min-height="2.099cm"><text:p text:style-name="P20"/><text:p text:style-name="P20">Sie sollten sich daher merken, jeden Satzanfang <text:s/>(Start der AWL oder 1.Zeile nach einer Zuweisung) muessen<text:line-break/>Sie mit U .. beginnen damit der AKKU <text:s/>korrekt geladen wird. ( Ladeanweisung )</text:p></draw:text-box></draw:frame></text:p>
      <text:p text:style-name="P20">Probieren Sie jetzt verschiedene UND sowie ODER Verknüfungen.</text:p>
      <text:h text:style-name="Heading_20_3" text:outline-level="3"><text:bookmark-start text:name="__RefHeading__1603_636098784"/><text:s/><text:span text:style-name="T54"><text:s text:c="5"/>4.3 <text:s/>Klammeroperation :</text:span><text:bookmark-end text:name="__RefHeading__1603_636098784"/></text:h>
      <text:p text:style-name="P20">In der Liste der Befehle haben Sie sicher auch die Klammer- Befehle gesehen. Im folgenden erlaeutere ich kurz ihre Syntax.<text:line-break/>Dazu betrachten wir folgende AWL:</text:p>
      <text:p text:style-name="P20"/>
      <text:p text:style-name="P70"><text:s text:c="18"/>1 U <text:s text:c="2"/>E <text:s/>1</text:p>
      <text:p text:style-name="P70"><text:s text:c="18"/>2 O( <text:s/></text:p>
      <text:p text:style-name="P70"><text:s text:c="18"/>3 U <text:s text:c="2"/>E <text:s/>2</text:p>
      <text:p text:style-name="P70"><text:s text:c="18"/>4 U <text:s text:c="2"/>E <text:s/>3</text:p>
      <text:p text:style-name="P70"><text:s text:c="18"/>5 )</text:p>
      <text:p text:style-name="P70"><text:s text:c="18"/>6 = <text:s text:c="2"/>A <text:s/>1</text:p>
      <text:p text:style-name="P70"><text:s text:c="18"/>7 EN</text:p>
      <text:p text:style-name="P70"/>
      <text:p text:style-name="P21">Versuchen wir das ganze mal aufzudroeseln:</text:p>
      <text:p text:style-name="P21">In Zeile 1 wird E1 in den Akku geladen. Ab 2 passiert nun folgendes: der Inhalt des Akkus wird mit dem Ergebnis der Klammeroperation ODER verknuepft, und dann dem Ausgang A1 zugewiesen. Eigentlich noch ganz klar und nachvollziehbar. Dabei muss jedoch eines beruecksichtigt werden: Beim Oeffnen der Klammer wird der Zustand des Akkus intern gespeichert und er wird wieder auf 1 gesetzt. Das heisst in zeile 3 haben wir <text:s/>wieder eine Verknuepfung <text:span text:style-name="T58">1*E2=E2</text:span> ,also eine <text:s/>Ladeanweisung. Erst beim Schliessen der Klammer wird der gespeicherte Akkuinhalt im dem aktuellen Akkuinhalt ODER verknuepft und dann A1 zugewiesen.<text:line-break/><text:line-break/>Die Schaltung sieht also so aus:</text:p>
      <text:p text:style-name="P20"><draw:frame draw:style-name="fr10" draw:name="graphics9" text:anchor-type="paragraph" svg:x="0.591cm" svg:y="0.155cm" svg:width="7.846cm" svg:height="3.519cm" draw:z-index="11"><draw:image xlink:href="Pictures/100000000000019D000000CAC78CD9571278525A.png" xlink:type="simple" xlink:show="embed" xlink:actuate="onLoad" loext:mime-type="image/png"/></draw:frame><text:s text:c="12"/>Probieren Sie jetzt selber einmal mit den verschiedenen</text:p>
      <text:p text:style-name="P20"><text:s text:c="12"/>Verknuepfungen U / UN / U( / UN( / O / ON / O( / ON(</text:p>
      <text:p text:style-name="P20"><text:s text:c="12"/>einfache Funktionen aus .</text:p>
      <text:h text:style-name="Heading_20_3" text:outline-level="3"><text:bookmark-start text:name="__RefHeading__1605_636098784"/><text:s text:c="6"/>4.4 Analogverabeitung:<text:bookmark-end text:name="__RefHeading__1605_636098784"/></text:h>
      <text:p text:style-name="P20"/>
      <text:p text:style-name="P20"><text:s text:c="12"/>Analoge Signale koennen auf kleiner, gleich oder groesser</text:p>
      <text:p text:style-name="P20"><text:s text:c="12"/>verglichen werden. Ein kleines Bsp. zeigt das Prinzip:</text:p>
      <text:p text:style-name="P20"/>
      <text:p text:style-name="P20"><text:s text:c="20"/>1 U<text:tab/>J <text:s text:c="4"/>1</text:p>
      <text:p text:style-name="P20"><text:s text:c="20"/>2 LT <text:s text:c="5"/>128</text:p>
      <text:p text:style-name="P20"><text:s text:c="20"/>3 =<text:tab/>A <text:s text:c="4"/>1</text:p>
      <text:p text:style-name="P20"><text:s text:c="20"/>4 U<text:tab/>J <text:s text:c="4"/>2</text:p>
      <text:p text:style-name="P20"><text:s text:c="20"/>5 GT <text:s text:c="5"/>128</text:p>
      <text:p text:style-name="P20"><text:s text:c="20"/>6 =<text:tab/>A <text:s text:c="4"/>2</text:p>
      <text:p text:style-name="P20"><text:s text:c="20"/>7 U<text:tab/>J <text:s text:c="4"/>3</text:p>
      <text:p text:style-name="P20"><text:soft-page-break/><text:s text:c="20"/>8 EQ <text:s text:c="5"/>128</text:p>
      <text:p text:style-name="P20"><text:s text:c="20"/>9 =<text:tab/>A <text:s text:c="4"/>3</text:p>
      <text:p text:style-name="P20"><text:s text:c="19"/>10 EN</text:p>
      <text:p text:style-name="P20"/>
      <text:p text:style-name="P20"><text:s text:c="12"/>mit der Ladeanweisung U J 1 wird der Wert des analogen Eingangs</text:p>
      <text:p text:style-name="P20"><text:s text:c="12"/>in den ANALOG_AKKU geladen. die Anwesiungen in den Zeilen 2,5 und</text:p>
      <text:p text:style-name="P20"><text:s text:c="12"/>8 vergleichen den ANALOG_AKKU mit der angegebenen Konstanten</text:p>
      <text:p text:style-name="P20"><text:s text:c="12"/>und setzen den AKKU auf 1, wenn der Vergleich wahr ist.</text:p>
      <text:p text:style-name="P20"><text:s text:c="12"/>Dieser Wert wird dann den Ausgaengen A1-A3 zugewiesen.</text:p>
      <text:p text:style-name="P20"/>
      <text:p text:style-name="P20"><text:s text:c="12"/>Die Steuerung der Analogeingaenge 1-4 in der Entwicklungsumgebung</text:p>
      <text:p text:style-name="P20"><text:s text:c="12"/>erfolgt ueber die Tasten q w e und r. Mit jedem Tastendruck wird</text:p>
      <text:p text:style-name="P20"><text:s text:c="12"/>der entsprechende Eingang um 1 erhoeht. Bei Ueberlauf der 8Bit wird</text:p>
      <text:p text:style-name="P20"><text:s text:c="12"/>der Eingang wieder auf 0 zurueckgesetzt.</text:p>
      <text:h text:style-name="Heading_20_3" text:outline-level="3"><text:bookmark-start text:name="__RefHeading__1607_636098784"/><text:s/><text:span text:style-name="T54"><text:s text:c="5"/></text:span>4.5 Execute<text:bookmark-end text:name="__RefHeading__1607_636098784"/></text:h>
      <text:p text:style-name="P26"><text:s text:c="9"/>Ist der Akkunhalt 1 wird das Progamm aufgerufen, welches im Comment</text:p>
      <text:p text:style-name="P20"><text:s text:c="9"/>steht. Der Returncode des <text:span text:style-name="T99">P</text:span>rogrammes wird in den analog akku geschrieben.<text:line-break/><text:line-break/> <text:s text:c="8"/><text:span text:style-name="T100">4.6 Timer</text:span><text:span text:style-name="T97"><text:line-break/> <text:s text:c="12"/>Die SPS verfügt über rückwärts zählende Timer mit 3 unterschiedlichen Zeitbasen.<text:line-break/> <text:s text:c="12"/>T1-T4<text:tab/>Basis 1 Sekunde</text:span></text:p>
      <text:p text:style-name="P22"><text:s text:c="13"/>T5-T12<text:tab/>Basis 100 ms</text:p>
      <text:p text:style-name="P22"><text:s text:c="13"/>T13-T16 <text:s/><text:tab/>Basis Zykluszeit </text:p>
      <text:p text:style-name="P31"><text:line-break/> <text:s text:c="9"/>Ein Beispiel für die Verwendung eines Timers sehen Sie im folgenden Beispiel:</text:p>
      <text:p text:style-name="P99"><text:s text:c="9"/>1 U <text:s text:c="2"/>E <text:s text:c="4"/>1 </text:p>
      <text:p text:style-name="P99"><text:s text:c="9"/>2 TE <text:s/>T <text:s text:c="4"/>1 </text:p>
      <text:p text:style-name="P99"><text:s text:c="9"/>3 K <text:s text:c="7"/>20 </text:p>
      <text:p text:style-name="P99"><text:s text:c="9"/>4 U <text:s text:c="2"/>T <text:s text:c="4"/>1 </text:p>
      <text:p text:style-name="P99"><text:s text:c="9"/>5 = <text:s text:c="2"/>A <text:s text:c="4"/>1 </text:p>
      <text:p text:style-name="P99"><text:s text:c="9"/>6 EN <text:s text:c="7"/>0 Zykluszeit Tz= 0.05 ms</text:p>
      <text:p text:style-name="P31"><text:s/></text:p>
      <text:p text:style-name="P31"><text:s text:c="10"/>Wenn Eingang E1 = High ist, wird der Timer T1 ( Zeitbasis 1s ) gestartet, der K Wert 20 gibt an, dass der Timer<text:line-break/> <text:s text:c="9"/>20 Sekunden laufen soll. Nach Ablauf der 20 Sekunden wird T1 auf High gesetzt und damit wird auch A1 = high. <text:line-break/><text:line-break/> <text:s text:c="11"/><text:span text:style-name="T98">Di</text:span>eses Beispiel zeigt also eine Einschaltverzögerung, wobei A1 dem Signal E1 mit 20 Sekunden Verzögerung<text:line-break/> <text:s text:c="11"/>folgt.</text:p>
      <text:p text:style-name="P33"><text:s text:c="12"/>Der Nachteil dieser Art von Timern ist der Umstand, dass die Laufzeiten nur durch Änderung der AWL erfolgen<text:line-break/> <text:s text:c="11"/>können. Dadurch wird es schwierig Timer zur Laufzeit der SPS anzupassen. Um diesem Umstand Rechnung zu <text:line-break/> <text:s text:c="11"/>tragen, gibt es die Möglichkeit den K-Wert eines Timers über einen analogen Wert der SPS einzustellen.<text:line-break/> <text:s text:c="11"/>Um der SPS mitzuteilen, dass ein analoger Wert als K-Wert benutzt werden soll, werden negative K-Werte <text:line-break/> <text:s text:c="11"/>benutzt. Dabei entspricht der negative K-Wert dem Index der analogen Werte, also -1 zeigt auf J1, -2 auf J2 usw.</text:p>
      <text:p text:style-name="P33"><text:s text:c="12"/>Bsp:</text:p>
      <text:p text:style-name="P23"><text:span text:style-name="T98"><text:s/></text:span><text:span text:style-name="T93"><text:s text:c="9"/>1 U <text:s text:c="2"/>E <text:s text:c="4"/>1 </text:span></text:p>
      <text:p text:style-name="P100"><text:s text:c="9"/>2 TE <text:s/>T <text:s text:c="4"/>1 </text:p>
      <text:p text:style-name="P100"><text:s text:c="9"/>3 K <text:s text:c="7"/>-<text:span text:style-name="T98">3</text:span> </text:p>
      <text:p text:style-name="P100"><text:s text:c="9"/>4 U <text:s text:c="2"/>T <text:s text:c="4"/>1 </text:p>
      <text:p text:style-name="P100"><text:s text:c="9"/>5 = <text:s text:c="2"/>A <text:s text:c="4"/>1 </text:p>
      <text:p text:style-name="P100"><text:s text:c="9"/>6 EN <text:s text:c="7"/>0 Zykluszeit Tz= 0.05 ms</text:p>
      <text:p text:style-name="P32"/>
      <text:p text:style-name="P20"><text:s text:c="11"/><text:span text:style-name="T98">Zeile 3 mit K=-3 bedeutet der analoge Wert von J3 bestimmt die Verzögerung des Timers T1</text:span></text:p>
      <text:p text:style-name="P25"><text:s text:c="11"/><text:span text:style-name="T99">Ein Beispiel dazu finden sie unter sps/awls/analog-k-param.sps</text:span></text:p>
      <text:h text:style-name="P153" text:outline-level="3"><draw:frame text:anchor-type="paragraph" draw:z-index="21" draw:name="Shape2" draw:style-name="gr2" draw:text-style-name="P169" svg:width="15.13cm" svg:height="2.961cm" svg:x="1.032cm" svg:y="0.289cm"><draw:text-box><text:p text:style-name="P168"><text:span text:style-name="T161"><text:line-break/></text:span><text:span text:style-name="T161"> <text:s/></text:span><text:span text:style-name="T161">Vor allem eines beachten :</text:span></text:p><text:p text:style-name="P168"><text:span text:style-name="T161"><text:s text:c="2"/></text:span><text:span text:style-name="T161">Diese Ausfuehrungen sollen Ihnen nur erlaeutern wie dieser Simulator arbeitet. Mehr ueber SPS und</text:span></text:p><text:p text:style-name="P168"><text:span text:style-name="T161"><text:s text:c="2"/></text:span><text:span text:style-name="T161">die Programmierung erfahren Sie in der Literatur rund um das Thema SPS und den Beispielen.</text:span></text:p><text:p text:style-name="P168"><text:span text:style-name="T161"><text:s text:c="2"/></text:span><text:span text:style-name="T161">Beachten Sie die *.doc Dateien zu den Beispielen!!</text:span></text:p></draw:text-box></draw:frame><text:bookmark-start text:name="__RefHeading__1609_636098784"/><text:soft-page-break/><text:line-break/> 5. Kontaktplan ( KOP )<text:bookmark-end text:name="__RefHeading__1609_636098784"/></text:h>
      <text:p text:style-name="P20"/>
      <text:p text:style-name="P20"><text:s text:c="4"/>Ausgabe der AWL als Kontaktplan oder kurz KOP.</text:p>
      <text:p text:style-name="P20"><text:s text:c="4"/>Die Syntax entspricht meines Wissens nach Simatic Step 5.</text:p>
      <text:p text:style-name="P20"><text:s text:c="4"/>Folgende Befehle des AWL Befehlumfanges sind implementiert:</text:p>
      <text:p text:style-name="P20"/>
      <text:p text:style-name="P70"><text:s text:c="4"/>AWL Cmd <text:s text:c="4"/>KOP <text:s text:c="12"/>Kommentar</text:p>
      <text:p text:style-name="P70"><text:s text:c="8"/>U <text:s text:c="22"/>alt. A</text:p>
      <text:p text:style-name="P70"><text:s text:c="8"/>O</text:p>
      <text:p text:style-name="P70"><text:s text:c="8"/>UN <text:s text:c="21"/>alt. AN</text:p>
      <text:p text:style-name="P70"><text:s text:c="8"/>ON</text:p>
      <text:p text:style-name="P70"><text:s text:c="8"/>=N <text:s text:c="5"/>-|NOT|-</text:p>
      <text:p text:style-name="P70"><text:s text:c="8"/>TE <text:s text:c="5"/>-(SE)- <text:s text:c="9"/>Konstante in Beschriftung</text:p>
      <text:p text:style-name="P70"><text:s text:c="8"/>ZR <text:s text:c="5"/>-(ZR)- <text:s text:c="9"/>Konstante in Beschriftung</text:p>
      <text:p text:style-name="P70"><text:s text:c="8"/>EN <text:s text:c="5"/>|-END-| <text:s text:c="8"/>alt. PE EP</text:p>
      <text:p text:style-name="P70"><text:s text:c="8"/>S <text:s text:c="6"/>-(S)-</text:p>
      <text:p text:style-name="P70"><text:s text:c="8"/>R <text:s text:c="6"/>-(R)-</text:p>
      <text:p text:style-name="P70"><text:s text:c="8"/>NOP <text:s text:c="20"/>Leerzeile</text:p>
      <text:p text:style-name="P70"><text:s text:c="8"/>$ <text:s text:c="6"/>-(execute)- <text:s text:c="4"/>Commando in Beschriftung</text:p>
      <text:p text:style-name="P70"/>
      <text:h text:style-name="Heading_20_3" text:outline-level="3"><text:bookmark-start text:name="__RefHeading__1687_636098784"/><text:s/>6. run_sps der Laufzeitinterpreter<text:bookmark-end text:name="__RefHeading__1687_636098784"/></text:h>
      <text:p text:style-name="P55">Ist Ihre AWL gut ausgetestet und funktioniert, dann können Sie Ihre SPS mittels run_sps laufen lassen. Dabei gibt es keine Oberfläche, sondern die Steuerung läuft still im Hintergrund.</text:p>
      <text:p text:style-name="P59">Neu <text:span text:style-name="T4">Version 0.6</text:span>: run_sps <text:span text:style-name="T107">kann</text:span> unter Linux jetzt als Serverprozess im Hintergrund <text:span text:style-name="T107">gestartet werden</text:span>. Zur Beendigung senden sie dem Prozess einfach das Signal SigTerm. Bsp: kill -15 &lt;pid of run_sps&gt;</text:p>
      <text:p text:style-name="P60">Dazu gibt es den commandline Parameter -<text:span text:style-name="T123">b</text:span></text:p>
      <text:p text:style-name="P60"/>
      <text:p text:style-name="P60">Die Commandlineparameter von run_sps: <text:span text:style-name="T123">( neu in Version V 0.6 )</text:span></text:p>
      <text:p text:style-name="P60">-<text:span text:style-name="T123">b</text:span> <text:span text:style-name="T123">Background/</text:span>Daemon Mode: startet den Interpreter im Hintergrund <text:span text:style-name="T123">( Linux only )</text:span></text:p>
      <text:p text:style-name="P60">-c &lt;Config-File&gt; : statt .run_sps.cfg ein alternatives Config-File nutzen</text:p>
      <text:p text:style-name="P60">-f &lt;SPS File&gt;: die SPS Datei die ausgeführt werden soll.<text:line-break/>-<text:span text:style-name="T123">d switch on debugging</text:span></text:p>
      <text:p text:style-name="P60"/>
      <text:p text:style-name="P60">Starten Sie run_sps ohne Parameter, wird als config-file automatisch .run_sps.cfg verwendet und sie werden nach der SPS Datei gefragt, die ausgeführt werden soll. Die Steuerung läuft dann im Vordergrund und kann mit jeder beliebigen Taste beendet werden.</text:p>
      <text:p text:style-name="P90"/>
      <text:h text:style-name="Heading_20_3" text:outline-level="3"><text:bookmark-start text:name="__RefHeading__1611_636098784"/><text:s/>7. Disclaimer<text:bookmark-end text:name="__RefHeading__1611_636098784"/></text:h>
      <text:p text:style-name="P20"/>
      <text:p text:style-name="P64"><draw:frame draw:style-name="fr4" draw:name="Frame6" text:anchor-type="paragraph" svg:x="0.002cm" svg:y="0.231cm" svg:width="16.965cm" draw:z-index="12"><draw:text-box fo:min-height="3.156cm"><text:p text:style-name="P21"><text:s text:c="4"/><text:span text:style-name="T4">ACHTUNG:</text:span> </text:p><text:p text:style-name="P21">Bei Benutzung des SPS Simulators <text:s/>muessen Sie beachten, dass bei einem normalen Computer</text:p><text:p text:style-name="P20">die Zykluszeit nicht konstant ist (Multitasking!!!) Das heisst auch die AWL laeuft unterschiedlich</text:p><text:p text:style-name="P20">schnell.</text:p><text:p text:style-name="P20">Die Zykluszeit muss auch schnell genug sein um <text:s/>alle Signalwechsel zu erkennen <text:line-break/>Signalaenderungen muessen mindestens 2 mal so lange wie die Zykluszeit sein, damit <text:line-break/>sie korrekt erkannt werden koennen.</text:p></draw:text-box></draw:frame><text:span text:style-name="T36"><text:s text:c="4"/>Der Programmierer weisst ausdruecklich darauf hin, dass er weder fuer direkte oder indirekte Schaeden, die aus oder </text:span><text:soft-page-break/><text:span text:style-name="T36">durch die Benutzung der Software enstanden sind, haftbar gemacht werden kann.<text:line-break/><text:line-break/></text:span><text:span text:style-name="T49">Steuerungen im allgemeinen:</text:span><text:span text:style-name="T36"><text:line-break/><text:line-break/>Bitte immer Vorsorge treffen <text:s/>was eine Steuerung "macht" wenn der Rechner, das Programm oder wer sonst auch immer verueckt spielt. </text:span><text:span text:style-name="T43">Im Verzeichnis DeviceServer/Agents ist das Script hostdata.sh. Mit Hilfe der Execute Funktion der SPS können sie dieses Script ausführen und so die aktuelle CPU Auslastung sowie den freien Speicher der root partition in die SPS holen. Damit können Sie z.B auf eine hohe Last reagieren und Ihre Steuerung in einen sicheren Zustand bringen. Bitte beachten Sie das es sich hierbei um ein Beispiel handelt. Bedenken Sie die Situationen die für Ihren Anwendungsfall kritisch sind!<text:line-break/><text:line-break/></text:span><text:span text:style-name="T26">Wie immer: Der Programmierer uebernimmt fuer nichts eine Verantwortung vor allem nicht fuer das was Ihr damit steuert; bzw dieUmgebung Eurer Steuerung.<text:line-break/><text:line-break/></text:span><text:span text:style-name="T44">Die Konfiguration von sps und run_sps <text:s/>erfolgt über die Datei .run_sps.cfg, die Syntax ist im Kapitel über die Konfiguration beschrieben.</text:span></text:p>
      <text:p text:style-name="P30"/>
      <text:h text:style-name="Heading_20_2" text:outline-level="2"><text:bookmark-start text:name="__RefHeading___Toc24957_1557550991"/>Der <text:s/>Datalogger<text:bookmark-end text:name="__RefHeading___Toc24957_1557550991"/></text:h>
      <text:p text:style-name="P3"/>
      <text:p text:style-name="P27">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27"/>
      <text:p text:style-name="P27"><draw:frame draw:style-name="fr10" draw:name="graphics3" text:anchor-type="paragraph" svg:x="3.06cm" svg:y="0.086cm" svg:width="10.368cm" svg:height="7.523cm" draw:z-index="23"><draw:image xlink:href="Pictures/100000000000032A000002947876A2DCD75ED9D4.png" xlink:type="simple" xlink:show="embed" xlink:actuate="onLoad" loext:mime-type="image/png"/></draw:frame></text:p>
      <text:p text:style-name="P24">Die obige Abbildung zeigt bei den Eingängen S1-S8 die vom DeviceServer exportierten Zufallszahlen.</text:p>
      <text:p text:style-name="P29">Die Konfiguration des dataloggers erfolgt über die Datei datalogger.cfg, die Syntax ist im Kapitel über die Konfiguration beschrieben.</text:p>
      <text:h text:style-name="P157" text:outline-level="2"><text:bookmark-start text:name="__RefHeading__1613_636098784"/>Das Oszi<text:bookmark-end text:name="__RefHeading__1613_636098784"/></text:h>
      <text:p text:style-name="P43"/>
      <text:p text:style-name="P46"><draw:frame draw:style-name="fr9" draw:name="graphics12" text:anchor-type="paragraph" svg:width="7.299cm" svg:height="7.975cm" draw:z-index="19"><draw:image xlink:href="Pictures/10000201000001E600000213CAAC7E66D5FCD5E7.png" xlink:type="simple" xlink:show="embed" xlink:actuate="onLoad" loext:mime-type="image/png"/></draw:frame><text:soft-page-break/><text:tab/><text:tab/><text:tab/><text:span text:style-name="T121">v</text:span>ier analoge Signale im Oszi<text:line-break/><text:line-break/>Über die Konfigurationsdatei oszi.cfg wird die Anwendung wie üblich konfiguriert. Es können die Massstäbe für die Kanäle eingestellt werden, sowie die Abtastrate. <text:line-break/><text:line-break/></text:p>
      <text:h text:style-name="P158" text:outline-level="2"><text:bookmark-start text:name="__RefHeading__1615_636098784"/>OpenLabCalc<text:bookmark-end text:name="__RefHeading__1615_636098784"/></text:h>
      <text:p text:style-name="P43">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text:span text:style-name="T125">z</text:span>B <text:span text:style-name="T125">A</text:span>8=sin(<text:span text:style-name="T125">A</text:span>1)+3*<text:span text:style-name="T125">A</text:span>2.<text:line-break/>Diese Formel rechnet OpenLabCalc in einer Schleife so schnell als möglich immer wieder durch. Dabei wird das Ergebnis der Berechnung in der Variablen J8 des DeviceServers gespeichert und steht damit allen Tools zur Verfügung.</text:p>
      <text:p text:style-name="P43"/>
      <text:p text:style-name="P47">In der kommenden Version soll OpenLabCalc in die Lage versetzt werden mehrere Formeln parallel zu berechnen, <text:span text:style-name="T125">sowie die Variablen von A auf J umgestellt werden um die Konsistenz zu den anderen Tools sicherzustellen</text:span><text:line-break/><text:line-break/><text:span text:style-name="T125">Folgende Funktionen werden von OpenLabCalc unterstützt:</text:span></text:p>
      <text:p text:style-name="P47">'EXP <text:s/>','LN <text:s text:c="2"/>','LOG <text:s/>','SIN <text:s/>','COS <text:s/>','TAN <text:s/>','ASIN ','ACOS ','ATAN ','SINH ','COSH ','TANH ','SQRT ','ABS','PI <text:s text:c="2"/>','E</text:p>
      <text:p text:style-name="P47"/>
      <text:p text:style-name="P50">In der Konfiguration muss die Ergebnisvariable nicht mit A sondern U konfiguriert werden, damit die Ergebnisse in den DeviceServer geschrieben werden. In der Beispielkonfiguration wird A5 als analoge Ausgabe definiert.</text:p>
      <text:p text:style-name="P47"><text:span text:style-name="T125">Wird als Formel A5=A1+100 eingegeben, rechnet OpenLabCalc diese Formel in einer Loop immer wieder durch und schreibt das Ergebnis in die Variable A5 ( entspricht J5 in der SPS ! )<text:line-break/></text:span>'<text:line-break/><text:span text:style-name="T84">ToDo: Erklärung der Zusammenhänge und der Konfiguration</text:span></text:p>
      <text:h text:style-name="P159" text:outline-level="2"><text:bookmark-start text:name="__RefHeading___Toc4458_3740108690"/>mqtt-exec:<text:span text:style-name="T80"> ( V 0.6 )</text:span><text:bookmark-end text:name="__RefHeading___Toc4458_3740108690"/></text:h>
      <text:p text:style-name="P95"/>
      <text:p text:style-name="P124">mit mqtt-exec können Sie externe Programme in Abhängigkeit von Werten in MQTT Topics starten. <text:span text:style-name="T89">Das Programm mqtt-exec stammt von Natanael Copa ( </text:span><text:a xlink:type="simple" xlink:href="https://github.com/ncopa/mqtt-exec" text:style-name="Internet_20_link" text:visited-style-name="Visited_20_Internet_20_Link"><text:span text:style-name="T89">https://github.com/ncopa/mqtt-exec</text:span></text:a><text:span text:style-name="T89"> ) und wird von mir aus dem Original mit folgenden Patches gebaut: </text:span><text:a xlink:type="simple" xlink:href="https://gitlab.com/lnetwalker/mqtt-exec-ng" text:style-name="Internet_20_link" text:visited-style-name="Visited_20_Internet_20_Link"><text:span text:style-name="T89">https://gitlab.com/lnetwalker/mqtt-exec-ng</text:span></text:a><text:span text:style-name="T89"> und für die Linux Plattform mitgeliefert.<text:line-break/></text:span></text:p>
      <text:p text:style-name="P119"/>
      <text:p text:style-name="P92">ToDo: Erklärung der Zusammenhänge und der Konfiguration</text:p>
      <text:p text:style-name="P92"/>
      <text:p text:style-name="P92"/>
      <text:h text:style-name="Heading_20_2" text:outline-level="2"><text:bookmark-start text:name="__RefHeading___Toc4460_3740108690"/>LogicSim:<text:span text:style-name="T80"> ( V 0.6 )</text:span><text:bookmark-end text:name="__RefHeading___Toc4460_3740108690"/></text:h>
      <text:p text:style-name="P94"/>
      <text:p text:style-name="P123">mittels LogicSim können Sie digital<text:span text:style-name="T89">e</text:span> Schaltungen simulieren und mit dem DeviceServer verbinden. <text:span text:style-name="T133">Infos zur Bedienung von LogicSim finden Sie in der Dokumentation im Verzeichnis doc von LogicSim.</text:span></text:p>
      <text:p text:style-name="P123"><draw:frame draw:style-name="fr10" draw:name="Image3" text:anchor-type="paragraph" svg:x="2.122cm" svg:y="0.365cm" svg:width="11.635cm" svg:height="7.412cm" draw:z-index="31"><draw:image xlink:href="Pictures/100000000000021C0000015800FF9A884F0093DE.png" xlink:type="simple" xlink:show="embed" xlink:actuate="onLoad" loext:mime-type="image/png"/></draw:frame></text:p>
      <text:p text:style-name="P127"><draw:frame draw:style-name="fr8" draw:name="Image2" text:anchor-type="paragraph" svg:x="8.781cm" svg:y="0.85cm" svg:width="1.621cm" svg:height="2.187cm" draw:z-index="30"><draw:image xlink:href="Pictures/10000000000000500000006CDA3F1C449D37126C.png" xlink:type="simple" xlink:show="embed" xlink:actuate="onLoad" loext:mime-type="image/png"/></draw:frame>Um eine LogicSim Schaltung mit dem DeviceServer zu verbinden stehen Ihnen die Bausteine DevSrv input und DevSrv output zur Verfügung.</text:p>
      <text:p text:style-name="P127"><draw:frame draw:style-name="fr8" draw:name="Image1" text:anchor-type="paragraph" svg:x="2.314cm" svg:y="0.109cm" svg:width="1.131cm" svg:height="1.79cm" draw:z-index="29"><draw:image xlink:href="Pictures/100000000000003C0000005FAB1C2911E59F32DA.png" xlink:type="simple" xlink:show="embed" xlink:actuate="onLoad" loext:mime-type="image/png"/></draw:frame></text:p>
      <text:p text:style-name="P128">DevSrv input: <text:tab/>DevSrv output: </text:p>
      <text:p text:style-name="P120"/>
      <text:p text:style-name="P120"/>
      <text:p text:style-name="P93"/>
      <text:p text:style-name="P96">Zur Konfiguration der Gatter klicken Sie mit der rechten Maustaste auf das Gatter und wählen aus dem Kontextmenü <text:span text:style-name="T134">Properties. Geben Sie in das Feld für die URL die Adresse des DeviceServers inclusive der IOGroup ein: <text:line-break/>zB: </text:span><text:a xlink:type="simple" xlink:href="http://localhost:10080/digital/ReadInputValues.html?1" text:style-name="Internet_20_link" text:visited-style-name="Visited_20_Internet_20_Link"><text:span text:style-name="T134">http://localhost:10080/digital/ReadInputValues.html?1</text:span></text:a><text:span text:style-name="T134"> in der URL eines DevSrv input stellt die Variablen E1-E8 in LogicSim zur Verfügung</text:span></text:p>
      <text:p text:style-name="P96"/>
      <text:p text:style-name="P97">Im Verzeichnis circuits finden Sie einige Beispiele zu LogicSim, unter anderem die Simulation eines Würfels. Beachten Sie die Erklärungen im beiligenden PDF Dokument.</text:p>
      <text:h text:style-name="Heading_20_2" text:outline-level="2"><text:bookmark-start text:name="__RefHeading___Toc4462_3740108690"/>ObjectRecognition:<text:span text:style-name="T80"> ( V 0.6 )</text:span><text:bookmark-end text:name="__RefHeading___Toc4462_3740108690"/></text:h>
      <text:p text:style-name="P142"><text:span text:style-name="T9">Gestartet wird das programm mittels ./ObjectRecognition im Verzeichnis ObjectRecognition. Es öffnet sich neben dem Konsolenfenster ein grafisches Fenster mit dem Bild der Kamera. Da ds Verarbeiten der Maus und Tatstatureingaben im grafischen Fenster erfolgt, ist es wichtig den Focus auf das grafische Fenster zu legen.<text:line-break/><text:line-break/>Die Tasten 1,2 und 3 aktivieren/deaktivieren den entsprechenden Verfolgungsvorgang für die Objekte 1, 2 und 3.<text:line-break/>Mit den Tasten unterhalb der „1“ also „q“ und „a“ kann die Toleranz des zugehörigen Thresholds verändert werden. Die </text:span><text:soft-page-break/><text:span text:style-name="T9">Tasten unterhalb der Taste „2“ also „w“ und „s“ ändern den Threshold für das zweite Object, die Tasten „E“ und „d“ entsprechend für das dritte Objekt.<text:line-break/><text:line-break/>Mit den 3 Maustasten links, mitte und rechts können die Farben für die Objekte 1, 2 und 3 gesetzt werden.<text:line-break/><text:line-break/>Mit der Taste „t“ kann die Zeiterfassung für jeweils 100 Bilder ein- bzw ausgeschaltet werden.<text:line-break/><text:line-break/>Mit der Taste „b“ wird das Programm beendet.<text:line-break/><text:line-break/>Die Objekt Erkennung schreibt die Koordinaten der 3 erkannten Objekte in den DeviceServer auf Localhost in die IOGroup 2. <text:line-break/>Zum Test der Objekt Erkennung starten Sie den DeviceServer mit der Standard Configuration. Rufen Sie im Browser die Adresse: </text:span><text:a xlink:type="simple" xlink:href="http://localhost:10080/analog.html" text:style-name="Internet_20_link" text:visited-style-name="Visited_20_Internet_20_Link"><text:span text:style-name="T9">http://localhost:10080/analog.html</text:span></text:a><text:span text:style-name="T9"><text:line-break/>Setzen Sie jetzt die IO-Group auf 2 und im Eingabefeld: Values read from Device: erscheinen die Koordinaten der der Objekte als 0,0,x1,y1,x2,y2,x3,y3<text:line-break/><text:line-break/></text:span><text:span text:style-name="T14">Bitte beachten Sie auch die Datei „ObjectRecognitionUsingLinux.pdf“ für weitere Erklärungen zur Objekterkennung.</text:span></text:p>
      <text:h text:style-name="Heading_20_2" text:outline-level="2"><text:bookmark-start text:name="__RefHeading___Toc25057_1557550991"/><text:span text:style-name="T115">OpenMSR und MQTT </text:span><text:span text:style-name="T25"><text:s/></text:span><text:span text:style-name="T24">( ab Version V 0.6 )</text:span><text:bookmark-end text:name="__RefHeading___Toc25057_1557550991"/></text:h>
      <text:p text:style-name="Text_20_body">Mit Einführung der Version V0.6 ist OpenMSR in der Lage mit einem MQTT Broker zu kommunizieren. Es können Ein- und Ausgänge auf MQTT Topics abgebildet werden, und somit ist eine Kommunikation mit verschiedensten IoT Lösungen möglich.</text:p>
      <text:p text:style-name="Text_20_body"/>
      <text:p text:style-name="Text_20_body">Konfiguriert wird der Dienst über die Datei MQTT.ini, die vom DeviceServer beim Start eingelesen wird, <text:span text:style-name="T78">wenn sie vorhanden ist.</text:span></text:p>
      <text:p text:style-name="Text_20_body"><draw:frame text:anchor-type="paragraph" draw:z-index="20" draw:name="Shape1" draw:style-name="gr1" draw:text-style-name="P167" svg:width="13.147cm" svg:height="5.083cm" svg:x="1.191cm" svg:y="0.191cm"><draw:text-box><text:p><text:span text:style-name="T160">[MQTT]</text:span></text:p><text:p><text:span text:style-name="T160"><text:s text:c="2"/></text:span><text:span text:style-name="T160">Host=piplay.hucky.net</text:span></text:p><text:p><text:span text:style-name="T160"><text:s text:c="2"/></text:span><text:span text:style-name="T160">Port=1883</text:span></text:p><text:p><text:span text:style-name="T160"/></text:p><text:p><text:span text:style-name="T160">[PublishOutput]</text:span></text:p><text:p><text:span text:style-name="T160"><text:s text:c="2"/></text:span><text:span text:style-name="T160">1=/openMSR/BinOut/1</text:span></text:p><text:p><text:span text:style-name="T160"><text:s text:c="2"/></text:span><text:span text:style-name="T160">2=/openMSR/BinOut/2</text:span></text:p><text:p><text:span text:style-name="T160"/></text:p><text:p><text:span text:style-name="T160">[PublishAnalog]</text:span></text:p><text:p><text:span text:style-name="T160"><text:s text:c="2"/></text:span><text:span text:style-name="T160">1=/openMSR/Analog/1</text:span></text:p><text:p><text:span text:style-name="T160"/></text:p><text:p><text:span text:style-name="T160">[PublishInput]</text:span></text:p><text:p><text:span text:style-name="T160"><text:s text:c="2"/></text:span><text:span text:style-name="T160">1=/openMSR/BinIn/1</text:span></text:p><text:p><text:span text:style-name="T160"/></text:p><text:p><text:span text:style-name="T160">[SubscribeInput]</text:span></text:p><text:p><text:span text:style-name="T160"><text:s text:c="2"/></text:span><text:span text:style-name="T160">1=/openMSR/BinIn/1</text:span></text:p><text:p><text:span text:style-name="T160"/></text:p><text:p><text:span text:style-name="T160">[SubscribeAnalog]</text:span></text:p><text:p><text:span text:style-name="T160"><text:s text:c="2"/></text:span><text:span text:style-name="T160">1=/Devolo/Homecontrol/Server/Wall:Plug:Switch:and:Meter/energy/currentValue</text:span></text:p><text:p><text:span text:style-name="T160"/></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text:span text:style-name="T17">In der Section [MQTT] werden im Moment der MQTT server und der Port konfiguriert. In der jetzigen Version werden Authentifizierung und verschlüsselte Verbindungen noch nicht unterstützt.<text:line-break/><text:line-break/>In den folgenden Sektionen werden die jeweiligen Signale des DeviceServers auf Topics im MQTT gemappt. </text:span><text:span text:style-name="T28">Im obigen Bsp wird A1 auf das Topic: </text:span><text:span text:style-name="T30">openMSR</text:span><text:span text:style-name="T32">/BinOut/1 gemappt ( Sektion: PublishOutput ) , bzw zB J1 auf das Topic: </text:span><text:span text:style-name="T33">Devolo/Homecontrol/Server/Wall:Plug:Switch:and:Meter/energy/currentValue </text:span><text:span text:style-name="T34">gemappt ( Sektion: SubscribeAnalog )</text:span></text:p>
      <text:p text:style-name="Text_20_body"/>
      <text:h text:style-name="Heading_20_2" text:outline-level="2"><text:bookmark-start text:name="__RefHeading___Toc4316_3740108690"/><text:span text:style-name="T109">Bridges: </text:span><text:span text:style-name="T110">( V 0.6 )</text:span><text:bookmark-end text:name="__RefHeading___Toc4316_3740108690"/></text:h>
      <text:p text:style-name="P134">Als Bridges werden im Zusammenhang mit OpenMSR Programme bezeichnet, die Daten, Sensoren oder Aktoren in die Welt der OpenMSR Tools bringen. Diese Programme laufen unabhängig vom DeviceServer als eigene Prozesse und liefern Ihre Werte via DeviceServer API ab.</text:p>
      <text:p text:style-name="P133"><text:bookmark-start text:name="__RefHeading___Toc4200_3740108690"/>Beispiele für Bridges finden Sie im Verzeichnis tools/<text:span text:style-name="T83">Bridges</text:span>. <text:s text:c="2"/><text:bookmark-end text:name="__RefHeading___Toc4200_3740108690"/></text:p>
      <text:h text:style-name="Heading_20_3" text:outline-level="3"><text:bookmark-start text:name="__RefHeading___Toc4318_3740108690"/>PingHost Bridge:<text:bookmark-end text:name="__RefHeading___Toc4318_3740108690"/></text:h>
      <text:p text:style-name="Text_20_body"><text:span text:style-name="T12">Ist eine Bridge, die eine beliegige Anzahl an IP Adressen via ping auf Erreichbarkeit testet. Kann ein Host via Ping </text:span><text:soft-page-break/><text:span text:style-name="T12">erreicht werden, setzt die Bridge ein konfigurierten digitalen </text:span><text:span text:style-name="T13">Aus</text:span><text:span text:style-name="T12">gang auf 1, andernfalls auf 0.<text:line-break/>Bitte bedenken Sie, dass nicht die Funktion eines Hosts überwacht wird, sondern lediglich die Erreichbarkeit via Netzwerk und ping. Genutzt wird die Bridge in der Regel um alle an einer Steuerung beteiligten Hosts zu überwachen und bei Fehlern die Steuerung in einen definierten sicheren Zustand versetzt. </text:span><text:span text:style-name="T13">Bitte bedenken Sie dabei, dass PingHosts eine Systemabhängige Latenz aufweisst, die das Signal verzögern kann. Das heisst, vom Ausfall eines Hosts bis zur Erkennung im DeviceServer kann einige Zeit vergehen.</text:span></text:p>
      <text:p text:style-name="P133"><text:bookmark-start text:name="__RefHeading___Toc4206_3740108690"/>Die Konfiguration erfolgt via ini Datei mit folgendem Aufbau:<text:bookmark-end text:name="__RefHeading___Toc4206_3740108690"/></text:p>
      <text:p text:style-name="Text_20_body"><text:bookmark-start text:name="__RefHeading___Toc4208_3740108690"/>#<text:span text:style-name="T92"> if you don't pass the DeviceServer Settings on the commandline<text:line-break/># you need a section named DeviceServer with the URL and <text:s/>IOgroup to write the<text:line-break/># results to.<text:line-break/><text:line-break/># for every host you need to define a section with a unique name<text:line-break/># and the Values for Host and <text:s/>Pin<text:line-break/>#<text:line-break/># Pin: may be 1 .. 8<text:line-break/>#<text:line-break/># Host: any hostname or IP address<text:line-break/><text:line-break/>[DeviceServer]<text:line-break/>URL: </text:span><text:a xlink:type="simple" xlink:href="http://localhost:10080/digital/SetOutputBit.html" text:style-name="Internet_20_link" text:visited-style-name="Visited_20_Internet_20_Link"><text:span text:style-name="T92">http://localhost:10080/digital/SetOutputBit.html</text:span></text:a><text:span text:style-name="T92"><text:line-break/>IOgroup: 6<text:line-break/><text:line-break/>[Host1]<text:line-break/>Host: 10.63.9.49<text:line-break/>Pin: 6<text:line-break/><text:line-break/>[Host2]<text:line-break/>Host: 10.63.9.164<text:line-break/>Pin: 2</text:span><text:bookmark-end text:name="__RefHeading___Toc4208_3740108690"/></text:p>
      <text:p text:style-name="P133"><text:bookmark-start text:name="__RefHeading___Toc4210_3740108690"/>Obige Konfiguration definiert 2 Hosts, via Ausgang 49 und 53 wird signalisiert, ob die Hosts erreichbar ( 1 ) sind, oder nicht (0)<text:bookmark-end text:name="__RefHeading___Toc4210_3740108690"/></text:p>
      <text:h text:style-name="Heading_20_3" text:outline-level="3"><text:bookmark-start text:name="__RefHeading___Toc4212_3740108690"/>PlaySound Bridge:<text:bookmark-end text:name="__RefHeading___Toc4212_3740108690"/></text:h>
      <text:p text:style-name="P133"><text:bookmark-start text:name="__RefHeading___Toc4214_3740108690"/>Mit PlaySound koennen bei definierten Zustaenden an Ein- bzw Ausgaengen des DeviceServers Sounds abpielt werden. Konfiguriert wird PlaySound via Ini Datei; siehe Beispiel PlaySound.ini. Gestartet wird PlaySound.py wie folgt:<text:bookmark-end text:name="__RefHeading___Toc4214_3740108690"/></text:p>
      <text:p text:style-name="P135"><text:bookmark-start text:name="__RefHeading___Toc4216_3740108690"/>PlaySound.py -u &lt;URL&gt; -g &lt;iogroup&gt; -f &lt;configfile&gt;<text:bookmark-end text:name="__RefHeading___Toc4216_3740108690"/></text:p>
      <text:p text:style-name="P133"><text:bookmark-start text:name="__RefHeading___Toc4218_3740108690"/>Zum Beispiel:<text:bookmark-end text:name="__RefHeading___Toc4218_3740108690"/></text:p>
      <text:p text:style-name="P137"><text:bookmark-start text:name="__RefHeading___Toc4220_3740108690"/>./PlaySound.py -u http://localhost:10080/digital/ReadInputValues.html -g 2 -f PlaySound.ini<text:bookmark-end text:name="__RefHeading___Toc4220_3740108690"/></text:p>
      <text:p text:style-name="P133"><text:bookmark-start text:name="__RefHeading___Toc4222_3740108690"/>Zu Testzwecken sind einige Sounddateien der Fernsehserie „Raumschiff Enterprise“ im Archiv, ich hoffe ich begehe damit keine Copyright Violation. Disclaimer: Hab ich keine Rechte dran, ist nicht von mir.<text:bookmark-end text:name="__RefHeading___Toc4222_3740108690"/></text:p>
      <text:p text:style-name="Text_20_body"><text:bookmark-start text:name="__RefHeading___Toc4224_3740108690"/><text:span text:style-name="T9">Depencency: python-pygame<text:line-break/>Install on Debian/Ubuntu:</text:span> <text:span text:style-name="T95">sudo apt install python-pygame</text:span><text:bookmark-end text:name="__RefHeading___Toc4224_3740108690"/></text:p>
      <text:p text:style-name="Text_20_body"/>
      <text:p text:style-name="P138"><text:bookmark-start text:name="__RefHeading___Toc4226_3740108690"/>ToDo: document the different bridges<text:bookmark-end text:name="__RefHeading___Toc4226_3740108690"/></text:p>
      <text:h text:style-name="P161" text:outline-level="1"/>
      <text:h text:style-name="Heading_20_2" text:outline-level="2"><text:bookmark-start text:name="__RefHeading___Toc4228_3740108690"/>Agenten: <text:s/><text:span text:style-name="T85">( V 0.6 )</text:span><text:bookmark-end text:name="__RefHeading___Toc4228_3740108690"/></text:h>
      <text:p text:style-name="P133"><text:bookmark-start text:name="__RefHeading___Toc4230_3740108690"/>Als Agenten werden <text:span text:style-name="T82">P</text:span>rogramme bezeichn<text:span text:style-name="T82">et</text:span>, die vom DeviceServer zyklisch aufgerufen werden und Sensor<text:span text:style-name="T82">w</text:span>erte dem DeviceServer zur Verfügung stellen.<text:bookmark-end text:name="__RefHeading___Toc4230_3740108690"/></text:p>
      <text:p text:style-name="P133"><text:bookmark-start text:name="__RefHeading___Toc4232_3740108690"/>Beispiele für Agenten sind digiin.sh, digitemp.sh <text:span text:style-name="T81">und hostdata.sh im DeviceServer/Agents Verzeichnis<text:line-break/><text:line-break/>Die einfachste und schnellste Methode neue Hardware ( aber auch andere Werte ) dem DeviceServer bekannt zu machen, sind Agenten. Ein Agent wird vom DeviceServer zyklisch ausgeführt und liefert seine Ergebnisse in einer Ausgabezeile zurück. Diese Ausgabe wird vom DeviceServer geparst und die Ergebnisse entsprechend der Konfiguration einzelnen Werten der PhysMach zugeordnet. Agenten können wie z.B. digitemp.sh eine dem DeviceServer unbekannte Hardware lesen ( in diesem Falle 18DS20 1-Wire Thermometer ) oder bei hostdata.sh werden die CPU und Plattenauslastung zurückgeliefert und dem DeviceServer zur Verfügung gestellt.</text:span><text:bookmark-end text:name="__RefHeading___Toc4232_3740108690"/></text:p>
      <text:p text:style-name="Text_20_body"><text:bookmark-start text:name="__RefHeading___Toc4234_3740108690"/><text:soft-page-break/><text:span text:style-name="T9">Bsp:</text:span><text:line-break/><text:span text:style-name="T92">$ Agents/hostdata.sh <text:line-break/>099 24</text:span><text:bookmark-end text:name="__RefHeading___Toc4234_3740108690"/></text:p>
      <text:p text:style-name="P136"><text:bookmark-start text:name="__RefHeading___Toc4236_3740108690"/>$ Agents/digitemp.sh <text:bookmark-end text:name="__RefHeading___Toc4236_3740108690"/></text:p>
      <text:p text:style-name="P136"><text:bookmark-start text:name="__RefHeading___Toc4238_3740108690"/>17 21 35 42 63 15 32 92<text:bookmark-end text:name="__RefHeading___Toc4238_3740108690"/></text:p>
      <text:p text:style-name="P136"/>
      <text:p text:style-name="Text_20_body"><text:bookmark-start text:name="__RefHeading___Toc4240_3740108690"/><text:span text:style-name="T9">Die entsprechende Konfiguration zu hostdata.sh sehen Sie im folgenden Snippet:</text:span><text:line-break/><text:span text:style-name="T92">#external Program<text:line-break/>DEVICE E ./Agents/hostdata.sh:<text:line-break/>PORT A <text:s text:c="2"/>1 <text:s text:c="2"/>11 <text:s/>E<text:line-break/>PORT A <text:s text:c="2"/>2 <text:s text:c="2"/>12 <text:s/>E</text:span><text:bookmark-end text:name="__RefHeading___Toc4240_3740108690"/></text:p>
      <text:p text:style-name="P133"><text:bookmark-start text:name="__RefHeading___Toc4242_3740108690"/>Hier werden die analogen Signale J1 und J2 dem ersten bzw zweiten Wert der Ausgabe von hostdata.sh zugeordnet.<text:line-break/>Agenten können in beliebigen Programmiersprachen geschrieben werden. Ein Nachteil soll an dieser Stelle aber auch erwähnt werden: <text:line-break/>Da bei jedem Aufruf ein komplettes externes Programm gestartet wird, sind Agenten bzgl der Performance und der Speicherauslastung nicht so effizient wie eine native Lösung im DeviceServer.<text:line-break/><text:span text:style-name="T96">Weitere Details finden Sie auch im Abschnitt Konfiguration, externe Programme.</text:span><text:bookmark-end text:name="__RefHeading___Toc4242_3740108690"/></text:p>
      <text:h text:style-name="P162" text:outline-level="1"/>
      <text:h text:style-name="Heading_20_2" text:outline-level="2"><text:bookmark-start text:name="__RefHeading___Toc4244_3740108690"/>Systemtools:<text:span text:style-name="T55"> </text:span><text:span text:style-name="T56">( V 0.6 )</text:span><text:bookmark-end text:name="__RefHeading___Toc4244_3740108690"/></text:h>
      <text:p text:style-name="P133"><text:bookmark-start text:name="__RefHeading___Toc4246_3740108690"/>Im Verzeichnis tools finden sie Linux Scripte zum automatischen Start der OpenMSR Tools sowie<text:line-break/>zum rotieren der Logfiles. Diese können Sie an Ihre Bedürfnisse anpassen.<text:bookmark-end text:name="__RefHeading___Toc4246_3740108690"/></text:p>
      <text:p text:style-name="P133"><text:bookmark-start text:name="__RefHeading___Toc4248_3740108690"/><text:span text:style-name="T116">ToDo: document the </text:span><text:span text:style-name="T117">usage</text:span><text:span text:style-name="T87"> </text:span><text:bookmark-end text:name="__RefHeading___Toc4248_3740108690"/></text:p>
      <text:h text:style-name="Heading_20_2" text:outline-level="2"><text:bookmark-start text:name="__RefHeading___Toc4250_3740108690"/>Die AJAX GUI Elemente<text:bookmark-end text:name="__RefHeading___Toc4250_3740108690"/></text:h>
      <text:p text:style-name="P102"/>
      <text:p text:style-name="P102"><draw:frame draw:style-name="fr11" draw:name="graphics13" text:anchor-type="paragraph" svg:width="16.683cm" svg:height="12.053cm" draw:z-index="24"><draw:image xlink:href="Pictures/10000000000003130000022EFF913BEC09F159D4.png" xlink:type="simple" xlink:show="embed" xlink:actuate="onLoad" loext:mime-type="image/png"/></draw:frame><text:span text:style-name="T3">Eine Übersicht über einige der GUI Elemente</text:span><text:line-break/><text:line-break/><text:span text:style-name="T19">Zur einfachen und schnellen Gestaltungen von Bedienoberflächen und der Visualisierung von Steuerungen können sehr </text:span><text:soft-page-break/><text:span text:style-name="T19">gut die GUI Elemente von OpenMSR genutzt werden.</text:span></text:p>
      <text:p text:style-name="P39">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39"/>
      <text:p text:style-name="P39">Im folgenden versuche ich die Grundlagen soweit zu erläutern, dass jedermann damit in die Lage versetzt wird eigene Oberflächen zu erstellen.</text:p>
      <text:p text:style-name="P39"/>
      <text:p text:style-name="P39">Übersicht über die möglichen Elemente einer OpenMSR GUI<text:line-break/><text:line-break/>Eingabeelemente – Schalter, Schieberegler, Drehknöpfe, Taster</text:p>
      <text:p text:style-name="P39">Ausgabeelemente – LED, Glühbirne, Balkenanzeige, Zeigerinstrument, Füllstandsanzeige</text:p>
      <text:p text:style-name="P39">Konnektoren – unsichtbare Elemente, die die GUI mit einer Steuerung verbinden.</text:p>
      <text:p text:style-name="P39"/>
      <text:p text:style-name="P102"><text:span text:style-name="T19">Jedes dieser Elemente arbeitet dabei völlig autark und hat keine Informationen über andere 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text:span> </text:p>
      <text:p text:style-name="P39">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39">Wichtig ist dabei zu beachten, daß Events nicht an ein Ziel adressiert werden. Ein Event wird einfach gesendet – er hat kein spezielles Ziel.</text:p>
      <text:p text:style-name="P39">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39"/>
      <text:p text:style-name="P39">Alles was Sie dazu benötigen ist ein Texteditor. In diesem öffnen Sie jetzt die Seite „OpenMSR-GUI-Elements.html“ im docroot Verzeichnis des DeviceServers. An Hand dieser Datei lernen wir das Erstellen von Oberflächen.</text:p>
      <text:p text:style-name="P39">Der Anfang der Datei lautet:</text:p>
      <text:p text:style-name="P102"><draw:frame draw:style-name="fr1" draw:name="Frame7" text:anchor-type="paragraph" svg:x="0.081cm" svg:y="0.201cm" svg:width="16.82cm" draw:z-index="25"><draw:text-box fo:min-height="6.844cm"><text:p text:style-name="P108">&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108"><text:s text:c="6"/>#TempMeterCanvas {<text:line-break/><text:tab/>background-color: white;<text:line-break/><text:tab/>position: absolute;<text:line-break/><text:tab/>left: 0px;<text:line-break/><text:tab/>top: 30px;<text:line-break/> <text:s text:c="5"/>}</text:p><text:p text:style-name="P108"><text:s text:c="6"/>#knob1 {<text:line-break/><text:tab/>background-color: white;<text:line-break/><text:tab/>position: absolute;<text:line-break/><text:tab/>left <text:s/>….</text:p></draw:text-box></draw:frame><text:line-break/><text:span text:style-name="T19">Ein ganz normaler Header einer HTML Datei, was wichtig hier ist, sind die beiden META Tags. Der Browser soll möglichst nichts cachen. Was folgt sind die CSS Style Anweisungen für die einzelnen Elemente der GUI. Damit werden die Elemente auf der Oberfläche positioniert.</text:span></text:p>
      <text:p text:style-name="P39">Später folgt:</text:p>
      <text:p text:style-name="P39"><draw:frame draw:style-name="fr5" draw:name="Frame8" text:anchor-type="paragraph" svg:width="13.866cm" draw:z-index="26"><draw:text-box fo:min-height="6.793cm"><text:p text:style-name="P108"><text:s text:c="6"/>}</text:p><text:p text:style-name="P108"><text:s text:c="6"/>#debug {</text:p><text:p text:style-name="P108"><text:tab/>background-color: white;</text:p><text:p text:style-name="P108"><text:tab/>position: absolute;</text:p><text:p text:style-name="P108"><text:tab/>left: 100px;</text:p><text:p text:style-name="P108"><text:tab/>top: 450px;</text:p><text:p text:style-name="P108"><text:s text:c="6"/>}</text:p><text:p text:style-name="P108"/><text:p text:style-name="P108"><text:s text:c="4"/>&lt;/style&gt;</text:p><text:p text:style-name="P108"/><text:p text:style-name="P108"><text:s text:c="4"/>&lt;script type="text/javascript" src="js/openmsr.js"&gt;&lt;/script&gt;</text:p><text:p text:style-name="P108"/><text:p text:style-name="P108"><text:s text:c="4"/>&lt;script&gt;</text:p><text:p text:style-name="P108"><text:s text:c="6"/>function init() {</text:p><text:p text:style-name="P108"/><text:p text:style-name="P108"><text:tab/>OpenMSRInit();</text:p><text:p text:style-name="P108"/><text:p text:style-name="P108"><text:tab/>// show a customized horizontal meter as temp meter</text:p><text:p text:style-name="P108"><text:tab/>var MyTempMeter = new HorMeter('TempMeterCanvas','analog',1);</text:p><text:p text:style-name="P108"><text:tab/>MyTempMeter.width(525);</text:p><text:p text:style-name="P108"><text:tab/>MyTempMeter.height(84);</text:p><text:p text:style-name="P108"><text:tab/>MyTempMeter.canvbgimg('images/fieberthermometer.png');</text:p><text:p text:style-name="P108"><text:tab/>MyTempMeter.Resolution(10);</text:p><text:p text:style-name="P108"><text:tab/>MyTempMeter.maxVal(42.0);</text:p><text:p text:style-name="P108"><text:tab/>MyTempMeter.minVal(34.2);</text:p><text:p text:style-name="P108"><text:tab/>MyTempMeter.minPos(140,41);</text:p><text:p text:style-name="P108"><text:tab/>MyTempMeter.maxPos(380,41);</text:p><text:p text:style-name="P108"><text:tab/>MyTempMeter.color("red");</text:p><text:p text:style-name="P108"><text:tab/>MyTempMeter.MeterWidth(6);</text:p><text:p text:style-name="P108"><text:tab/></text:p><text:p text:style-name="P108"><text:tab/>// a second meter</text:p><text:p text:style-name="P108"><text:tab/>var MyOtherMeter = new HorMeter('OtherMeter','analog',2);</text:p><text:p text:style-name="P108"><text:tab/>MyOtherMeter.width(525);</text:p></draw:text-box></draw:frame><text:soft-page-break/>Nach den Styles folgt ein Script Aufruf, der die Bibliothek mit den Elementen lädt. In der Datei openmsr.js ist die komplette Logik aller Elemente enthalten.</text:p>
      <text:p text:style-name="P39"/>
      <text:p text:style-name="P39">Danach kommt ein zweiter Skript Aufruf, der die Elemente der GUI enthält. Alle Elemente der Seite werden dabei in der Funktion „init“ <text:s/>aufgeführt. Die Funktion muss jedoch zuerst die OpenMSR Elemente starten, was durch den Befehl „OpenMSRInit();“ geschieht.</text:p>
      <text:p text:style-name="P39"/>
      <text:p text:style-name="P45">Mittels „var MyTempMeter = new HorMeter('TempMeterCanvas','analog',1);“ 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p>
      <text:h text:style-name="Heading_20_1" text:outline-level="1"><text:bookmark-start text:name="__RefHeading__1650_636098784"/>Die Konfiguration der PhysMach<text:bookmark-end text:name="__RefHeading__1650_636098784"/></text:h>
      <text:p text:style-name="P55">Die Konfiguration der Clients ( und damit auch des DeviceServers ) wird über eine Konfigurationsdatei eingestellt. Das <text:soft-page-break/>Format der Konfiguration ist wie folgt aufgebaut:</text:p>
      <text:p text:style-name="Standard"><draw:frame draw:style-name="fr1" draw:name="Rahmen1" text:anchor-type="paragraph" svg:x="0.109cm" svg:y="0.399cm" svg:width="16.829cm" draw:z-index="13"><draw:text-box fo:min-height="13.755cm"><text:p text:style-name="P72"># Config file for Physical Machine Lib</text:p><text:p text:style-name="P72"># pay attention, parsing of this file is set to read exact field lengthes</text:p><text:p text:style-name="P72"># only lines starting with <text:s/>[DEVICE|PORT] are read, rest is discarded</text:p><text:p text:style-name="P72"/><text:p text:style-name="P72"/><text:p text:style-name="P72"># example of possible devices and their initstring</text:p><text:p text:style-name="P72"># programm PIO to A in, B out, C in</text:p><text:p text:style-name="P72"># DEVICE P $307:$99</text:p><text:p text:style-name="P72"/><text:p text:style-name="P72"># possible devices are: </text:p><text:p text:style-name="P72"># <text:tab/><text:tab/><text:tab/>I = IO Warrior 40</text:p><text:p text:style-name="P72">#<text:tab/><text:tab/><text:tab/>D = DIL/NetPC DNP1486</text:p><text:p text:style-name="P72">#<text:tab/><text:tab/><text:tab/>P = 8255 based ISA Slot PIO</text:p><text:p text:style-name="P72">#<text:tab/><text:tab/><text:tab/>L = printer port</text:p><text:p text:style-name="P72">#<text:tab/><text:tab/><text:tab/>R = Random</text:p><text:p text:style-name="P72">#<text:tab/><text:tab/><text:tab/>J = Joystick</text:p><text:p text:style-name="P72">#<text:tab/><text:tab/><text:tab/>H = HTTP</text:p><text:p text:style-name="P72">#<text:tab/><text:tab/><text:tab/>B = BMCM devices like usb pio, usb ad etc</text:p><text:p text:style-name="P72">#<text:tab/><text:tab/><text:tab/>E = Exec external program</text:p><text:p text:style-name="P72"/><text:p text:style-name="P72">#DEVICE P $307:$99<text:tab/><text:tab/># the PIO needs the config port and the configuration value</text:p><text:p text:style-name="P72">#DEVICE I dummy</text:p><text:p text:style-name="P72">#DEVICE L dummy</text:p><text:p text:style-name="P72">#DEVICE D dummy</text:p><text:p text:style-name="P72">#DEVICE R dummy</text:p><text:p text:style-name="P72">#DEVICE J /dev/js0</text:p><text:p text:style-name="P72">#DEVICE H http://www.server.com/path/read/data?§http://www.server.com/path/write/data?§</text:p><text:p text:style-name="P72">#DEVICE B usb-pio:/dev/ttyACM0:$ffffffff:$ffffffff:$ffffffff:</text:p><text:p text:style-name="P72">#DEVICE B usb-ad:/dev/ttyACM1::::</text:p><text:p text:style-name="P72">#DEVICE E program:param:param:</text:p><text:p text:style-name="P72"/><text:p text:style-name="P72"/><text:p text:style-name="P72">#generic config lines</text:p><text:p text:style-name="P72">#PORT![I|O|C|A|U] iogroup Address devicetype</text:p><text:p text:style-name="P72">#<text:tab/> I=input</text:p><text:p text:style-name="P72">#<text:tab/> O=output</text:p><text:p text:style-name="P72">#<text:tab/> C=counter</text:p><text:p text:style-name="P72">#<text:tab/> A=analog in</text:p><text:p text:style-name="P72">#<text:tab/> U=analog out</text:p><text:p text:style-name="P72"/></draw:text-box></draw:frame></text:p>
      <text:p text:style-name="P55">Die Konfiguration einer USB-PIO von BMCM sieht dann so aus:</text:p>
      <text:p text:style-name="P69"><draw:frame draw:style-name="fr6" draw:name="Rahmen2" text:anchor-type="paragraph" svg:x="0.122cm" svg:y="0.34cm" draw:z-index="14"><draw:text-box fo:min-height="2.35cm" fo:min-width="16.187cm"><text:p text:style-name="P69">#BMCM USB PIO</text:p><text:p text:style-name="P69">DEVICE B usb-pio:/dev/ttyACM1:$ffffffff:$ffffffff:$00000000: </text:p><text:p text:style-name="P69">PORT I <text:s text:c="2"/>1 <text:s text:c="3"/>0 B</text:p><text:p text:style-name="P69">PORT I <text:s text:c="2"/>2 <text:s text:c="3"/>1 B</text:p><text:p text:style-name="P69">PORT O <text:s text:c="2"/>1 <text:s text:c="3"/>2 B</text:p></draw:text-box></draw:frame></text:p>
      <text:p text:style-name="P35">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35">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35">Weitere Infos dazu finden Sie bei der Beschreibung von PhysMachTest.</text:p>
      <text:p text:style-name="P35"/>
      <text:p text:style-name="P35">Um die Konfiguration zu verstehen <text:s/>muss man wissen, wie die PhysMach ihre Resourcen verwaltet.</text:p>
      <text:p text:style-name="P35"/>
      <text:p text:style-name="P35">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die BMCM USB-PIO.</text:p>
      <text:p text:style-name="P35"/>
      <text:p text:style-name="P35">Die Devicezeile gibt an, dass es sich um eine USB-PIO handelt, die an /dev/ttyACM1 angeschlossen ist, die Ports 0 und <text:soft-page-break/>1 werden als Eingänge und der Port 2 als Ausgang definiert.</text:p>
      <text:p text:style-name="P35"/>
      <text:p text:style-name="P35">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35"/>
      <text:h text:style-name="Heading_20_2" text:outline-level="2"><text:bookmark-start text:name="__RefHeading__1621_636098784"/>Konfigurationshinweise zur unterstützten Hardware:<text:bookmark-end text:name="__RefHeading__1621_636098784"/></text:h>
      <text:p text:style-name="P35"/>
      <text:p text:style-name="P35">In der aktuellen Version wurde das Lesen der Configfiles verbessert. Es ist nicht mehr das ! Zeichen der Feldtrenner, sondern einfach ein Freizeichen. Ausserdem ist die Länge der Felder nicht mehr fest vorgegeben.</text:p>
      <text:p text:style-name="P35"/>
      <text:h text:style-name="Heading_20_3" text:outline-level="3"><text:bookmark-start text:name="__RefHeading___Toc4274_3740108690"/>IO Warrior 24/40<text:bookmark-end text:name="__RefHeading___Toc4274_3740108690"/></text:h>
      <text:p text:style-name="P35"/>
      <text:p text:style-name="P35">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35"/>
      <text:p text:style-name="P35">Die Konfiguration:</text:p>
      <text:p text:style-name="P68">DEVICE!I!dummy</text:p>
      <text:p text:style-name="P68"># erster IO Warrior 40</text:p>
      <text:p text:style-name="P68"># der zweite IOwarrior Port 0 ist ioport=20</text:p>
      <text:p text:style-name="P68"># der dritte IOwarrior Port 0 ist ioport=30</text:p>
      <text:p text:style-name="P68"># der vierte IOwarrior Port 0 ist ioport=40</text:p>
      <text:p text:style-name="P68"># port0 in,port 0 cnt, port1 in, port2 out, port3 out</text:p>
      <text:p text:style-name="P68">PORT I <text:s text:c="2"/>1 <text:s text:c="2"/>10 I</text:p>
      <text:p text:style-name="P68">PORT I <text:s text:c="2"/>2 <text:s text:c="2"/>11 I</text:p>
      <text:p text:style-name="P68">PORT O <text:s text:c="2"/>1 <text:s text:c="2"/>12 I</text:p>
      <text:p text:style-name="P68">PORT O <text:s text:c="2"/>2 <text:s text:c="2"/>13 I</text:p>
      <text:p text:style-name="P35"/>
      <text:h text:style-name="Heading_20_3" text:outline-level="3"><text:bookmark-start text:name="__RefHeading___Toc4276_3740108690"/>Random Device<text:bookmark-end text:name="__RefHeading___Toc4276_3740108690"/></text:h>
      <text:p text:style-name="P35"/>
      <text:p text:style-name="P35">Das Random Device ist hauptsächlich für Tests gedacht. Für die konfigurierte IO Group werden Zufallswerte erzeugt.</text:p>
      <text:p text:style-name="P35">Die Adresse $00 ist ein Dummy der nicht verwendet wird.</text:p>
      <text:p text:style-name="P35">Die Konfiguration:</text:p>
      <text:p text:style-name="P68"># Random inputs ( for debugging )</text:p>
      <text:p text:style-name="P68">DEVICE R dummy</text:p>
      <text:p text:style-name="P68">PORT I <text:s text:c="2"/>1 <text:s/>$00 R</text:p>
      <text:p text:style-name="P35"/>
      <text:p text:style-name="P35">Hier werden die Werte der Eingänge 1-8 zufällig erzeugt.</text:p>
      <text:p text:style-name="P35"/>
      <text:h text:style-name="Heading_20_3" text:outline-level="3"><text:bookmark-start text:name="__RefHeading___Toc4278_3740108690"/>BMCM USB PIO<text:bookmark-end text:name="__RefHeading___Toc4278_3740108690"/></text:h>
      <text:p text:style-name="P35"/>
      <text:p text:style-name="P73">Im Initstring des Devices muss das Devicefile und die IO Richtung der Ports angegeben werden.</text:p>
      <text:p text:style-name="P73">Für jeden Inputport muss $fffffff und jeden Outputport $00000000 angegeben werden.</text:p>
      <text:p text:style-name="P73">Die Ports werden mit 0-2 addressiert, das erste Device ist 0.</text:p>
      <text:p text:style-name="P73">Bsp.: <text:tab/>erster Port der 2. USB PIO = 10</text:p>
      <text:p text:style-name="P73"><text:s/><text:tab/>dritter Port der 1. USB PIO = 2 oder 02</text:p>
      <text:p text:style-name="P73"/>
      <text:p text:style-name="P73">Die Konfiguration:</text:p>
      <text:p text:style-name="P67">#BMCM USB PIO</text:p>
      <text:p text:style-name="P67">DEVICE B usb-pio:/dev/ttyACM1:$ffffffff:$ffffffff:$00000000: </text:p>
      <text:p text:style-name="P67">PORT I <text:s text:c="2"/>1 <text:s text:c="2"/>00 B</text:p>
      <text:p text:style-name="P67">PORT I <text:s text:c="2"/>2 <text:s text:c="2"/>01 B</text:p>
      <text:p text:style-name="P68">PORT O <text:s text:c="2"/>1 <text:s text:c="2"/>02 B</text:p>
      <text:p text:style-name="P71"/>
      <text:p text:style-name="P71"/>
      <text:h text:style-name="Heading_20_3" text:outline-level="3"><text:bookmark-start text:name="__RefHeading___Toc4280_3740108690"/>BMCM USB AD<text:bookmark-end text:name="__RefHeading___Toc4280_3740108690"/></text:h>
      <text:p text:style-name="P10"/>
      <text:p text:style-name="P74">Im Initstring des Devices muss das Devicefile und <text:s/>statt der IO Richtung der Ports einfach : als Dummy.</text:p>
      <text:p text:style-name="P101"><draw:frame text:anchor-type="paragraph" draw:z-index="22" draw:name="Shape3" draw:style-name="gr3" draw:text-style-name="P171" svg:width="17.391cm" svg:height="1.179cm" svg:x="0.081cm" svg:y="0.388cm"><draw:text-box><text:p text:style-name="P170"><text:span text:style-name="T162"><text:s text:c="4"/></text:span></text:p><text:p text:style-name="P170"><text:span text:style-name="T162"><text:s text:c="4"/></text:span><text:span text:style-name="T162">Im Moment gibt es einen Bug, wodurch die BMCM Devices bei Verw endung im Deviceserver mit einem SegFault abstürtzen. In der SPS <text:s text:c="2"/></text:span></text:p><text:p text:style-name="P170"><text:span text:style-name="T162"><text:s text:c="4"/></text:span><text:span text:style-name="T162">funktionieren sie ohne Probleme! Scheinbar ist es ein Problem mit den Threads des DeviceServers.</text:span></text:p></draw:text-box></draw:frame><text:span text:style-name="T105">ToDo: </text:span>Weitere Docu erforderlich</text:p>
      <text:h text:style-name="Heading_20_3" text:outline-level="3"><text:soft-page-break/></text:h>
      <text:h text:style-name="Heading_20_3" text:outline-level="3"><text:bookmark-start text:name="__RefHeading___Toc4282_3740108690"/>HTTP Requestor<text:bookmark-end text:name="__RefHeading___Toc4282_3740108690"/></text:h>
      <text:p text:style-name="P75"/>
      <text:p text:style-name="P75">Im Initstring müssen die Read– und WriteURL angegeben werden. Die URL entnehmen Sie der DeviceServer API.</text:p>
      <text:p text:style-name="P75">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76">Folgende Tags stehen zur Verfügung: I und O für digitale In/Outputs sowie A und U für analoge In-/Outputs</text:p>
      <text:p text:style-name="P75"/>
      <text:p text:style-name="P75">Die Konfiguration: </text:p>
      <text:p text:style-name="P89"># DeviceServer Connection Roboter Arm</text:p>
      <text:p text:style-name="P89">DEVICE H http://127.0.0.1:10080/digital/ReadInputValues.html?§http://127.0.0.1:10080/digital/WriteOutputValues.html?</text:p>
      <text:p text:style-name="P89">#PORT I 1 11 H</text:p>
      <text:p text:style-name="P89">PORT O 1 11 H</text:p>
      <text:p text:style-name="P89">PORT O 2 12 H</text:p>
      <text:p text:style-name="P89"/>
      <text:p text:style-name="P89">#Device Server Connection Joystick analoge Achsen</text:p>
      <text:p text:style-name="P89">DEVICE H http://127.0.0.1:10080/analog/read.html?§http://127.0.0.1:10080/analog/write.html?</text:p>
      <text:p text:style-name="P89">PORT A 1 221 H</text:p>
      <text:p text:style-name="P89">PORT A 2 222 H</text:p>
      <text:p text:style-name="P89">PORT A 3 223 H</text:p>
      <text:p text:style-name="P89">PORT A 4 224 H</text:p>
      <text:p text:style-name="P89"/>
      <text:p text:style-name="P89"># DeviceServer Connection Joystick Buttons</text:p>
      <text:p text:style-name="P89">DEVICE H http://127.0.0.1:10080/digital/ReadInputValues.html?§http://127.0.0.1:10080/digital/WriteOutputValues.html?</text:p>
      <text:p text:style-name="P89">PORT I 1 33 H</text:p>
      <text:p text:style-name="P89"/>
      <text:p text:style-name="P79">Erläterungen zur Port Zeile:</text:p>
      <text:p text:style-name="P79">PORT <text:s text:c="3"/>[I|O|A] <text:s text:c="3"/>lokale IOGRUPPE <text:s text:c="4"/>ADRESSE <text:s text:c="3"/>H</text:p>
      <text:p text:style-name="P79"/>
      <text:p text:style-name="P79">Adresse ist bei den digitalen Signalen 2 Stellig und hat folgende Bedeutung</text:p>
      <text:p text:style-name="P79"/>
      <text:p text:style-name="P79">1. Stelle <text:s/>Zugehörig zu device <text:s text:c="2"/><text:span text:style-name="T74">1 = 1. Drevicezeile, 2 = 2 Devicezeile ….</text:span></text:p>
      <text:p text:style-name="P80">2. Stelle remote iogroup</text:p>
      <text:p text:style-name="P80"/>
      <text:p text:style-name="P80">Bei den analogen <text:span text:style-name="T79">S</text:span>ignalen ist sie 3 <text:span text:style-name="T79">s</text:span>tellig und bed<text:span text:style-name="T79">e</text:span>uted</text:p>
      <text:p text:style-name="P80">1. Stelle Zugehörig zu device</text:p>
      <text:p text:style-name="P80">2. Stelle remote iogroup</text:p>
      <text:p text:style-name="P80">3. <text:span text:style-name="T79">S</text:span>telle das bit der remoten iogroup</text:p>
      <text:p text:style-name="P80"/>
      <text:p text:style-name="P80">221 <text:span text:style-name="T79">b</text:span>edeuted demnach</text:p>
      <text:p text:style-name="P80"/>
      <text:p text:style-name="P80">2. Devicezeile</text:p>
      <text:p text:style-name="P80">remote IOGROUP=2</text:p>
      <text:p text:style-name="P80">1 bedeuted 1. Bit. </text:p>
      <text:p text:style-name="P80">Demnach bedeutet 221 der deviceserver in der 2. DEVICE Zeile 2. IOGroup =&gt; Signale A9-A16 , bit 1 also das</text:p>
      <text:p text:style-name="P80">Signal A9</text:p>
      <text:p text:style-name="P80"/>
      <text:p text:style-name="P81">Bsp Analoger Output: PORT <text:s text:c="2"/>U <text:s text:c="2"/>9 <text:s text:c="2"/>224<text:line-break/>bedeuted 2. Device Zeile, 2. remote IO Group, bit 4 ; dh <text:span text:style-name="T120">der lokale analog 9 wird</text:span> auf dem DeviceServer <text:span text:style-name="T120">zu</text:span> A12 <text:span text:style-name="T120">und </text:span>als Output behandelt</text:p>
      <text:h text:style-name="Heading_20_3" text:outline-level="3"><text:bookmark-start text:name="__RefHeading___Toc4284_3740108690"/>H-Tronic USB8 <text:bookmark-end text:name="__RefHeading___Toc4284_3740108690"/></text:h>
      <text:p text:style-name="P51"/>
      <text:p text:style-name="P87">#HTronic USB8 IO</text:p>
      <text:p text:style-name="P87">#DEVICE U /dev/ttyACM0</text:p>
      <text:p text:style-name="P87">#PORT A 1 <text:s text:c="2"/>1 U</text:p>
      <text:p text:style-name="P87">#PORT A 2 <text:s text:c="2"/>2 U</text:p>
      <text:p text:style-name="P87">#PORT A 3 <text:s text:c="2"/>3 U</text:p>
      <text:p text:style-name="P87">#PORT A 4 <text:s text:c="2"/>4 U</text:p>
      <text:p text:style-name="P87"><text:soft-page-break/>#PORT A 5 <text:s text:c="2"/>5 U</text:p>
      <text:p text:style-name="P87">#PORT A 6 <text:s text:c="2"/>6 U</text:p>
      <text:p text:style-name="P87">#PORT A 7 <text:s text:c="2"/>7 U</text:p>
      <text:p text:style-name="P87">#PORT A 8 <text:s text:c="2"/>8 U</text:p>
      <text:p text:style-name="P87">#PORT O 1 <text:s text:c="2"/>2 U</text:p>
      <text:p text:style-name="P51"/>
      <text:p text:style-name="P42">Konfiguriert die 8 analogen Eingänge auf die Analogwert A1-A8 der PhysMach und die 8 disigtalen Ausgänge auf</text:p>
      <text:p text:style-name="P42">die O<text:span text:style-name="T73">1</text:span>-O<text:span text:style-name="T73">8</text:span> der PhysMach ( iogroup <text:span text:style-name="T73">1</text:span> ) <text:span text:style-name="T73">die Adresse ( 2 <text:s/>in der PORT Konfig ) wird zur Zeit ignoriert, es wird nur ein Device unterstützt.</text:span></text:p>
      <text:p text:style-name="P42"/>
      <text:h text:style-name="Heading_20_3" text:outline-level="3"><text:bookmark-start text:name="__RefHeading___Toc4286_3740108690"/>Funk Modul <text:span text:style-name="T88">( deprecated )</text:span><text:bookmark-end text:name="__RefHeading___Toc4286_3740108690"/></text:h>
      <text:p text:style-name="P40"/>
      <text:p text:style-name="P63"><text:span text:style-name="T20">Das Funkmodul ist mein Devicetreiber für die</text:span><text:span text:style-name="T50"> von <text:s/></text:span><text:span text:style-name="T51">Thomas Wagner <text:s/>unter </text:span><text:a xlink:type="simple" xlink:href="http://iow.wagner-ibw.de/rfctrl.html" text:style-name="Internet_20_link" text:visited-style-name="Visited_20_Internet_20_Link">http://iow.wagner-ibw.de/rfctrl.html</text:a><text:span text:style-name="T20">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110">LPT Bit</text:p>
          </table:table-cell>
          <table:table-cell table:style-name="AnschlussbelegungFunksender.B1" office:value-type="string">
            <text:p text:style-name="P110">Funksender</text:p>
          </table:table-cell>
        </table:table-row>
        <table:table-row>
          <table:table-cell table:style-name="AnschlussbelegungFunksender.A2" office:value-type="string">
            <text:p text:style-name="P113">Bit 0</text:p>
          </table:table-cell>
          <table:table-cell table:style-name="AnschlussbelegungFunksender.B2" office:value-type="string">
            <text:p text:style-name="P113">Taste A</text:p>
          </table:table-cell>
        </table:table-row>
        <table:table-row>
          <table:table-cell table:style-name="AnschlussbelegungFunksender.A2" office:value-type="string">
            <text:p text:style-name="P113">Bit 1</text:p>
          </table:table-cell>
          <table:table-cell table:style-name="AnschlussbelegungFunksender.B2" office:value-type="string">
            <text:p text:style-name="P113">Taste B</text:p>
          </table:table-cell>
        </table:table-row>
        <table:table-row>
          <table:table-cell table:style-name="AnschlussbelegungFunksender.A2" office:value-type="string">
            <text:p text:style-name="P113">Bit2</text:p>
          </table:table-cell>
          <table:table-cell table:style-name="AnschlussbelegungFunksender.B2" office:value-type="string">
            <text:p text:style-name="P113">Taste C</text:p>
          </table:table-cell>
        </table:table-row>
        <table:table-row>
          <table:table-cell table:style-name="AnschlussbelegungFunksender.A2" office:value-type="string">
            <text:p text:style-name="P113">Bit3</text:p>
          </table:table-cell>
          <table:table-cell table:style-name="AnschlussbelegungFunksender.B2" office:value-type="string">
            <text:p text:style-name="P113">Taste D</text:p>
          </table:table-cell>
        </table:table-row>
        <table:table-row>
          <table:table-cell table:style-name="AnschlussbelegungFunksender.A2" office:value-type="string">
            <text:p text:style-name="P113">Bit4</text:p>
          </table:table-cell>
          <table:table-cell table:style-name="AnschlussbelegungFunksender.B2" office:value-type="string">
            <text:p text:style-name="P113">Funktion ON</text:p>
          </table:table-cell>
        </table:table-row>
        <table:table-row>
          <table:table-cell table:style-name="AnschlussbelegungFunksender.A2" office:value-type="string">
            <text:p text:style-name="P113">Bit5</text:p>
          </table:table-cell>
          <table:table-cell table:style-name="AnschlussbelegungFunksender.B2" office:value-type="string">
            <text:p text:style-name="P113">Funktion OFF</text:p>
          </table:table-cell>
        </table:table-row>
      </table:table>
      <text:p text:style-name="P41"/>
      <text:p text:style-name="P41">Bitte beachten Sie dazu die Schaltpläne und Anleitungen unter der oben genannten URL. Der IO Warrior im gezeigten Schaltplan wurde nach obiger Tabelle durch den Parallelport ersetzt.</text:p>
      <text:p text:style-name="P41">Der von mir verwendete Treiber wird wie folgt konfiguriert:</text:p>
      <text:p text:style-name="P53"># Funk Modul</text:p>
      <text:p text:style-name="P53"># transmit time auf 1 sekunde setzen</text:p>
      <text:p text:style-name="P53">#DEVICE!F!1000</text:p>
      <text:p text:style-name="P53">#PORT!O! <text:s/>1!$378!F</text:p>
      <text:p text:style-name="P53"/>
      <text:p text:style-name="P82"><text:span text:style-name="T45">I</text:span><text:span text:style-name="T21">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82"/>
      <text:p text:style-name="P48">Da ich inzwischen nicht mehr über Rechner mit Parallelport verfüge, habe ich den Treiber so erweitert, dass er mit der USB8 Hardware von H-Tronic funktioniert. Die Verbindung ist identisch wie beim LPT Port.</text:p>
      <text:p text:style-name="P48">Die Konfiguration habe ich entsprechend erweitert:</text:p>
      <text:p text:style-name="P83"/>
      <text:p text:style-name="P48">Bsp:</text:p>
      <text:p text:style-name="P48"># Funk Modul</text:p>
      <text:p text:style-name="P48"># transmit time auf 1 sekunde setzen</text:p>
      <text:p text:style-name="P48">#DEVICE F usb:/dev/ttyACM0:1000</text:p>
      <text:p text:style-name="P48">#DEVICE F par:/dev/lp0:1000</text:p>
      <text:p text:style-name="P48">#PORT O <text:s text:c="2"/>2 $378 <text:s/>F</text:p>
      <text:p text:style-name="P44"/>
      <text:p text:style-name="P48">Beim USB8 ist der Hexwert für den port ein dummy, muss aber gesetzt werden.</text:p>
      <text:h text:style-name="Heading_20_3" text:outline-level="3"><text:bookmark-start text:name="__RefHeading___Toc4288_3740108690"/>Kolter Electronic<text:bookmark-end text:name="__RefHeading___Toc4288_3740108690"/></text:h>
      <text:p text:style-name="P44"/>
      <text:p text:style-name="P44">Für die PCI Karten von Kolter Electronic muss zuerst der I/O Port ermittelt werden. Dazu kann man unter Linux das Kommando lspci verwenden.</text:p>
      <text:h text:style-name="Heading_20_3" text:outline-level="3"><text:bookmark-start text:name="__RefHeading___Toc4290_3740108690"/>Joystick<text:bookmark-end text:name="__RefHeading___Toc4290_3740108690"/></text:h>
      <text:p text:style-name="P49"/>
      <text:p text:style-name="P88"># Joystick </text:p>
      <text:p text:style-name="P88"># der erste Joystick ist ioport=$10</text:p>
      <text:p text:style-name="P88"># der zweite Joystick ist ioport=$20</text:p>
      <text:p text:style-name="P88"># der dritte Joystick ist ioport=$30</text:p>
      <text:p text:style-name="P88"># der vierte Joystick ist ioport=$40</text:p>
      <text:p text:style-name="P88"><text:soft-page-break/># die zweite Stelle gibt bei</text:p>
      <text:p text:style-name="P88"># analogen Ports die gewünschte Achse an ( 0-3 )</text:p>
      <text:p text:style-name="P88"># bei den digitalen Inputs wird sie ignoriert</text:p>
      <text:p text:style-name="P88">DEVICE J /dev/input/js0</text:p>
      <text:p text:style-name="P88">PORT I <text:s text:c="2"/>3 <text:s text:c="2"/>$11 J</text:p>
      <text:p text:style-name="P88"># axis 0</text:p>
      <text:p text:style-name="P88">PORT A <text:s text:c="2"/>1 <text:s text:c="2"/>$10 J<text:tab/><text:tab/></text:p>
      <text:p text:style-name="P88"># axis 1</text:p>
      <text:p text:style-name="P88">PORT A <text:s text:c="2"/>2 <text:s text:c="2"/>$11 J</text:p>
      <text:p text:style-name="P88"># axis 2</text:p>
      <text:p text:style-name="P88">PORT A <text:s text:c="2"/>3 <text:s text:c="2"/>$12 J</text:p>
      <text:p text:style-name="P88"># axis 3</text:p>
      <text:p text:style-name="P88">PORT A <text:s text:c="2"/>4 <text:s text:c="2"/>$13 J<text:tab/><text:tab/></text:p>
      <text:p text:style-name="P88"/>
      <text:h text:style-name="Heading_20_3" text:outline-level="3"><text:bookmark-start text:name="__RefHeading___Toc4292_3740108690"/>AVR Net IO<text:bookmark-end text:name="__RefHeading___Toc4292_3740108690"/></text:h>
      <text:p text:style-name="P77"/>
      <text:p text:style-name="P78">Im Vertrieb von Pollin Elektronik gibt es das AVR Net IO Modul. Es verfügt über 4 digitale Eingänge, 8 digitale Ausgänge sowie 4 analoge Eingänge. Der DeviceServer kommuniziert via Ethernet mit dem Device. Eine Beispielkonfig sieht wie folgt aus:</text:p>
      <text:p text:style-name="P86"># AVR-NET-IO Access parameters are Server Name or IP and Port Number</text:p>
      <text:p text:style-name="P86">DEVICE N 10.63.9.40:50290</text:p>
      <text:p text:style-name="P86">PORT I 1 11 N</text:p>
      <text:p text:style-name="P86">PORT O 1 11 N</text:p>
      <text:p text:style-name="P86">PORT A 1 11 N</text:p>
      <text:p text:style-name="P86">PORT A 2 12 N</text:p>
      <text:p text:style-name="P86">PORT A 3 13 N</text:p>
      <text:p text:style-name="P86">PORT A 4 14 N</text:p>
      <text:p text:style-name="P43"/>
      <text:h text:style-name="Heading_20_3" text:outline-level="3"><text:bookmark-start text:name="__RefHeading___Toc4252_3740108690"/>Raspberry Pi <text:s text:c="2"/><text:span text:style-name="T46"><text:s/></text:span><text:span text:style-name="T47">( ab Version V 0.6 )</text:span><text:bookmark-end text:name="__RefHeading___Toc4252_3740108690"/></text:h>
      <text:p text:style-name="P132">This should work on all generic ARM SBC</text:p>
      <text:p text:style-name="P114"># ARM generic</text:p>
      <text:p text:style-name="P114">#DEVICE A 5,6,7,8,9,12,13,14,16,21,24,26</text:p>
      <text:p text:style-name="P114"># in this is the List of the used GPIO Lines</text:p>
      <text:p text:style-name="P114">#PORT O 2 11 A</text:p>
      <text:p text:style-name="P114"># <text:s text:c="10"/>| <text:s text:c="3"/>| <text:s/>|</text:p>
      <text:p text:style-name="P114"># <text:s text:c="10"/>| <text:s text:c="3"/>| <text:s text:c="2"/>refers to the Address 11</text:p>
      <text:p text:style-name="P114"># <text:s text:c="10"/>| <text:s text:c="3"/>--------------------------</text:p>
      <text:p text:style-name="P114"># <text:s text:c="10"/>------------------ <text:s text:c="14"/>|</text:p>
      <text:p text:style-name="P114"># <text:s text:c="34"/>| <text:s text:c="13"/>|</text:p>
      <text:p text:style-name="P114"># configures the OutputSignals O9-O16 to the pins defined in Assign statement fo adress 11</text:p>
      <text:p text:style-name="P114"/>
      <text:p text:style-name="P114">#PORT I 1 12 A</text:p>
      <text:p text:style-name="P114"># configures the Input Signals 1-8 to Pin Assigments for Adress 12</text:p>
      <text:p text:style-name="P114"/>
      <text:p text:style-name="P114">#ASSIGN A 11 1 5</text:p>
      <text:p text:style-name="P114">#ASSIGN A 12 1 6</text:p>
      <text:p text:style-name="P114"># these assigments connect O9 with GPIO5 as Output and I9 with GPIO6 as Input</text:p>
      <text:p text:style-name="P114"/>
      <text:p text:style-name="P114"># define the first 8 GPIO Lines as Outputs on iogroup 1</text:p>
      <text:p text:style-name="P114">PORT O 1 12 A</text:p>
      <text:p text:style-name="P114">ASSIGN A 12 1 17</text:p>
      <text:p text:style-name="P114">ASSIGN A 12 2 18</text:p>
      <text:p text:style-name="P114">ASSIGN A 12 3 27</text:p>
      <text:p text:style-name="P114">ASSIGN A 12 4 22</text:p>
      <text:p text:style-name="P114">ASSIGN A 12 5 23</text:p>
      <text:p text:style-name="P114">ASSIGN A 12 6 24</text:p>
      <text:p text:style-name="P114">ASSIGN A 12 7 25</text:p>
      <text:p text:style-name="P114">ASSIGN A 12 8 4</text:p>
      <text:p text:style-name="P114">DEVICE A 4,17,18,22,23,24,25,27</text:p>
      <text:p text:style-name="P114"/>
      <text:h text:style-name="Heading_20_3" text:outline-level="3"><text:bookmark-start text:name="__RefHeading___Toc4294_3740108690"/>externe Programme<text:bookmark-end text:name="__RefHeading___Toc4294_3740108690"/></text:h>
      <text:p text:style-name="P115"/>
      <text:p text:style-name="P115">externe Programme können in der PhysMach konfiguriert werden. Sie werden im Zusammenhang mit dem DeviceServer auch Agenten genannt.</text:p>
      <text:p text:style-name="P115">Einige kleine Beispiele finden Sie im Verzeichnis /<text:span text:style-name="T90">DeviceServer/</text:span><text:span text:style-name="T91">Agents. Agenten liefern als Ergebnis immer eine Textzeile mit maximal 8 Werten zurück, getrennt durch ein Freizeichen.</text:span></text:p>
      <text:p text:style-name="P116"/>
      <text:p text:style-name="P116">Starten Sie zB den Agenten hostdata.sh mittels:</text:p>
      <text:p text:style-name="P116">$ Agents/hostdata.sh </text:p>
      <text:p text:style-name="P116">erhalten Sie das Ergebnis: </text:p>
      <text:p text:style-name="P116"><text:soft-page-break/>015 26</text:p>
      <text:p text:style-name="P116"/>
      <text:p text:style-name="P116">die Bedeutung ist in diesem Fall folgende:</text:p>
      <text:p text:style-name="P116">der erste Wert ist die Load der Maschiene multipliziert mit 100,</text:p>
      <text:p text:style-name="P116">der zweite Wert die prozentuale Auslastung der Platte die unter / gemounted ist</text:p>
      <text:p text:style-name="P116">in obigem Besipiel hat der Rechner eine Load von 0,15 und auf / sind 26% der Kapazität genutzt.</text:p>
      <text:p text:style-name="P116"/>
      <text:p text:style-name="P116">Beispiel zur Konfiguration:</text:p>
      <text:p text:style-name="P116"/>
      <text:p text:style-name="P116">#external Program</text:p>
      <text:p text:style-name="P116">DEVICE E ./Agents/hostdata.sh:</text:p>
      <text:p text:style-name="P116">PORT A <text:s text:c="2"/>1 <text:s text:c="2"/>11 <text:s/>E</text:p>
      <text:p text:style-name="P116">PORT A <text:s text:c="2"/>2 <text:s text:c="2"/>12 <text:s/>E</text:p>
      <text:p text:style-name="P116"/>
      <text:p text:style-name="P117">die 11 in der ersten PORT Anweisung bedeutet 1. Stelle = 1 heisst die erste DEVICE Zeile mit externen Programmen, 2. Stelle =1 heisst der erste Wert. Dieser Wert wird dem ersten analogen Wert zugeordnet.</text:p>
      <text:p text:style-name="P117"/>
      <text:p text:style-name="P117">Auf diese Weise können beliebige Werte den OpenMSR Tools zugänglich gemacht werden. Das kann eine Hardware sein, die der DeviceServer nicht nativ unterstützt, oder wie im obigen Beispiel Performance Werte der Maschine. Das Beispiel hostdata.sh zeigt wie solche Werte in den DeviceServer importiert werden können, um zB in der SPS zu reagieren wenn die Maschine unter Stress gerät und eventuell zu langsam wird um zu garantieren dass eine Steuerung sicher funktioniert. Die SPS kann in einem solchen Fall reagieren und zB Ausgänge ausschalten damit nicht durch Überlastung der Maschine Gefahren entstehen.</text:p>
      <text:p text:style-name="P117"/>
      <text:p text:style-name="P118">Weitere Informationen finden Sie im Abschnitt über Agenten weiter unten in dieser Dokumentation.</text:p>
      <text:h text:style-name="Heading_20_1" text:outline-level="1"><text:bookmark-start text:name="__RefHeading__1652_636098784"/>Die PhysMach Unit<text:bookmark-end text:name="__RefHeading__1652_636098784"/></text:h>
      <text:p text:style-name="P6"/>
      <text:p text:style-name="P35">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35"/>
      <text:p text:style-name="P35">Eine Anwendung, die ausschliesslich über die PhysMach mit der Hardware kommuniziert kann mit allen anderen PhysMach Tools zusammenarbeiten.</text:p>
      <text:p text:style-name="P6"/>
      <text:h text:style-name="Heading_20_2" text:outline-level="2"><text:bookmark-start text:name="__RefHeading__1625_636098784"/>Die PhysMach Lib aus der Sicht eines Programmierers:<text:bookmark-end text:name="__RefHeading__1625_636098784"/></text:h>
      <text:p text:style-name="P6"/>
      <text:p text:style-name="P35">Der Programmierer greift auf die Hardware über Variablen zu, die er mit Verwendung der PhysMach automatisch definiert. Diese Variablen repräsentieren die oben genannten Hardware Resourcen.</text:p>
      <text:p text:style-name="P35">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35"/>
      <text:h text:style-name="Heading_20_2" text:outline-level="2"><text:bookmark-start text:name="__RefHeading___Toc4296_3740108690"/>Die Programmlogik sieht prinzipiell wie folgt aus:<text:bookmark-end text:name="__RefHeading___Toc4296_3740108690"/></text:h>
      <text:p text:style-name="P35"/>
      <text:p text:style-name="P35">Beispielprogramm ( Pseudosprache ) :</text:p>
      <text:p text:style-name="P35"><draw:frame draw:style-name="fr7" draw:name="Rahmen3" text:anchor-type="paragraph" svg:x="0.161cm" svg:y="0.229cm" svg:width="9.901cm" draw:z-index="15"><draw:text-box fo:min-height="6.793cm"><text:p text:style-name="P84">programm somethingusefull;</text:p><text:p text:style-name="P84">load PhysMach;</text:p><text:p text:style-name="P84"/><text:p text:style-name="P84"/><text:p text:style-name="P84">begin</text:p><text:p text:style-name="P84"/><text:p text:style-name="P84">PhysMachInit;</text:p><text:p text:style-name="P84">PhysMachLoadCfg;</text:p><text:p text:style-name="P84"/><text:p text:style-name="P84">while true do</text:p><text:p text:style-name="P84"><text:s text:c="6"/>PhysMachReadDigital;</text:p><text:p text:style-name="P84"><text:s text:c="6"/>PhysMachReadAnalog;</text:p><text:p text:style-name="P84"><text:s text:c="6"/>PhysMachCounter;</text:p><text:p text:style-name="P84"><text:s text:c="6"/>PhysMachTimer;</text:p><text:p text:style-name="P84"/><text:p text:style-name="P84"><text:s text:c="6"/>with all this Variables do something useful</text:p><text:p text:style-name="P84"><text:s text:c="6"/>until all values are processed,</text:p><text:p text:style-name="P84"><text:s text:c="6"/></text:p><text:p text:style-name="P84"><text:s text:c="6"/>PhysMachWriteDigital;</text:p><text:p text:style-name="P84">endwhile</text:p><text:p text:style-name="P84"/><text:p text:style-name="P84">end.</text:p></draw:text-box></draw:frame><text:s/>Das Verwendungsprinzip geht aus nebenstehendem Beispiel gut hervor. Es wird zuerst die PhysMach initialisiert, dann die Konfiguration geladen. Danach wird in einer <text:soft-page-break/>Schleife immer wieder die „Hardware“ gelesen, die Daten verarbeitet, und in die „Hardware“ geschrieben</text:p>
      <text:p text:style-name="P109"/>
      <text:p text:style-name="P35"/>
      <text:p text:style-name="P35"/>
      <text:p text:style-name="P35"/>
      <text:p text:style-name="P35"/>
      <text:p text:style-name="P35"/>
      <text:p text:style-name="P35"/>
      <text:p text:style-name="P6"/>
      <text:p text:style-name="P6"/>
      <text:p text:style-name="P6"/>
      <text:p text:style-name="P35"/>
      <text:p text:style-name="P35">Neben dem Zugriff über die PhysMach gibt es noch die Möglichkeit auf die Hardware</text:p>
      <text:p text:style-name="P35">über den DeviceServer zuzugreifen. Dazu kann mit jedem Browser die Hardware gelesen</text:p>
      <text:p text:style-name="P35">und geschrieben werden. </text:p>
      <text:p text:style-name="P6"/>
      <text:h text:style-name="Heading_20_1" text:outline-level="1"><text:bookmark-start text:name="__RefHeading__1627_636098784"/>Die DeviceServer API<text:bookmark-end text:name="__RefHeading__1627_636098784"/></text:h>
      <text:p text:style-name="P6"/>
      <text:p text:style-name="P6">I<text:span text:style-name="T9">m folgenden Screenshot sehen sie den Zugriff via Browser und die Objekterkennung die beide</text:span></text:p>
      <text:p text:style-name="P35">über die DeviceServer API arbeiten.</text:p>
      <text:p text:style-name="P6"/>
      <text:p text:style-name="P6"><draw:frame draw:style-name="fr11" draw:name="graphics1" text:anchor-type="paragraph" svg:width="11.566cm" svg:height="7.668cm" draw:z-index="16"><draw:image xlink:href="Pictures/1000000000000370000002CF91C55355DD7D3C3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span text:style-name="T9">Abb1.png „Browser und Objekt Erkennung“</text:span></text:p>
      <text:p text:style-name="P35"/>
      <text:p text:style-name="P35"/>
      <text:p text:style-name="P35">Die folgenden Adressen werden vom Deviceserver in der API Version 0.1 zu Verfügung gestellt:</text:p>
      <text:list xml:id="list2003391628" text:style-name="L3">
        <text:list-item>
          <text:p text:style-name="P151">/analog/read.html</text:p>
        </text:list-item>
        <text:list-item>
          <text:p text:style-name="P151">/analog/write.html</text:p>
        </text:list-item>
        <text:list-item>
          <text:p text:style-name="P151">/digital/ReadInputValues.html</text:p>
        </text:list-item>
        <text:list-item>
          <text:p text:style-name="P151">/digital/ReadOutputValues.html</text:p>
        </text:list-item>
        <text:list-item>
          <text:p text:style-name="P151">/digital/WriteOutputValues.html</text:p>
        </text:list-item>
        <text:list-item>
          <text:p text:style-name="P151">/digital/WriteInputValues.html</text:p>
        </text:list-item>
        <text:list-item>
          <text:p text:style-name="P150">/digital/<text:span text:style-name="T76">Set</text:span>Input<text:span text:style-name="T76">Bit</text:span>.html <text:s/><text:span text:style-name="T79">( ab Version V 0.6 )</text:span></text:p>
        </text:list-item>
        <text:list-item>
          <text:p text:style-name="P150">/digital/<text:span text:style-name="T76">SetOut</text:span>put<text:span text:style-name="T76">Bit</text:span>.html <text:span text:style-name="T79">( ab Version V 0.6 )</text:span></text:p>
        </text:list-item>
      </text:list>
      <text:p text:style-name="P35"/>
      <text:h text:style-name="Heading_20_2" text:outline-level="2"><text:bookmark-start text:name="__RefHeading___Toc4298_3740108690"/>Syntax und Parameter der Adressen:<text:bookmark-end text:name="__RefHeading___Toc4298_3740108690"/></text:h>
      <text:p text:style-name="P13"/>
      <text:p text:style-name="P10">/digital/ReadInputValues.html</text:p>
      <text:p text:style-name="P10"/>
      <text:p text:style-name="P35"><text:soft-page-break/><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InputValues.html?2[,3,4]</text:span></text:a></text:p>
      <text:p text:style-name="P35"><text:span text:style-name="T4">Ergebnis: </text:span>&lt;html&gt;&lt;body&gt; 1 0 0 1 1 1 1 0 &lt;/body&gt;&lt;/html&gt;</text:p>
      <text:p text:style-name="P35"><text:span text:style-name="T4">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0"/>
      <text:p text:style-name="P10">/digital/ReadOutputValues.html</text:p>
      <text:p text:style-name="P10"/>
      <text:p text:style-name="P35"><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OutputValues.html?2</text:span></text:a><text:a xlink:type="simple" xlink:href="http://canis:10080/digital/ReadInputValues.html?2" text:style-name="Internet_20_link" text:visited-style-name="Visited_20_Internet_20_Link"><text:span text:style-name="T9">[,3,4]</text:span></text:a></text:p>
      <text:p text:style-name="P35"><text:span text:style-name="T4">Ergebnis: </text:span>&lt;html&gt;&lt;body&gt; 1 0 0 1 1 1 1 0 &lt;/body&gt;&lt;/html&gt;</text:p>
      <text:p text:style-name="P35"><text:span text:style-name="T4">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35"/>
      <text:p text:style-name="P10">/digital/WriteInputValues.html</text:p>
      <text:p text:style-name="P15"/>
      <text:p text:style-name="P15"><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InputValues.html?2,255</text:span></text:a></text:p>
      <text:p text:style-name="P15"><text:span text:style-name="T4">Ergebnis:</text:span> &lt;html&gt;&lt;body&gt; 1 1 1 1 1 1 1 1 &lt;/body&gt;&lt;/html&gt;</text:p>
      <text:p text:style-name="P15"><text:span text:style-name="T4">Erläuterung:</text:span> Es wird in die IOGroup 2 entsprechend den Eingängen I9 bis I16 der Wert dez. 255 entspricht binär 11111111 geschrieben.</text:p>
      <text:p text:style-name="P15"/>
      <text:p text:style-name="P10">/digital/WriteOutputValues.html</text:p>
      <text:p text:style-name="P15"/>
      <text:p text:style-name="P15"><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OutputValues.html?2,255</text:span></text:a></text:p>
      <text:p text:style-name="P15"><text:span text:style-name="T4">Ergebnis:</text:span> &lt;html&gt;&lt;body&gt; 1 1 1 1 1 1 1 1 &lt;/body&gt;&lt;/html&gt;</text:p>
      <text:p text:style-name="P15"><text:span text:style-name="T4">Erläuterung:</text:span> Es wird in die IOGroup 2 entsprechend den Ausgängen I9 bis I16 der Wert dez. 255 entspricht binär 11111111 geschrieben.</text:p>
      <text:p text:style-name="P10"/>
      <text:p text:style-name="P10">/analog/read.html</text:p>
      <text:p text:style-name="P10"/>
      <text:p text:style-name="P10">Parameter: <text:span text:style-name="T8">IO Group ( 1- 8 )</text:span></text:p>
      <text:p text:style-name="P2"><text:span text:style-name="T9">Beispiel:</text:span><text:span text:style-name="T16"> </text:span><text:a xlink:type="simple" xlink:href="http://canis:10080/analog/read.html?1" text:style-name="Internet_20_link" text:visited-style-name="Visited_20_Internet_20_Link"><text:span text:style-name="T16">http://canis:10080/analog/read.html?1</text:span></text:a></text:p>
      <text:p text:style-name="P10">Ergebnis:<text:span text:style-name="T8"> &lt;html&gt;&lt;body&gt; 120 89 0 0 0 0 0 0 &lt;/body&gt;&lt;/html&gt;</text:span></text:p>
      <text:p text:style-name="P35"><text:span text:style-name="T4">Erläuterung:</text:span> Es wird die IO Group 1 entsprechend den Analogen Eingängen A1 bis A8 abgefragt und das Ergebnis in Form einer minimalen HTML Seite angezeigt</text:p>
      <text:p text:style-name="P15"/>
      <text:p text:style-name="P10">/analog/write.html</text:p>
      <text:p text:style-name="P15"/>
      <text:p text:style-name="P10">Parameter:<text:span text:style-name="T8"> IDX ( 1 – 64),Wert1,Wert2,...,Wertn</text:span></text:p>
      <text:p text:style-name="P2"><text:span text:style-name="T9">Beispiel:</text:span><text:span text:style-name="T16"> </text:span><text:a xlink:type="simple" xlink:href="http://canis:10080/analog/write.html?1,120,89" text:style-name="Internet_20_link" text:visited-style-name="Visited_20_Internet_20_Link"><text:span text:style-name="T16">http://canis:10080/analog/write.html?1,120,89</text:span></text:a></text:p>
      <text:p text:style-name="P10">Ergebnis: <text:span text:style-name="T8">&lt;html&gt;&lt;body&gt; &lt;/body&gt;&lt;/html&gt;</text:span></text:p>
      <text:p text:style-name="P10">Erläuterung:<text:span text:style-name="T8">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5"/>
      <text:p text:style-name="P11">/digital/<text:span text:style-name="T76">Set</text:span>Input<text:span text:style-name="T76">Bit</text:span>.html <text:s/><text:span text:style-name="T79">( ab Version V 0.6 )</text:span></text:p>
      <text:p text:style-name="P11"/>
      <text:p text:style-name="P36"><text:span text:style-name="T4">Parameter: </text:span><text:span text:style-name="T5">IOGroup,Bit,value</text:span></text:p>
      <text:p text:style-name="P7"><text:span text:style-name="T15">Beispiel: </text:span><text:a xlink:type="simple" xlink:href="http://canis:10080/digital/SetInputBit.html" text:style-name="Internet_20_link" text:visited-style-name="Visited_20_Internet_20_Link"><text:span text:style-name="T9">http://canis:10080/digital/</text:span></text:a><text:a xlink:type="simple" xlink:href="http://canis:10080/digital/SetInputBit.html" text:style-name="Internet_20_link" text:visited-style-name="Visited_20_Internet_20_Link"><text:span text:style-name="T10">Set</text:span></text:a><text:a xlink:type="simple" xlink:href="http://canis:10080/digital/SetInputBit.html" text:style-name="Internet_20_link" text:visited-style-name="Visited_20_Internet_20_Link"><text:span text:style-name="T9">Input</text:span></text:a><text:a xlink:type="simple" xlink:href="http://canis:10080/digital/SetInputBit.html" text:style-name="Internet_20_link" text:visited-style-name="Visited_20_Internet_20_Link"><text:span text:style-name="T10">Bit</text:span></text:a><text:a xlink:type="simple" xlink:href="http://canis:10080/digital/SetIn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1,1</text:span></text:p>
      <text:p text:style-name="P36"><text:span text:style-name="T4">Ergebnis: </text:span>&lt;html&gt;&lt;body&gt; <text:s/>&lt;/body&gt;&lt;/html&gt;</text:p>
      <text:p text:style-name="P36"><text:span text:style-name="T4">Erläuterung:</text:span> <text:span text:style-name="T77">Setzt das Bit 1 der IoGroup2 = Eingang 9 auf 1</text:span></text:p>
      <text:p text:style-name="P11"/>
      <text:p text:style-name="P12">/digital/<text:span text:style-name="T76">SetOut</text:span>put<text:span text:style-name="T76">Bit</text:span>.html <text:span text:style-name="T79">( ab Version V 0.6 )</text:span></text:p>
      <text:p text:style-name="P11"/>
      <text:p text:style-name="P37"><text:span text:style-name="T4">Parameter: </text:span><text:span text:style-name="T5">IOGroup,Bit,value</text:span></text:p>
      <text:p text:style-name="P8"><text:span text:style-name="T15">Beispiel: </text:span><text:a xlink:type="simple" xlink:href="http://canis:10080/digital/SetOutputBit.html" text:style-name="Internet_20_link" text:visited-style-name="Visited_20_Internet_20_Link"><text:span text:style-name="T9">http://canis:10080/digital/</text:span></text:a><text:a xlink:type="simple" xlink:href="http://canis:10080/digital/SetOutputBit.html" text:style-name="Internet_20_link" text:visited-style-name="Visited_20_Internet_20_Link"><text:span text:style-name="T10">SetOutputBit</text:span></text:a><text:a xlink:type="simple" xlink:href="http://canis:10080/digital/SetOut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8,1</text:span></text:p>
      <text:p text:style-name="P36"><text:span text:style-name="T4">Ergebnis: </text:span>&lt;html&gt;&lt;body&gt; &lt;/body&gt;&lt;/html&gt;</text:p>
      <text:p text:style-name="P36"><text:span text:style-name="T4">Erläuterung:</text:span> <text:span text:style-name="T77">Setzt das Bit 8 <text:s/>der IOGroup2 = Ausgang 16 auf 1</text:span></text:p>
      <text:p text:style-name="P11"/>
      <text:p text:style-name="P11"><text:soft-page-break/></text:p>
      <text:p text:style-name="P16">Je nach verwendeter Programmiersprache und Tools muß der UserAgent entsprechend gesetzt werden.</text:p>
      <text:p text:style-name="P15">Ich habe bei der Programmierung bemerkt, daß ich bei Firefox und Mozilla ähnlichen Browsern die Antwort</text:p>
      <text:p text:style-name="P15">anders senden muß als z.B. bei Konqueror und wget. Sollten Sie also obwohl alles richtig erscheint Fehlermeldungen</text:p>
      <text:p text:style-name="P15">beim Request bekommen setzen Sie den UserAgent im Request auf Mozilla.</text:p>
      <text:p text:style-name="P15"/>
      <text:p text:style-name="P15">Bei dem http Client aus dem Gambas Package bekommen sie bei Standardeinstellungen des UserAgent den Fehler 1018</text:p>
      <text:p text:style-name="P17">geliefert. Setzen Sie den UserAgent auf „Mozilla“ funktioniert alles wie erwartet. </text:p>
      <text:p text:style-name="P17"/>
      <text:p text:style-name="P18">Ein Beispiel für die Verwendung der API finden sie im Verzeichnis tools, im Perl Programm http.pl von Jörg Vogt bzw. in den HTML Beispielen im Verzeichnis DeviceServer/docroot/<text:span text:style-name="T88">js</text:span>.</text:p>
      <text:h text:style-name="P160" text:outline-level="1"><text:bookmark-start text:name="__RefHeading___Toc4320_3740108690"/>Anhang:<text:bookmark-end text:name="__RefHeading___Toc4320_3740108690"/></text:h>
      <text:p text:style-name="P19"/>
      <text:h text:style-name="Heading_20_2" text:outline-level="2"><text:bookmark-start text:name="__RefHeading___Toc4254_3740108690"/><text:span text:style-name="T113">1) </text:span>History:<text:bookmark-end text:name="__RefHeading___Toc4254_3740108690"/></text:h>
      <text:p text:style-name="P143"><text:span text:style-name="T6">1989: </text:span>Entstanden ist SPS w<text:span text:style-name="T111">ä</text:span>hrend meiner Ausbildung. Grund war damals die schlechten Tools. 1989 gab es, zumindest in meiner Umgebung, keine Tools, die auf einem PC liefen und einem die Entwicklung und den Test von AWLS erlaubten.<text:line-break/>Also setzte ich mich dran, und begann damit erste Versionen zu program<text:span text:style-name="T112">m</text:span>ieren. Meine damalige Entwicklungsumgebung:<text:line-break/>Ein PC XT kompatibler PC mit 8088 Prozessor, Herculeskarte 20 MB Festplatte und 640 kB RAM. Auf dieser Hardware lief MS-DOS Version 3.2, sowie Turbo Pascal, zuerst als Version 3.??? sp<text:span text:style-name="T111">ät</text:span>er Turbo Pascal 5.0. Etliche meiner Schulkammeraden benutzten mit mir das Programm. Die sp<text:span text:style-name="T111">ä</text:span>tere Weiterentwicklung habe ich dann nur noch aus 'Spass an der Freud' gemacht. Dabei habe ich <text:s/><text:span text:style-name="T111">F</text:span>eatures eingebaut, die 1. nie und nimmer geplant waren (z.B. Mousesupport ) und die 2. mit k<text:span text:style-name="T111">ä</text:span>uflichen Units besser und einfacher funktioniert haetten. ( Bsp. Turbo Vision als Oberflaeche ) Mir ging es aber dabei um den Spass und das Wissen, wie sowas funktioniert. <text:line-break/><text:line-break/>Im <text:span text:style-name="T4">September 93</text:span> machte ich die letzten <text:span text:style-name="T111">Ä</text:span>nderungen an der DOS Version. <text:s/><text:line-break/><text:line-break/>Bis ich <text:span text:style-name="T111">im </text:span><text:span text:style-name="T6">Oktober 97</text:span><text:span text:style-name="T111"> </text:span><text:s/>FPK Pascal auf meiner Linux Maschine installierte und etwas brauchte, um auszuprobieren wie gut die Kompatibilit<text:span text:style-name="T114">ä</text:span>t zu Turbo Pascal ist. Nach nur ca. 10 Stunden hatte ich die Version 1.7 Linux Beta 0.1 lauff<text:span text:style-name="T113">ä</text:span>hig. Probleme hatte ich lediglich bei einigen Konstrukten in Sachen Strings ( val .. copy) die ich in einzelne Anweisungen packen musste, sowie bei Formatierungsanweisungen bei Stringroutinen wie str. Nat<text:span text:style-name="T113">ü</text:span>rlich liessen sich die 'Goodies' wie Interrupt gesteuerte Zeitanzeige in der Men<text:span text:style-name="T113">ül</text:span>eiste sowie meine Fummeleien mit MSDOS Funtionsaufrufen f<text:span text:style-name="T113">ü</text:span>r Mouse und Screen etc nicht portieren. <text:line-break/><text:line-break/><text:span text:style-name="T4">Okt. 2000</text:span> ist meine Entwicklungsumgebung ein alter <text:s/>Pentium 100MHz Notebook mit 32 MB RAM und 800 MB HDD unter Red Hat Linux 6.2. Als Compiler verwende ich fpc 1.00, als Editor kommt nedit zum Einsatz. <text:line-break/><text:line-break/><text:span text:style-name="T4">Okt. 2005 : </text:span>Pentuim III 1GHz, 512 MB RAM, DEBIAN Sarge. FPC 1.9.4 <text:line-break/><text:line-break/><text:span text:style-name="T4">Im April 2006 </text:span>wurde SPS4Linux auf Windows portiert. <text:span text:style-name="T113">FPC Compiler V 2.4</text:span><text:line-break/><text:line-break/><text:span text:style-name="T7">Sep 2016</text:span><text:span text:style-name="T113"> Start der CI/CD Infrastruktur<text:line-break/>Entwicklungsumgebung Zotaq Server mit mehreren VMs zum automatischen Build,<text:line-break/>verschiedene Notebooks mit Win 7, Linux X64/i386/ARM, verschiedene ARM SOC Boards</text:span><text:line-break/><text:line-break/><text:span text:style-name="T4">Wie gehts weiter? </text:span><text:line-break/><text:span text:style-name="T112">Auf GitHub können Sie die aktuelle Planung bzgl der Weiterentwicklung</text:span> <text:span text:style-name="T112">verfolgen, Bugs und Ideen posten und idealerweise an dem Projekt mitarbeiten<text:line-break/><text:line-break/></text:span><text:span text:style-name="T61">https://github.com/lnetwalker/openMSR/</text:span></text:p>
      <text:h text:style-name="P159" text:outline-level="2"><text:bookmark-start text:name="__RefHeading___Toc4592_3740108690"/><text:span text:style-name="T61">2</text:span><text:span text:style-name="T60">) openmsr.js Function Reference</text:span><text:bookmark-end text:name="__RefHeading___Toc4592_3740108690"/></text:h>
      <text:p text:style-name="P144">The following elements are available:</text:p>
      <text:list xml:id="list2833336463" text:style-name="L4">
        <text:list-item>
          <text:p text:style-name="P163">OpenMSRInit()</text:p>
        </text:list-item>
        <text:list-item>
          <text:p text:style-name="P163">DebugLOG(msg)</text:p>
        </text:list-item>
        <text:list-item>
          <text:p text:style-name="P163">DigitalDataReader()</text:p>
        </text:list-item>
        <text:list-item>
          <text:p text:style-name="P163">DigitalDataSender()</text:p>
        </text:list-item>
        <text:list-item>
          <text:p text:style-name="P163">AnalogDataReader()</text:p>
        </text:list-item>
        <text:list-item>
          <text:p text:style-name="P164">AnalogDataWriter()</text:p>
        </text:list-item>
        <text:list-item>
          <text:p text:style-name="P163">HorMeter()</text:p>
        </text:list-item>
        <text:list-item>
          <text:p text:style-name="P163">Switch()</text:p>
        </text:list-item>
        <text:list-item>
          <text:p text:style-name="P163">Lamp()</text:p>
        </text:list-item>
        <text:list-item>
          <text:p text:style-name="P163">Knob()</text:p>
        </text:list-item>
        <text:list-item>
          <text:p text:style-name="P163">LCDisplay()</text:p>
        </text:list-item>
        <text:list-item>
          <text:p text:style-name="P163">DataLogger()</text:p>
        </text:list-item>
      </text:list>
      <text:p text:style-name="P165"><text:span text:style-name="T64"><text:line-break/><text:line-break/>OpenMSRInit():<text:line-break/>initilizes the complete infrastructure, setup events, prepares everything<text:line-break/><text:line-break/>DebugLOG(msg):<text:line-break/>writes the message msg together with a timestamp to the HTML textarea element with the name debug<text:line-break/><text:line-break/>DigitalDataReader():<text:line-break/>reads the data from a DeviceServer and distributes the results as Events<text:line-break/><text:line-break/>DigitalDataSender():<text:line-break/>receives Events, prepares and sends the data to the DeviceServer<text:line-break/><text:line-break/>AnalogDataReader():<text:line-break/>reads the analog values from the DeviceServer and distributes the data over Events.<text:line-break/><text:line-break/></text:span><text:span text:style-name="T66">AnalogDataWriter();<text:line-break/>writes the analog value to DeviceServer<text:line-break/></text:span></text:p>
      <text:p text:style-name="P166"><text:span text:style-name="T67">Die anderen Elemente sind grafische Repräsentationen der physikalischen Objekte ( Schalter, LED, Drehknopf etc ) Die Benutzung können Sie in den Beispielen ampel.php und </text:span><text:span text:style-name="T66"><text:s/>OpenMSR-GUI-Elements.html </text:span><text:span text:style-name="T67">genauer untersuchen.<text:line-break/><text:line-break/></text:span><text:span text:style-name="T159">Parameterreferenz:</text:span><text:span text:style-name="T67"><text:line-break/><text:line-break/></text:span><text:span text:style-name="T155">DigitalDataReader:</text:span><text:span text:style-name="T62"><text:line-break/></text:span><text:span text:style-name="T68">Abfrage </text:span><text:span text:style-name="T70">der digitalen Werte </text:span><text:span text:style-name="T68">des DeviceServers und Verteilung der gelesenen Werte mit Events<text:line-break/></text:span><text:span text:style-name="T67"><text:line-break/></text:span><text:soft-page-break/><text:span text:style-name="T62">A</text:span><text:span text:style-name="T63">ufruf</text:span><text:span text:style-name="T68">: <text:tab/><text:tab/><text:tab/><text:tab/></text:span><text:span text:style-name="T139">var MyReader = new DigitalDataReader();</text:span><text:span text:style-name="T68"><text:line-break/><text:line-break/></text:span><text:span text:style-name="T57">Setting Parameters</text:span><text:span text:style-name="T68">:<text:line-break/></text:span><text:span text:style-name="T63">Event Zuweisung:</text:span><text:span text:style-name="T68"><text:tab/><text:tab/></text:span><text:span text:style-name="T139">MyReader.AssignEvent(Signal,EventNr);</text:span><text:span text:style-name="T135"><text:line-break/></text:span><text:span text:style-name="T68"><text:line-break/>Signal = 1-8<text:tab/>Event: eine beliebige eindeutige Nummer<text:line-break/>Jedem DigitalDataReader können 8 Signale zugeordnet werden<text:line-break/><text:line-break/></text:span><text:span text:style-name="T63">Aktualisierungsintervall:</text:span><text:span text:style-name="T68"><text:tab/></text:span><text:span text:style-name="T139">MyReader.TimerVal(ms);<text:line-break/></text:span><text:span text:style-name="T68"><text:line-break/>alle ms Millisekunden werden die Werte vom DeviceServer gelesen<text:line-break/><text:line-break/></text:span><text:span text:style-name="T63">Serveradresse:</text:span><text:span text:style-name="T68"><text:tab/><text:tab/><text:tab/></text:span><text:span text:style-name="T139">MyReader.DeviceServerURL(URL);<text:line-break/></text:span><text:span text:style-name="T68"><text:line-break/>URL ist die komplette Adresse, siehe Kapitel DeviceServer API als Referenz.<text:line-break/><text:line-break/></text:span><text:span text:style-name="T63">IO Gruppe:</text:span><text:span text:style-name="T68"><text:tab/><text:tab/><text:tab/></text:span><text:span text:style-name="T139">MyReader.IOGroup(NR);<text:line-break/></text:span><text:span text:style-name="T135"><text:line-break/></text:span><text:span text:style-name="T144">NR ist die IO Group des DeviceServers die abgefragt wird</text:span><text:span text:style-name="T68"><text:line-break/><text:line-break/><text:line-break/></text:span><text:span text:style-name="T155">DigitalData</text:span><text:span text:style-name="T156">Sender</text:span><text:span text:style-name="T155">:</text:span><text:span text:style-name="T62"><text:line-break/></text:span><text:span text:style-name="T69">sendet die per Event empfangenen </text:span><text:span text:style-name="T70">digitalen D</text:span><text:span text:style-name="T69">aten an den DeviceServer</text:span><text:span text:style-name="T68"><text:line-break/></text:span><text:span text:style-name="T67"><text:line-break/></text:span><text:span text:style-name="T62">A</text:span><text:span text:style-name="T63">ufruf</text:span><text:span text:style-name="T68">: <text:tab/><text:tab/><text:tab/><text:tab/></text:span><text:span text:style-name="T139">var My</text:span><text:span text:style-name="T140">Writer</text:span><text:span text:style-name="T139"> = new DigitalData</text:span><text:span text:style-name="T140">Sen</text:span><text:span text:style-name="T139">der();</text:span><text:span text:style-name="T68"><text:line-break/><text:line-break/></text:span><text:span text:style-name="T57">Setting Parameters</text:span><text:span text:style-name="T68">:<text:line-break/></text:span><text:span text:style-name="T63">Event Zuweisung:</text:span><text:span text:style-name="T68"><text:tab/><text:tab/></text:span><text:span text:style-name="T139">My</text:span><text:span text:style-name="T140">Writer</text:span><text:span text:style-name="T139">.AssignEvent(Signal,EventNr);</text:span><text:span text:style-name="T135"><text:line-break/></text:span><text:span text:style-name="T68"><text:line-break/>Signal = 1-8<text:tab/>Event: eine beliebige eindeutige Nummer<text:line-break/>Jedem DigitalData</text:span><text:span text:style-name="T69">Sen</text:span><text:span text:style-name="T68">der können 8 Signale zugeordnet werden<text:line-break/><text:line-break/></text:span><text:span text:style-name="T63">Aktualisierungsintervall:</text:span><text:span text:style-name="T68"><text:tab/></text:span><text:span text:style-name="T139">My</text:span><text:span text:style-name="T140">Writer</text:span><text:span text:style-name="T139">.TimerVal(ms);<text:line-break/></text:span><text:span text:style-name="T68"><text:line-break/>alle ms Millisekunden werden die Werte </text:span><text:span text:style-name="T69">zum</text:span><text:span text:style-name="T68"> DeviceServer ge</text:span><text:span text:style-name="T69">schrieben</text:span><text:span text:style-name="T68"><text:line-break/><text:line-break/></text:span><text:span text:style-name="T63">Serveradresse:</text:span><text:span text:style-name="T68"><text:tab/><text:tab/><text:tab/></text:span><text:span text:style-name="T139">My</text:span><text:span text:style-name="T140">Writer</text:span><text:span text:style-name="T139">.DeviceServerURL(URL);<text:line-break/></text:span><text:span text:style-name="T68"><text:line-break/>URL ist die komplette Adresse, siehe Kapitel DeviceServer API als Referenz.<text:line-break/><text:line-break/></text:span><text:span text:style-name="T63">IO Gruppe:</text:span><text:span text:style-name="T68"><text:tab/><text:tab/><text:tab/></text:span><text:span text:style-name="T139">My</text:span><text:span text:style-name="T140">Writer</text:span><text:span text:style-name="T139">.IOGroup(NR);<text:line-break/></text:span><text:span text:style-name="T135"><text:line-break/></text:span><text:span text:style-name="T144">NR ist die IO Group des DeviceServers <text:s/></text:span><text:span text:style-name="T145">in die die Werte geschrieben werden.<text:line-break/><text:line-break/><text:line-break/></text:span><text:span text:style-name="T153">Analog</text:span><text:span text:style-name="T154">DataReader</text:span><text:span text:style-name="T151">:</text:span><text:span text:style-name="T148"><text:line-break/></text:span><text:span text:style-name="T144">Abfrage </text:span><text:span text:style-name="T147">der analogen Werte </text:span><text:span text:style-name="T144">des DeviceServers und Verteilung der gelesenen Werte mit Events<text:line-break/></text:span><text:span text:style-name="T146"><text:line-break/></text:span><text:span text:style-name="T148">A</text:span><text:span text:style-name="T149">ufruf</text:span><text:span text:style-name="T144">: <text:tab/><text:tab/><text:tab/><text:tab/></text:span><text:span text:style-name="T139">var </text:span><text:span text:style-name="T141">MyAnalog</text:span><text:span text:style-name="T139">Reader = new DigitalDataReader();</text:span><text:span text:style-name="T144"><text:line-break/><text:line-break/></text:span><text:soft-page-break/><text:span text:style-name="T152">Setting Parameters</text:span><text:span text:style-name="T144">:<text:line-break/></text:span><text:span text:style-name="T149">Event Zuweisung:</text:span><text:span text:style-name="T144"><text:tab/><text:tab/></text:span><text:span text:style-name="T139">My</text:span><text:span text:style-name="T141">Analog</text:span><text:span text:style-name="T139">Reader.AssignEvent(Signal,EventNr);</text:span><text:span text:style-name="T135"><text:line-break/></text:span><text:span text:style-name="T144"><text:line-break/>Signal = 1-8<text:tab/>Event: eine beliebige eindeutige Nummer<text:line-break/>Jedem DigitalDataReader können 8 Signale zugeordnet werden<text:line-break/><text:line-break/></text:span><text:span text:style-name="T149">Aktualisierungsintervall:</text:span><text:span text:style-name="T144"><text:tab/></text:span><text:span text:style-name="T139">My</text:span><text:span text:style-name="T142">Analog</text:span><text:span text:style-name="T139">Reader.TimerVal(ms);<text:line-break/></text:span><text:span text:style-name="T144"><text:line-break/>alle ms Millisekunden werden die Werte vom DeviceServer gelesen<text:line-break/><text:line-break/></text:span><text:span text:style-name="T149">Serveradresse:</text:span><text:span text:style-name="T144"><text:tab/><text:tab/><text:tab/></text:span><text:span text:style-name="T139">My</text:span><text:span text:style-name="T142">Analog</text:span><text:span text:style-name="T139">Reader.DeviceServerURL(URL);<text:line-break/></text:span><text:span text:style-name="T144"><text:line-break/>URL ist die komplette Adresse, siehe Kapitel DeviceServer API als Referenz.<text:line-break/><text:line-break/></text:span><text:span text:style-name="T149">IO Gruppe:</text:span><text:span text:style-name="T144"><text:tab/><text:tab/><text:tab/></text:span><text:span text:style-name="T139">My</text:span><text:span text:style-name="T142">Analog</text:span><text:span text:style-name="T139">Reader.IOGroup(NR);<text:line-break/></text:span><text:span text:style-name="T135"><text:line-break/></text:span><text:span text:style-name="T144">NR ist die IO Group des DeviceServers die abgefragt wird</text:span><text:span text:style-name="T68"><text:line-break/><text:line-break/><text:line-break/></text:span><text:span text:style-name="T157">Analog</text:span><text:span text:style-name="T155">Data</text:span><text:span text:style-name="T157">Writ</text:span><text:span text:style-name="T156">er</text:span><text:span text:style-name="T155">:</text:span><text:span text:style-name="T62"><text:line-break/></text:span><text:span text:style-name="T69">sendet die per Event empfangenen </text:span><text:span text:style-name="T71">analogen</text:span><text:span text:style-name="T70"> D</text:span><text:span text:style-name="T69">aten an den DeviceServer</text:span><text:span text:style-name="T68"><text:line-break/></text:span><text:span text:style-name="T67"><text:line-break/></text:span><text:span text:style-name="T62">A</text:span><text:span text:style-name="T63">ufruf</text:span><text:span text:style-name="T68">: <text:tab/><text:tab/><text:tab/><text:tab/></text:span><text:span text:style-name="T139">var My</text:span><text:span text:style-name="T142">Analog</text:span><text:span text:style-name="T140">Writer</text:span><text:span text:style-name="T139"> = new </text:span><text:span text:style-name="T142">Analog</text:span><text:span text:style-name="T139">Data</text:span><text:span text:style-name="T142">Writ</text:span><text:span text:style-name="T139">er();</text:span><text:span text:style-name="T68"><text:line-break/><text:line-break/></text:span><text:span text:style-name="T57">Setting Parameters</text:span><text:span text:style-name="T68">:<text:line-break/></text:span><text:span text:style-name="T63">Event Zuweisung:</text:span><text:span text:style-name="T68"><text:tab/><text:tab/></text:span><text:span text:style-name="T139">My</text:span><text:span text:style-name="T142">Analog</text:span><text:span text:style-name="T140">Writer</text:span><text:span text:style-name="T139">.AssignEvent(Signal,EventNr);</text:span><text:span text:style-name="T135"><text:line-break/><text:line-break/></text:span><text:span text:style-name="T71">Signal </text:span><text:span text:style-name="T68">= index in IOGroup; EventNum</text:span><text:span text:style-name="T71">m</text:span><text:span text:style-name="T68">er -&gt; (</text:span><text:span text:style-name="T71">3</text:span><text:span text:style-name="T68">,1) </text:span><text:span text:style-name="T71">bedeutet dritter Wert der IO Group</text:span><text:span text:style-name="T68"> = analog 11 ; event 1, </text:span><text:span text:style-name="T138">wenn </text:span><text:span text:style-name="T139">My</text:span><text:span text:style-name="T143">Analog</text:span><text:span text:style-name="T140">Writer</text:span><text:span text:style-name="T139">.IOGroup(</text:span><text:span text:style-name="T143">1</text:span><text:span text:style-name="T139">); </text:span><text:span text:style-name="T143">ist.</text:span><text:span text:style-name="T68"><text:line-break/> <text:s/><text:line-break/></text:span><text:span text:style-name="T63">Aktualisierungsintervall:</text:span><text:span text:style-name="T68"><text:tab/></text:span><text:span text:style-name="T139">My</text:span><text:span text:style-name="T143">Analog</text:span><text:span text:style-name="T140">Writer</text:span><text:span text:style-name="T139">.TimerVal(ms);<text:line-break/></text:span><text:span text:style-name="T68"><text:line-break/>alle ms Millisekunden werden die Werte </text:span><text:span text:style-name="T69">zum</text:span><text:span text:style-name="T68"> DeviceServer ge</text:span><text:span text:style-name="T69">schrieben</text:span><text:span text:style-name="T68"><text:line-break/><text:line-break/></text:span><text:span text:style-name="T63">Serveradresse:</text:span><text:span text:style-name="T68"><text:tab/><text:tab/><text:tab/></text:span><text:span text:style-name="T139">My</text:span><text:span text:style-name="T143">Analog</text:span><text:span text:style-name="T140">Writer</text:span><text:span text:style-name="T139">.DeviceServerURL(URL);<text:line-break/></text:span><text:span text:style-name="T68"><text:line-break/>URL ist die komplette Adresse, siehe Kapitel DeviceServer API als Referenz.<text:line-break/><text:line-break/></text:span><text:span text:style-name="T63">IO Gruppe:</text:span><text:span text:style-name="T68"><text:tab/><text:tab/><text:tab/></text:span><text:span text:style-name="T139">My</text:span><text:span text:style-name="T143">Analog</text:span><text:span text:style-name="T140">Writer</text:span><text:span text:style-name="T139">.IOGroup(NR);<text:line-break/></text:span><text:span text:style-name="T135"><text:line-break/></text:span><text:span text:style-name="T144">NR ist die IO Group des DeviceServers <text:s/></text:span><text:span text:style-name="T145">in die die Werte geschrieben werden.<text:line-break/></text:span><text:span text:style-name="T68"><text:line-break/></text:span></text:p>
      <text:h text:style-name="P159" text:outline-level="2"><text:bookmark-start text:name="__RefHeading___Toc4025_1914215490"/><text:span text:style-name="T64">3</text:span><text:span text:style-name="T65">) </text:span><text:span text:style-name="T64"><text:s/>Installation von Python und PHP unter Windows 7</text:span><text:bookmark-end text:name="__RefHeading___Toc4025_1914215490"/></text:h>
      <text:h text:style-name="P155" text:outline-level="3"><text:bookmark-start text:name="__RefHeading___Toc4027_1914215490"/>Installation von Python:<text:bookmark-end text:name="__RefHeading___Toc4027_1914215490"/></text:h>
      <text:p text:style-name="P139"/>
      <text:p text:style-name="Text_20_body"><text:span text:style-name="Source_20_Text"><text:span text:style-name="T27">1. Point your web browswer to the download page on the Python website. </text:span></text:span><text:span text:style-name="Source_20_Text"><text:span text:style-name="T29">(https://www.python.org)</text:span></text:span></text:p>
      <text:p text:style-name="Text_20_body"><text:span text:style-name="Source_20_Text"><text:span text:style-name="T27">2. Select the latest Windows x86 MSI Installer (python-3.2.3.msi at the time of this writing) and click on the link to download the .msi installer.</text:span></text:span></text:p>
      <text:p text:style-name="Text_20_body"><text:span text:style-name="Source_20_Text"><text:span text:style-name="T27">3. Run the installer (note: IE 9 will offer you this option when you click on the link).</text:span></text:span></text:p>
      <text:p text:style-name="Text_20_body"><text:span text:style-name="Source_20_Text"><text:span text:style-name="T27">4. Select "Install for all users" (the default option) and click the Next &gt; button.</text:span></text:span></text:p>
      <text:p text:style-name="Text_20_body"><text:span text:style-name="Source_20_Text"><text:span text:style-name="T27">5. Keep the default option (C:\Python32\) as the destination directory and click Next &gt; button again.</text:span></text:span></text:p>
      <text:p text:style-name="Text_20_body"><text:span text:style-name="Source_20_Text"><text:span text:style-name="T27">6. Don't make any changes in the "Customize Python 3.2.3" dialog, just click Next &gt; again.</text:span></text:span></text:p>
      <text:p text:style-name="Text_20_body"><text:span text:style-name="Source_20_Text"><text:span text:style-name="T27">7. Click Yes if asked if this program should be allowed to install software on your system.</text:span></text:span></text:p>
      <text:p text:style-name="Text_20_body"><text:span text:style-name="Source_20_Text"><text:span text:style-name="T27">8. Click the Finish button when installation completes.</text:span></text:span></text:p>
      <text:p text:style-name="P141">ToDo Installation from PIP + setu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TimesCourier" svg:font-family="TimesCourier"/>
    <style:font-face style:name="Courier1" svg:font-family="Courier" style:font-family-generic="modern"/>
    <style:font-face style:name="Times3" svg:font-family="Times" style:font-family-generic="modern"/>
    <style:font-face style:name="Times1" svg:font-family="Times" style:font-family-generic="roman"/>
    <style:font-face style:name="Times New Roman1" svg:font-family="'Times New Roman'" style:font-family-generic="roman"/>
    <style:font-face style:name="Times2"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2"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MT1" style:family="text">
      <style:text-properties fo:color="#808080" fo:font-size="8pt" style:font-size-asian="8pt" style:font-size-complex="8pt"/>
    </style:style>
    <style:style style:name="MT2" style:family="text">
      <style:text-properties fo:color="#808080"/>
    </style:style>
    <style:style style:name="MT3" style:family="text">
      <style:text-properties fo:font-size="7pt" style:font-size-asian="7pt" style:font-size-complex="7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ffffff" style:dynamic-spacing="false" draw:fill="solid" draw:fill-color="#ffffff" draw:opacity="100%"/>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OpenLabTools User Guide</text:title></text:span><text:span text:style-name="MT2"><text:tab/></text:span><text:tab/><text:page-number text:select-page="current">37</text:page-number></text:p>
      </style:header>
      <style:footer>
        <text:p text:style-name="Footer"><text:initial-creator/><text:span text:style-name="MT3"><text:subject>(c) by Hartmut Eilers</text:subjec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Windows_X86_64 LibreOffice_project/aecc05fe267cc68dde00352a451aa867b3b546ac</meta:generator>
    <meta:creation-date>2008-05-07T22:37:11</meta:creation-date>
    <dc:date>2019-10-18T00:14:30.995000000</dc:date>
    <dc:language>de-DE</dc:language>
    <meta:editing-cycles>88</meta:editing-cycles>
    <meta:editing-duration>P8DT10H55M53S</meta:editing-duration>
    <dc:title>OpenLabTools User Guide</dc:title>
    <dc:subject>(c) by Hartmut Eilers</dc:subject>
    <meta:print-date>2019-09-23T11:07:34.424885323</meta:print-date>
    <meta:document-statistic meta:table-count="3" meta:image-count="16" meta:object-count="2" meta:page-count="41" meta:paragraph-count="1016" meta:word-count="11928" meta:character-count="82252" meta:non-whitespace-character-count="6742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5.08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none" fo:border-left="0.74pt solid #000000" fo:border-right="none" fo:border-top="none"/>
    </style:style>
    <style:style style:name="ce3" style:family="table-cell" style:parent-style-name="Default">
      <style:table-cell-properties fo:border-bottom="0.74pt solid #000000" fo:border-left="0.74pt solid #000000" fo:border-right="none" fo:border-top="none"/>
    </style:style>
    <style:style style:name="ce4" style:family="table-cell" style:parent-style-name="Default">
      <style:table-cell-properties fo:border-bottom="0.74pt solid #000000" fo:border-left="none" fo:border-right="none" fo:border-top="0.74pt solid #000000"/>
    </style:style>
    <style:style style:name="ce5" style:family="table-cell" style:parent-style-name="Default">
      <style:table-cell-properties style:diagonal-tl-br="none" fo:background-color="transparent" fo:border="0.74pt solid #000000"/>
    </style:style>
    <style:style style:name="ce6" style:family="table-cell" style:parent-style-name="Default">
      <style:table-cell-properties fo:background-color="#81d41a" style:diagonal-tl-br="none" fo:border="0.74pt solid #000000"/>
    </style:style>
    <style:style style:name="ce7" style:family="table-cell" style:parent-style-name="Default">
      <style:table-cell-properties fo:background-color="#ff0000" style:diagonal-tl-br="none" fo:border="0.74pt solid #000000"/>
    </style:style>
    <style:style style:name="ce8" style:family="table-cell" style:parent-style-name="Default">
      <style:table-cell-properties fo:border-bottom="0.74pt solid #000000" fo:border-left="none" fo:border-right="0.74pt solid #000000" fo:border-top="0.74pt solid #000000"/>
    </style:style>
    <style:style style:name="ce9" style:family="table-cell" style:parent-style-name="Default">
      <style:table-cell-properties fo:border-bottom="none" fo:border-left="none" fo:border-right="0.74pt solid #000000" fo:border-top="none"/>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2"/>
        <table:table-column table:style-name="co2" table:number-columns-repeated="5" table:default-cell-style-name="ce6"/>
        <table:table-row table:style-name="ro1">
          <table:table-cell table:style-name="ce1" office:value-type="string" calcext:value-type="string">
            <text:p>Tool</text:p>
          </table:table-cell>
          <table:table-cell table:style-name="ce4" office:value-type="string" calcext:value-type="string">
            <text:p>Operating System / Plattform</text:p>
          </table:table-cell>
          <table:table-cell table:style-name="ce4" table:number-columns-repeated="3"/>
          <table:table-cell table:style-name="ce8"/>
        </table:table-row>
        <table:table-row table:style-name="ro1">
          <table:table-cell/>
          <table:table-cell table:style-name="Default" table:number-columns-repeated="4"/>
          <table:table-cell table:style-name="ce9"/>
        </table:table-row>
        <table:table-row table:style-name="ro1">
          <table:table-cell/>
          <table:table-cell table:style-name="ce5" office:value-type="string" calcext:value-type="string">
            <text:p>Linux ARM</text:p>
          </table:table-cell>
          <table:table-cell table:style-name="ce5" office:value-type="string" calcext:value-type="string">
            <text:p>Linux i386</text:p>
          </table:table-cell>
          <table:table-cell table:style-name="ce5" office:value-type="string" calcext:value-type="string">
            <text:p>Linux iA64</text:p>
          </table:table-cell>
          <table:table-cell table:style-name="ce5" office:value-type="string" calcext:value-type="string">
            <text:p>Win X86</text:p>
          </table:table-cell>
          <table:table-cell table:style-name="ce5" office:value-type="string" calcext:value-type="string">
            <text:p>Mac OS-X</text:p>
          </table:table-cell>
        </table:table-row>
        <table:table-row table:style-name="ro1">
          <table:table-cell/>
          <table:table-cell table:style-name="ce5" table:number-columns-repeated="5"/>
        </table:table-row>
        <table:table-row table:style-name="ro1">
          <table:table-cell office:value-type="string" calcext:value-type="string">
            <text:p>DeviceServer</text:p>
          </table:table-cell>
          <table:table-cell table:number-columns-repeated="4"/>
          <table:table-cell office:value-type="float" office:value="1" calcext:value-type="float">
            <text:p>1</text:p>
          </table:table-cell>
        </table:table-row>
        <table:table-row table:style-name="ro1">
          <table:table-cell office:value-type="string" calcext:value-type="string">
            <text:p>Datalogger</text:p>
          </table:table-cell>
          <table:table-cell table:number-columns-repeated="4"/>
          <table:table-cell office:value-type="float" office:value="1" calcext:value-type="float">
            <text:p>1</text:p>
          </table:table-cell>
        </table:table-row>
        <table:table-row table:style-name="ro1">
          <table:table-cell office:value-type="string" calcext:value-type="string">
            <text:p>Oszi</text:p>
          </table:table-cell>
          <table:table-cell table:number-columns-repeated="4"/>
          <table:table-cell office:value-type="float" office:value="1" calcext:value-type="float">
            <text:p>1</text:p>
          </table:table-cell>
        </table:table-row>
        <table:table-row table:style-name="ro1">
          <table:table-cell office:value-type="string" calcext:value-type="string">
            <text:p>OpenLabCalc</text:p>
          </table:table-cell>
          <table:table-cell table:number-columns-repeated="4"/>
          <table:table-cell office:value-type="float" office:value="1" calcext:value-type="float">
            <text:p>1</text:p>
          </table:table-cell>
        </table:table-row>
        <table:table-row table:style-name="ro1">
          <table:table-cell office:value-type="string" calcext:value-type="string">
            <text:p>SPS</text:p>
          </table:table-cell>
          <table:table-cell table:number-columns-repeated="4"/>
          <table:table-cell office:value-type="float" office:value="1" calcext:value-type="float">
            <text:p>1</text:p>
          </table:table-cell>
        </table:table-row>
        <table:table-row table:style-name="ro1">
          <table:table-cell office:value-type="string" calcext:value-type="string">
            <text:p>LogicSim</text:p>
          </table:table-cell>
          <table:table-cell table:number-columns-repeated="4"/>
          <table:table-cell office:value-type="float" office:value="1" calcext:value-type="float">
            <text:p>1</text:p>
          </table:table-cell>
        </table:table-row>
        <table:table-row table:style-name="ro1">
          <table:table-cell table:style-name="ce3" office:value-type="string" calcext:value-type="string">
            <text:p>ObejectRecognition</text:p>
          </table:table-cell>
          <table:table-cell table:number-columns-repeated="3"/>
          <table:table-cell table:number-columns-repeated="2" table:style-name="ce7" office:value-type="float" office:value="2" calcext:value-type="float">
            <text:p>2</text:p>
          </table:table-cell>
        </table:table-row>
        <table:table-row table:style-name="ro1">
          <table:table-cell table:style-name="ce3" office:value-type="string" calcext:value-type="string">
            <text:p>Mqtt-exec</text:p>
          </table:table-cell>
          <table:table-cell table:number-columns-repeated="3"/>
          <table:table-cell table:style-name="ce7" table:number-columns-repeated="2"/>
        </table:table-row>
        <table:table-row table:style-name="ro1" table:number-rows-repeated="2">
          <table:table-cell table:style-name="Default" table:number-columns-repeated="6"/>
        </table:table-row>
        <table:table-row table:style-name="ro1">
          <table:table-cell table:style-name="Default" office:value-type="string" calcext:value-type="string">
            <text:p>Notes</text:p>
          </table:table-cell>
          <table:table-cell table:style-name="Default" office:value-type="float" office:value="1" calcext:value-type="float">
            <text:p>1</text:p>
          </table:table-cell>
          <table:table-cell table:style-name="Default" office:value-type="string" calcext:value-type="string">
            <text:p>no prebuild binary packages ( available source only )</text:p>
          </table:table-cell>
          <table:table-cell table:style-name="Default" table:number-columns-repeated="3"/>
        </table:table-row>
        <table:table-row table:style-name="ro1">
          <table:table-cell table:style-name="Default"/>
          <table:table-cell table:style-name="Default" office:value-type="float" office:value="2" calcext:value-type="float">
            <text:p>2</text:p>
          </table:table-cell>
          <table:table-cell table:style-name="Default" office:value-type="string" calcext:value-type="string">
            <text:p>no support planned</text:p>
          </table:table-cell>
          <table:table-cell table:style-name="Default"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23:11:19.312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2.37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none" fo:border-left="0.74pt solid #000000" fo:border-right="none" fo:border-top="none"/>
    </style:style>
    <style:style style:name="ce3" style:family="table-cell" style:parent-style-name="Default">
      <style:table-cell-properties fo:border="0.74pt solid #000000"/>
    </style:style>
    <style:style style:name="ce4" style:family="table-cell" style:parent-style-name="Default">
      <style:table-cell-properties fo:background-color="#81d41a"/>
    </style:style>
    <style:style style:name="ce5" style:family="table-cell" style:parent-style-name="Default">
      <style:table-cell-properties fo:background-color="#d4ea6b"/>
    </style:style>
    <style:style style:name="ce6" style:family="table-cell" style:parent-style-name="Default">
      <style:table-cell-properties fo:background-color="#ff0000"/>
    </style:style>
    <style:style style:name="ce7" style:family="table-cell" style:parent-style-name="Default">
      <style:table-cell-properties fo:border-bottom="0.74pt solid #000000" fo:border-left="none" fo:border-right="none" fo:border-top="0.74pt solid #000000"/>
    </style:style>
    <style:style style:name="ce8" style:family="table-cell" style:parent-style-name="Default">
      <style:table-cell-properties fo:background-color="#81d41a" fo:border="0.74pt solid #000000"/>
    </style:style>
    <style:style style:name="ce9" style:family="table-cell" style:parent-style-name="Default">
      <style:table-cell-properties fo:background-color="#ff0000" fo:border="0.74pt solid #000000"/>
    </style:style>
    <style:style style:name="ce10" style:family="table-cell" style:parent-style-name="Default">
      <style:table-cell-properties fo:background-color="#d4ea6b" fo:border="0.74pt solid #000000"/>
    </style:style>
    <style:style style:name="ce11"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3"/>
        <table:table-column table:style-name="co2" table:number-columns-repeated="5" table:default-cell-style-name="Default"/>
        <table:table-column table:style-name="co2" table:default-cell-style-name="ce3"/>
        <table:table-row table:style-name="ro1">
          <table:table-cell table:style-name="ce1" office:value-type="string" calcext:value-type="string">
            <text:p>Hardware</text:p>
          </table:table-cell>
          <table:table-cell table:style-name="ce7" office:value-type="string" calcext:value-type="string">
            <text:p>Operating System Platform</text:p>
          </table:table-cell>
          <table:table-cell table:style-name="ce7" table:number-columns-repeated="4"/>
          <table:table-cell table:style-name="ce11" office:value-type="string" calcext:value-type="string">
            <text:p>Notes</text:p>
          </table:table-cell>
        </table:table-row>
        <table:table-row table:style-name="ro1">
          <table:table-cell table:style-name="ce2"/>
          <table:table-cell table:style-name="ce3" table:number-columns-repeated="5"/>
          <table:table-cell/>
        </table:table-row>
        <table:table-row table:style-name="ro1">
          <table:table-cell table:style-name="ce2"/>
          <table:table-cell table:style-name="ce3" office:value-type="string" calcext:value-type="string">
            <text:p>Linux ARM</text:p>
          </table:table-cell>
          <table:table-cell table:style-name="ce3" office:value-type="string" calcext:value-type="string">
            <text:p>Linux i386</text:p>
          </table:table-cell>
          <table:table-cell table:style-name="ce3" office:value-type="string" calcext:value-type="string">
            <text:p>Linux iA64</text:p>
          </table:table-cell>
          <table:table-cell table:style-name="ce3" office:value-type="string" calcext:value-type="string">
            <text:p>Win X86</text:p>
          </table:table-cell>
          <table:table-cell table:style-name="ce3" office:value-type="string" calcext:value-type="string">
            <text:p>Mac OS-X</text:p>
          </table:table-cell>
          <table:table-cell/>
        </table:table-row>
        <table:table-row table:style-name="ro1">
          <table:table-cell table:style-name="ce2"/>
          <table:table-cell table:style-name="ce3" table:number-columns-repeated="5"/>
          <table:table-cell/>
        </table:table-row>
        <table:table-row table:style-name="ro1">
          <table:table-cell office:value-type="string" calcext:value-type="string">
            <text:p>Random</text:p>
          </table:table-cell>
          <table:table-cell table:number-columns-repeated="4" table:style-name="ce8" office:value-type="float" office:value="3" calcext:value-type="float">
            <text:p>3</text:p>
          </table:table-cell>
          <table:table-cell table:style-name="ce8" office:value-type="float" office:value="2.3" calcext:value-type="float">
            <text:p>2,3</text:p>
          </table:table-cell>
          <table:table-cell/>
        </table:table-row>
        <table:table-row table:style-name="ro1">
          <table:table-cell office:value-type="string" calcext:value-type="string">
            <text:p>Joystick</text:p>
          </table:table-cell>
          <table:table-cell table:style-name="ce8" table:number-columns-repeated="3"/>
          <table:table-cell table:style-name="ce9" table:number-columns-repeated="2"/>
          <table:table-cell/>
        </table:table-row>
        <table:table-row table:style-name="ro1">
          <table:table-cell office:value-type="string" calcext:value-type="string">
            <text:p>Parallel Port</text:p>
          </table:table-cell>
          <table:table-cell table:style-name="ce9"/>
          <table:table-cell table:number-columns-repeated="2" table:style-name="ce10" office:value-type="float" office:value="1" calcext:value-type="float">
            <text:p>1</text:p>
          </table:table-cell>
          <table:table-cell table:style-name="ce9" table:number-columns-repeated="2"/>
          <table:table-cell office:value-type="float" office:value="1" calcext:value-type="float">
            <text:p>1</text:p>
          </table:table-cell>
        </table:table-row>
        <table:table-row table:style-name="ro1">
          <table:table-cell office:value-type="string" calcext:value-type="string">
            <text:p>PIO (ISA)</text:p>
          </table:table-cell>
          <table:table-cell table:style-name="ce9"/>
          <table:table-cell table:number-columns-repeated="2" table:style-name="ce10" office:value-type="float" office:value="1" calcext:value-type="float">
            <text:p>1</text:p>
          </table:table-cell>
          <table:table-cell table:style-name="ce9" table:number-columns-repeated="2"/>
          <table:table-cell office:value-type="float" office:value="1" calcext:value-type="float">
            <text:p>1</text:p>
          </table:table-cell>
        </table:table-row>
        <table:table-row table:style-name="ro1">
          <table:table-cell office:value-type="string" calcext:value-type="string">
            <text:p>HTTP</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gents</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Kolter PIO</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Kolter Opto</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Kolter Analog</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IO-Warrior</text:p>
          </table:table-cell>
          <table:table-cell table:number-columns-repeated="5" table:style-name="ce8" office:value-type="float" office:value="4" calcext:value-type="float">
            <text:p>4</text:p>
          </table:table-cell>
          <table:table-cell/>
        </table:table-row>
        <table:table-row table:style-name="ro1">
          <table:table-cell office:value-type="string" calcext:value-type="string">
            <text:p>BMCM USB-PIO</text:p>
          </table:table-cell>
          <table:table-cell table:style-name="ce9"/>
          <table:table-cell table:style-name="ce8" table:number-columns-repeated="3"/>
          <table:table-cell table:style-name="ce8" office:value-type="float" office:value="2" calcext:value-type="float">
            <text:p>2</text:p>
          </table:table-cell>
          <table:table-cell/>
        </table:table-row>
        <table:table-row table:style-name="ro1">
          <table:table-cell office:value-type="string" calcext:value-type="string">
            <text:p>BMCM USB-AD</text:p>
          </table:table-cell>
          <table:table-cell table:style-name="ce9"/>
          <table:table-cell table:style-name="ce8" table:number-columns-repeated="3"/>
          <table:table-cell table:style-name="ce8" office:value-type="float" office:value="2" calcext:value-type="float">
            <text:p>2</text:p>
          </table:table-cell>
          <table:table-cell/>
        </table:table-row>
        <table:table-row table:style-name="ro1">
          <table:table-cell office:value-type="string" calcext:value-type="string">
            <text:p>USB8</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VR-NET-IO</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RM GPIO</text:p>
          </table:table-cell>
          <table:table-cell table:style-name="ce8"/>
          <table:table-cell table:style-name="ce9" table:number-columns-repeated="4"/>
          <table:table-cell/>
        </table:table-row>
        <table:table-row table:style-name="ro1">
          <table:table-cell office:value-type="string" calcext:value-type="string">
            <text:p>MQTT</text:p>
          </table:table-cell>
          <table:table-cell table:style-name="ce8" table:number-columns-repeated="3"/>
          <table:table-cell table:style-name="ce9" table:number-columns-repeated="2"/>
          <table:table-cell office:value-type="float" office:value="5" calcext:value-type="float">
            <text:p>5</text:p>
          </table:table-cell>
        </table:table-row>
        <table:table-row table:style-name="ro1">
          <table:table-cell table:style-name="Default"/>
          <table:table-cell table:number-columns-repeated="5"/>
          <table:table-cell table:style-name="Default"/>
        </table:table-row>
        <table:table-row table:style-name="ro1">
          <table:table-cell table:style-name="ce4"/>
          <table:table-cell/>
          <table:table-cell office:value-type="string" calcext:value-type="string">
            <text:p>Working &amp; test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ce5"/>
          <table:table-cell/>
          <table:table-cell office:value-type="string" calcext:value-type="string">
            <text:p>tested in older Release &amp; unchang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ce6"/>
          <table:table-cell/>
          <table:table-cell office:value-type="string" calcext:value-type="string">
            <text:p>unsupport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Default" office:value-type="string" calcext:value-type="string">
            <text:p>Notes</text:p>
          </table:table-cell>
          <table:table-cell office:value-type="float" office:value="1" calcext:value-type="float">
            <text:p>1</text:p>
          </table:table-cell>
          <table:table-cell office:value-type="string" calcext:value-type="string">
            <text:p>deprecated no further testing and support *</text:p>
          </table:table-cell>
          <table:table-cell table:number-columns-repeated="3"/>
          <table:table-cell table:style-name="Default"/>
        </table:table-row>
        <table:table-row table:style-name="ro1">
          <table:table-cell table:style-name="Default"/>
          <table:table-cell office:value-type="float" office:value="2" calcext:value-type="float">
            <text:p>2</text:p>
          </table:table-cell>
          <table:table-cell office:value-type="string" calcext:value-type="string">
            <text:p>not released as prebuild binary ( source only)</text:p>
          </table:table-cell>
          <table:table-cell table:number-columns-repeated="3"/>
          <table:table-cell table:style-name="Default"/>
        </table:table-row>
        <table:table-row table:style-name="ro1">
          <table:table-cell table:style-name="Default"/>
          <table:table-cell office:value-type="float" office:value="3" calcext:value-type="float">
            <text:p>3</text:p>
          </table:table-cell>
          <table:table-cell office:value-type="string" calcext:value-type="string">
            <text:p>for testing and demo purposes</text:p>
          </table:table-cell>
          <table:table-cell table:number-columns-repeated="3"/>
          <table:table-cell table:style-name="Default"/>
        </table:table-row>
        <table:table-row table:style-name="ro1">
          <table:table-cell table:style-name="Default"/>
          <table:table-cell office:value-type="float" office:value="4" calcext:value-type="float">
            <text:p>4</text:p>
          </table:table-cell>
          <table:table-cell office:value-type="string" calcext:value-type="string">
            <text:p>Iow-40 supported IOW24 &amp; IOW56 alpha</text:p>
          </table:table-cell>
          <table:table-cell table:number-columns-repeated="3"/>
          <table:table-cell table:style-name="Default"/>
        </table:table-row>
        <table:table-row table:style-name="ro1">
          <table:table-cell table:style-name="Default"/>
          <table:table-cell office:value-type="float" office:value="5" calcext:value-type="float">
            <text:p>5</text:p>
          </table:table-cell>
          <table:table-cell office:value-type="string" calcext:value-type="string">
            <text:p>only the DeviceServer supports MQTT</text:p>
          </table:table-cell>
          <table:table-cell table:number-columns-repeated="3"/>
          <table:table-cell table:style-name="Default"/>
        </table:table-row>
        <table:table-row table:style-name="ro1">
          <table:table-cell table:style-name="Default" office:value-type="string" calcext:value-type="string">
            <text:p>* stays in distribution until it breaks</text:p>
          </table:table-cell>
          <table:table-cell table:number-columns-repeated="5"/>
          <table:table-cell table:style-name="Default"/>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23:11:53.359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